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4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_DFT_output_record1s_all_ftRange800hz_step100" table:style-name="ta1">
        <table:shapes>
          <draw:frame draw:z-index="0" draw:style-name="gr1" draw:text-style-name="P1" svg:width="453.6pt" svg:height="255.23pt" svg:x="466.02pt" svg:y="13058.28pt">
            <loext:p draw:notify-on-update-of-ranges="660hz__DFT_output_record1s_all_ftRange800hz_step100.A1022:660hz__DFT_output_record1s_all_ftRange800hz_step100.A1341 660hz__DFT_output_record1s_all_ftRange800hz_step100.B1022:660hz__DFT_output_record1s_all_ftRange800hz_step100.B13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3pt" svg:x="509.53pt" svg:y="13390.33pt">
            <loext:p draw:notify-on-update-of-ranges="660hz__DFT_output_record1s_all_ftRange800hz_step100.C1022:660hz__DFT_output_record1s_all_ftRange800hz_step100.C1029 660hz__DFT_output_record1s_all_ftRange800hz_step100.F1022:660hz__DFT_output_record1s_all_ftRange800hz_step100.F10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pt" svg:height="255.26pt" svg:x="539.8pt" svg:y="30237.36pt">
            <loext:p draw:notify-on-update-of-ranges="660hz__DFT_output_record1s_all_ftRange800hz_step100.A2364:660hz__DFT_output_record1s_all_ftRange800hz_step100.A2683 660hz__DFT_output_record1s_all_ftRange800hz_step100.B2364:660hz__DFT_output_record1s_all_ftRange800hz_step100.B26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pt" svg:height="255.26pt" svg:x="522.71pt" svg:y="30520.46pt">
            <loext:p draw:notify-on-update-of-ranges="660hz__DFT_output_record1s_all_ftRange800hz_step100.C2364:660hz__DFT_output_record1s_all_ftRange800hz_step100.C2371 660hz__DFT_output_record1s_all_ftRange800hz_step100.F2364:660hz__DFT_output_record1s_all_ftRange800hz_step100.F23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number-columns-repeated="992" table:default-cell-style-name="Default"/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<text:s/>13Sleep 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fter Sleep 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ght Off All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Recording starting in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<text:s/>0Sleep 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ycle 0 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Cycle 0 </text:p>
          </table:table-cell>
          <table:table-cell office:value-type="string" calcext:value-type="string">
            <text:p><text:s/>Input end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start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430" calcext:value-type="float">
            <text:p>-1430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370" calcext:value-type="float">
            <text:p>-1370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368" calcext:value-type="float">
            <text:p>-1368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369" calcext:value-type="float">
            <text:p>-1369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438" calcext:value-type="float">
            <text:p>-1438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414" calcext:value-type="float">
            <text:p>-1414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369" calcext:value-type="float">
            <text:p>-1369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370" calcext:value-type="float">
            <text:p>-1370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370" calcext:value-type="float">
            <text:p>-1370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370" calcext:value-type="float">
            <text:p>-1370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368" calcext:value-type="float">
            <text:p>-1368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365" calcext:value-type="float">
            <text:p>-1365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364" calcext:value-type="float">
            <text:p>-1364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366" calcext:value-type="float">
            <text:p>-1366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366" calcext:value-type="float">
            <text:p>-1366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364" calcext:value-type="float">
            <text:p>-1364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364" calcext:value-type="float">
            <text:p>-1364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438" calcext:value-type="float">
            <text:p>-1438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368" calcext:value-type="float">
            <text:p>-1368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364" calcext:value-type="float">
            <text:p>-1364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365" calcext:value-type="float">
            <text:p>-1365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369" calcext:value-type="float">
            <text:p>-1369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370" calcext:value-type="float">
            <text:p>-1370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438" calcext:value-type="float">
            <text:p>-1438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414" calcext:value-type="float">
            <text:p>-1414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599" calcext:value-type="float">
            <text:p>-1599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7" calcext:value-type="float">
            <text:p>-1597</text:p>
          </table:table-cell>
          <table:table-cell office:value-type="float" office:value="-1586" calcext:value-type="float">
            <text:p>-1586</text:p>
          </table:table-cell>
          <table:table-cell office:value-type="float" office:value="-1568" calcext:value-type="float">
            <text:p>-1568</text:p>
          </table:table-cell>
          <table:table-cell office:value-type="float" office:value="-1551" calcext:value-type="float">
            <text:p>-1551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6" calcext:value-type="float">
            <text:p>-1536</text:p>
          </table:table-cell>
          <table:table-cell office:value-type="float" office:value="-1529" calcext:value-type="float">
            <text:p>-1529</text:p>
          </table:table-cell>
          <table:table-cell office:value-type="float" office:value="-1514" calcext:value-type="float">
            <text:p>-1514</text:p>
          </table:table-cell>
          <table:table-cell office:value-type="float" office:value="-1492" calcext:value-type="float">
            <text:p>-1492</text:p>
          </table:table-cell>
          <table:table-cell office:value-type="float" office:value="-1474" calcext:value-type="float">
            <text:p>-1474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5" calcext:value-type="float">
            <text:p>-1455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6" calcext:value-type="float">
            <text:p>-1436</text:p>
          </table:table-cell>
          <table:table-cell office:value-type="float" office:value="-1423" calcext:value-type="float">
            <text:p>-142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3" calcext:value-type="float">
            <text:p>-1403</text:p>
          </table:table-cell>
          <table:table-cell table:number-columns-repeated="2" office:value-type="float" office:value="-1406" calcext:value-type="float">
            <text:p>-1406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0" calcext:value-type="float">
            <text:p>-1380</text:p>
          </table:table-cell>
          <table:table-cell table:number-columns-repeated="2" office:value-type="float" office:value="-1375" calcext:value-type="float">
            <text:p>-1375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9" calcext:value-type="float">
            <text:p>-1389</text:p>
          </table:table-cell>
          <table:table-cell office:value-type="float" office:value="-1403" calcext:value-type="float">
            <text:p>-1403</text:p>
          </table:table-cell>
          <table:table-cell office:value-type="float" office:value="-1421" calcext:value-type="float">
            <text:p>-1421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3" calcext:value-type="float">
            <text:p>-1453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2" calcext:value-type="float">
            <text:p>-1472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3" calcext:value-type="float">
            <text:p>-1503</text:p>
          </table:table-cell>
          <table:table-cell office:value-type="float" office:value="-1512" calcext:value-type="float">
            <text:p>-1512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1" calcext:value-type="float">
            <text:p>-1521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5" calcext:value-type="float">
            <text:p>-1545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8" calcext:value-type="float">
            <text:p>-1568</text:p>
          </table:table-cell>
          <table:table-cell table:number-columns-repeated="2" office:value-type="float" office:value="-1574" calcext:value-type="float">
            <text:p>-1574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8" calcext:value-type="float">
            <text:p>-1598</text:p>
          </table:table-cell>
          <table:table-cell table:number-columns-repeated="2" office:value-type="float" office:value="-1600" calcext:value-type="float">
            <text:p>-1600</text:p>
          </table:table-cell>
          <table:table-cell office:value-type="float" office:value="-1601" calcext:value-type="float">
            <text:p>-1601</text:p>
          </table:table-cell>
          <table:table-cell table:number-columns-repeated="2" office:value-type="float" office:value="-1602" calcext:value-type="float">
            <text:p>-1602</text:p>
          </table:table-cell>
          <table:table-cell office:value-type="float" office:value="-1596" calcext:value-type="float">
            <text:p>-1596</text:p>
          </table:table-cell>
          <table:table-cell office:value-type="float" office:value="-1579" calcext:value-type="float">
            <text:p>-1579</text:p>
          </table:table-cell>
          <table:table-cell office:value-type="float" office:value="-1559" calcext:value-type="float">
            <text:p>-1559</text:p>
          </table:table-cell>
          <table:table-cell office:value-type="float" office:value="-1545" calcext:value-type="float">
            <text:p>-1545</text:p>
          </table:table-cell>
          <table:table-cell office:value-type="float" office:value="-1538" calcext:value-type="float">
            <text:p>-1538</text:p>
          </table:table-cell>
          <table:table-cell table:number-columns-repeated="2" office:value-type="float" office:value="-1537" calcext:value-type="float">
            <text:p>-1537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3" calcext:value-type="float">
            <text:p>-1523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4" calcext:value-type="float">
            <text:p>-1464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5" calcext:value-type="float">
            <text:p>-145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6" calcext:value-type="float">
            <text:p>-1416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6" calcext:value-type="float">
            <text:p>-1406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3" calcext:value-type="float">
            <text:p>-1383</text:p>
          </table:table-cell>
          <table:table-cell table:number-columns-repeated="2" office:value-type="float" office:value="-1380" calcext:value-type="float">
            <text:p>-1380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3" calcext:value-type="float">
            <text:p>-1383</text:p>
          </table:table-cell>
          <table:table-cell office:value-type="float" office:value="-1395" calcext:value-type="float">
            <text:p>-1395</text:p>
          </table:table-cell>
          <table:table-cell office:value-type="float" office:value="-1413" calcext:value-type="float">
            <text:p>-1413</text:p>
          </table:table-cell>
          <table:table-cell office:value-type="float" office:value="-1432" calcext:value-type="float">
            <text:p>-1432</text:p>
          </table:table-cell>
          <table:table-cell office:value-type="float" office:value="-1445" calcext:value-type="float">
            <text:p>-1445</text:p>
          </table:table-cell>
          <table:table-cell table:number-columns-repeated="3" office:value-type="float" office:value="-1449" calcext:value-type="float">
            <text:p>-1449</text:p>
          </table:table-cell>
          <table:table-cell office:value-type="float" office:value="-1455" calcext:value-type="float">
            <text:p>-1455</text:p>
          </table:table-cell>
          <table:table-cell office:value-type="float" office:value="-1467" calcext:value-type="float">
            <text:p>-146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3" calcext:value-type="float">
            <text:p>-1513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9" calcext:value-type="float">
            <text:p>-1529</text:p>
          </table:table-cell>
          <table:table-cell office:value-type="float" office:value="-1543" calcext:value-type="float">
            <text:p>-1543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5" calcext:value-type="float">
            <text:p>-1595</text:p>
          </table:table-cell>
          <table:table-cell table:number-columns-repeated="2" office:value-type="float" office:value="-1603" calcext:value-type="float">
            <text:p>-1603</text:p>
          </table:table-cell>
          <table:table-cell table:number-columns-repeated="2" office:value-type="float" office:value="-1602" calcext:value-type="float">
            <text:p>-1602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2" calcext:value-type="float">
            <text:p>-1572</text:p>
          </table:table-cell>
          <table:table-cell office:value-type="float" office:value="-1552" calcext:value-type="float">
            <text:p>-1552</text:p>
          </table:table-cell>
          <table:table-cell office:value-type="float" office:value="-1541" calcext:value-type="float">
            <text:p>-1541</text:p>
          </table:table-cell>
          <table:table-cell office:value-type="float" office:value="-1540" calcext:value-type="float">
            <text:p>-1540</text:p>
          </table:table-cell>
          <table:table-cell table:number-columns-repeated="2" office:value-type="float" office:value="-1541" calcext:value-type="float">
            <text:p>-1541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0" calcext:value-type="float">
            <text:p>-1500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4" calcext:value-type="float">
            <text:p>-1464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9" calcext:value-type="float">
            <text:p>-1389</text:p>
          </table:table-cell>
          <table:table-cell office:value-type="float" office:value="-1407" calcext:value-type="float">
            <text:p>-1407</text:p>
          </table:table-cell>
          <table:table-cell office:value-type="float" office:value="-1424" calcext:value-type="float">
            <text:p>-1424</text:p>
          </table:table-cell>
          <table:table-cell office:value-type="float" office:value="-1435" calcext:value-type="float">
            <text:p>-1435</text:p>
          </table:table-cell>
          <table:table-cell office:value-type="float" office:value="-1441" calcext:value-type="float">
            <text:p>-1441</text:p>
          </table:table-cell>
          <table:table-cell table:number-columns-repeated="2" office:value-type="float" office:value="-1442" calcext:value-type="float">
            <text:p>-1442</text:p>
          </table:table-cell>
          <table:table-cell office:value-type="float" office:value="-1446" calcext:value-type="float">
            <text:p>-1446</text:p>
          </table:table-cell>
          <table:table-cell office:value-type="float" office:value="-1457" calcext:value-type="float">
            <text:p>-1457</text:p>
          </table:table-cell>
          <table:table-cell office:value-type="float" office:value="-1471" calcext:value-type="float">
            <text:p>-1471</text:p>
          </table:table-cell>
          <table:table-cell office:value-type="float" office:value="-1485" calcext:value-type="float">
            <text:p>-1485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6" calcext:value-type="float">
            <text:p>-1506</text:p>
          </table:table-cell>
          <table:table-cell office:value-type="float" office:value="-1513" calcext:value-type="float">
            <text:p>-1513</text:p>
          </table:table-cell>
          <table:table-cell office:value-type="float" office:value="-1520" calcext:value-type="float">
            <text:p>-1520</text:p>
          </table:table-cell>
          <table:table-cell office:value-type="float" office:value="-1532" calcext:value-type="float">
            <text:p>-1532</text:p>
          </table:table-cell>
          <table:table-cell office:value-type="float" office:value="-1547" calcext:value-type="float">
            <text:p>-1547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3" calcext:value-type="float">
            <text:p>-1563</text:p>
          </table:table-cell>
          <table:table-cell office:value-type="float" office:value="-1561" calcext:value-type="float">
            <text:p>-1561</text:p>
          </table:table-cell>
          <table:table-cell office:value-type="float" office:value="-1560" calcext:value-type="float">
            <text:p>-1560</text:p>
          </table:table-cell>
          <table:table-cell office:value-type="float" office:value="-1565" calcext:value-type="float">
            <text:p>-156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9" calcext:value-type="float">
            <text:p>-1589</text:p>
          </table:table-cell>
          <table:table-cell table:number-columns-repeated="3" office:value-type="float" office:value="-1592" calcext:value-type="float">
            <text:p>-1592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2" calcext:value-type="float">
            <text:p>-1582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5" calcext:value-type="float">
            <text:p>-1545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9" calcext:value-type="float">
            <text:p>-1529</text:p>
          </table:table-cell>
          <table:table-cell office:value-type="float" office:value="-1531" calcext:value-type="float">
            <text:p>-1531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8" calcext:value-type="float">
            <text:p>-1488</text:p>
          </table:table-cell>
          <table:table-cell office:value-type="float" office:value="-1470" calcext:value-type="float">
            <text:p>-1470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8" calcext:value-type="float">
            <text:p>-1448</text:p>
          </table:table-cell>
          <table:table-cell office:value-type="float" office:value="-1442" calcext:value-type="float">
            <text:p>-1442</text:p>
          </table:table-cell>
          <table:table-cell office:value-type="float" office:value="-1430" calcext:value-type="float">
            <text:p>-1430</text:p>
          </table:table-cell>
          <table:table-cell office:value-type="float" office:value="-1415" calcext:value-type="float">
            <text:p>-1415</text:p>
          </table:table-cell>
          <table:table-cell office:value-type="float" office:value="-1403" calcext:value-type="float">
            <text:p>-1403</text:p>
          </table:table-cell>
          <table:table-cell table:number-columns-repeated="2" office:value-type="float" office:value="-1396" calcext:value-type="float">
            <text:p>-1396</text:p>
          </table:table-cell>
          <table:table-cell table:number-columns-repeated="2" office:value-type="float" office:value="-1399" calcext:value-type="float">
            <text:p>-1399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6" calcext:value-type="float">
            <text:p>-1386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0" calcext:value-type="float">
            <text:p>-1370</text:p>
          </table:table-cell>
          <table:table-cell office:value-type="float" office:value="-1368" calcext:value-type="float">
            <text:p>-1368</text:p>
          </table:table-cell>
          <table:table-cell office:value-type="float" office:value="-1369" calcext:value-type="float">
            <text:p>-1369</text:p>
          </table:table-cell>
          <table:table-cell table:number-columns-repeated="3" office:value-type="float" office:value="-1373" calcext:value-type="float">
            <text:p>-1373</text:p>
          </table:table-cell>
          <table:table-cell office:value-type="float" office:value="-1379" calcext:value-type="float">
            <text:p>-1379</text:p>
          </table:table-cell>
          <table:table-cell office:value-type="float" office:value="-1393" calcext:value-type="float">
            <text:p>-139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7" calcext:value-type="float">
            <text:p>-1427</text:p>
          </table:table-cell>
          <table:table-cell office:value-type="float" office:value="-1438" calcext:value-type="float">
            <text:p>-1438</text:p>
          </table:table-cell>
          <table:table-cell table:number-columns-repeated="2" office:value-type="float" office:value="-1443" calcext:value-type="float">
            <text:p>-1443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0" calcext:value-type="float">
            <text:p>-1450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7" calcext:value-type="float">
            <text:p>-1477</text:p>
          </table:table-cell>
          <table:table-cell office:value-type="float" office:value="-1491" calcext:value-type="float">
            <text:p>-1491</text:p>
          </table:table-cell>
          <table:table-cell office:value-type="float" office:value="-1503" calcext:value-type="float">
            <text:p>-1503</text:p>
          </table:table-cell>
          <table:table-cell office:value-type="float" office:value="-1510" calcext:value-type="float">
            <text:p>-1510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6" calcext:value-type="float">
            <text:p>-153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60" calcext:value-type="float">
            <text:p>-1560</text:p>
          </table:table-cell>
          <table:table-cell table:number-columns-repeated="2" office:value-type="float" office:value="-1565" calcext:value-type="float">
            <text:p>-1565</text:p>
          </table:table-cell>
          <table:table-cell table:number-columns-repeated="2" office:value-type="float" office:value="-1562" calcext:value-type="float">
            <text:p>-156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0" calcext:value-type="float">
            <text:p>-1590</text:p>
          </table:table-cell>
          <table:table-cell table:number-columns-repeated="2" office:value-type="float" office:value="-1591" calcext:value-type="float">
            <text:p>-1591</text:p>
          </table:table-cell>
          <table:table-cell office:value-type="float" office:value="-1592" calcext:value-type="float">
            <text:p>-1592</text:p>
          </table:table-cell>
          <table:table-cell table:number-columns-repeated="2" office:value-type="float" office:value="-1593" calcext:value-type="float">
            <text:p>-1593</text:p>
          </table:table-cell>
          <table:table-cell office:value-type="float" office:value="-1587" calcext:value-type="float">
            <text:p>-158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57" calcext:value-type="float">
            <text:p>-1557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2" calcext:value-type="float">
            <text:p>-1532</text:p>
          </table:table-cell>
          <table:table-cell table:number-columns-repeated="2" office:value-type="float" office:value="-1531" calcext:value-type="float">
            <text:p>-1531</text:p>
          </table:table-cell>
          <table:table-cell office:value-type="float" office:value="-1525" calcext:value-type="float">
            <text:p>-1525</text:p>
          </table:table-cell>
          <table:table-cell office:value-type="float" office:value="-1515" calcext:value-type="float">
            <text:p>-1515</text:p>
          </table:table-cell>
          <table:table-cell office:value-type="float" office:value="-1500" calcext:value-type="float">
            <text:p>-1500</text:p>
          </table:table-cell>
          <table:table-cell office:value-type="float" office:value="-1481" calcext:value-type="float">
            <text:p>-1481</text:p>
          </table:table-cell>
          <table:table-cell office:value-type="float" office:value="-1466" calcext:value-type="float">
            <text:p>-1466</text:p>
          </table:table-cell>
          <table:table-cell office:value-type="float" office:value="-1457" calcext:value-type="float">
            <text:p>-1457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9" calcext:value-type="float">
            <text:p>-1449</text:p>
          </table:table-cell>
          <table:table-cell office:value-type="float" office:value="-1440" calcext:value-type="float">
            <text:p>-1440</text:p>
          </table:table-cell>
          <table:table-cell office:value-type="float" office:value="-1427" calcext:value-type="float">
            <text:p>-1427</text:p>
          </table:table-cell>
          <table:table-cell office:value-type="float" office:value="-1414" calcext:value-type="float">
            <text:p>-1414</text:p>
          </table:table-cell>
          <table:table-cell office:value-type="float" office:value="-1403" calcext:value-type="float">
            <text:p>-1403</text:p>
          </table:table-cell>
          <table:table-cell table:number-columns-repeated="2" office:value-type="float" office:value="-1397" calcext:value-type="float">
            <text:p>-1397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7" calcext:value-type="float">
            <text:p>-1387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3" calcext:value-type="float">
            <text:p>-1373</text:p>
          </table:table-cell>
          <table:table-cell table:number-columns-repeated="2" office:value-type="float" office:value="-1374" calcext:value-type="float">
            <text:p>-1374</text:p>
          </table:table-cell>
          <table:table-cell office:value-type="float" office:value="-1378" calcext:value-type="float">
            <text:p>-1378</text:p>
          </table:table-cell>
          <table:table-cell office:value-type="float" office:value="-1390" calcext:value-type="float">
            <text:p>-1390</text:p>
          </table:table-cell>
          <table:table-cell office:value-type="float" office:value="-1406" calcext:value-type="float">
            <text:p>-1406</text:p>
          </table:table-cell>
          <table:table-cell office:value-type="float" office:value="-1423" calcext:value-type="float">
            <text:p>-1423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3" calcext:value-type="float">
            <text:p>-1443</text:p>
          </table:table-cell>
          <table:table-cell table:number-columns-repeated="2" office:value-type="float" office:value="-1446" calcext:value-type="float">
            <text:p>-144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4" calcext:value-type="float">
            <text:p>-1474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0" calcext:value-type="float">
            <text:p>-1500</text:p>
          </table:table-cell>
          <table:table-cell office:value-type="float" office:value="-1508" calcext:value-type="float">
            <text:p>-1508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2" calcext:value-type="float">
            <text:p>-1522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7" calcext:value-type="float">
            <text:p>-1547</text:p>
          </table:table-cell>
          <table:table-cell office:value-type="float" office:value="-1559" calcext:value-type="float">
            <text:p>-1559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3" calcext:value-type="float">
            <text:p>-1563</text:p>
          </table:table-cell>
          <table:table-cell office:value-type="float" office:value="-1566" calcext:value-type="float">
            <text:p>-156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3" calcext:value-type="float">
            <text:p>-1583</text:p>
          </table:table-cell>
          <table:table-cell office:value-type="float" office:value="-1567" calcext:value-type="float">
            <text:p>-1567</text:p>
          </table:table-cell>
          <table:table-cell office:value-type="float" office:value="-1549" calcext:value-type="float">
            <text:p>-1549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2" calcext:value-type="float">
            <text:p>-1532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1" calcext:value-type="float">
            <text:p>-1531</text:p>
          </table:table-cell>
          <table:table-cell office:value-type="float" office:value="-1522" calcext:value-type="float">
            <text:p>-1522</text:p>
          </table:table-cell>
          <table:table-cell office:value-type="float" office:value="-1508" calcext:value-type="float">
            <text:p>-1508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5" calcext:value-type="float">
            <text:p>-1435</text:p>
          </table:table-cell>
          <table:table-cell office:value-type="float" office:value="-1421" calcext:value-type="float">
            <text:p>-1421</text:p>
          </table:table-cell>
          <table:table-cell office:value-type="float" office:value="-1408" calcext:value-type="float">
            <text:p>-1408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6" calcext:value-type="float">
            <text:p>-1396</text:p>
          </table:table-cell>
          <table:table-cell office:value-type="float" office:value="-1398" calcext:value-type="float">
            <text:p>-1398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4" calcext:value-type="float">
            <text:p>-1374</text:p>
          </table:table-cell>
          <table:table-cell table:number-columns-repeated="2" office:value-type="float" office:value="-1375" calcext:value-type="float">
            <text:p>-1375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5" calcext:value-type="float">
            <text:p>-1395</text:p>
          </table:table-cell>
          <table:table-cell office:value-type="float" office:value="-1413" calcext:value-type="float">
            <text:p>-1413</text:p>
          </table:table-cell>
          <table:table-cell office:value-type="float" office:value="-1429" calcext:value-type="float">
            <text:p>-1429</text:p>
          </table:table-cell>
          <table:table-cell office:value-type="float" office:value="-1439" calcext:value-type="float">
            <text:p>-1439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4" calcext:value-type="float">
            <text:p>-1454</text:p>
          </table:table-cell>
          <table:table-cell office:value-type="float" office:value="-1465" calcext:value-type="float">
            <text:p>-1465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3" calcext:value-type="float">
            <text:p>-1493</text:p>
          </table:table-cell>
          <table:table-cell office:value-type="float" office:value="-1505" calcext:value-type="float">
            <text:p>-1505</text:p>
          </table:table-cell>
          <table:table-cell office:value-type="float" office:value="-1512" calcext:value-type="float">
            <text:p>-1512</text:p>
          </table:table-cell>
          <table:table-cell office:value-type="float" office:value="-1519" calcext:value-type="float">
            <text:p>-1519</text:p>
          </table:table-cell>
          <table:table-cell office:value-type="float" office:value="-1528" calcext:value-type="float">
            <text:p>-1528</text:p>
          </table:table-cell>
          <table:table-cell office:value-type="float" office:value="-1541" calcext:value-type="float">
            <text:p>-154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63" calcext:value-type="float">
            <text:p>-1563</text:p>
          </table:table-cell>
          <table:table-cell table:number-columns-repeated="2" office:value-type="float" office:value="-1567" calcext:value-type="float">
            <text:p>-1567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3" calcext:value-type="float">
            <text:p>-1593</text:p>
          </table:table-cell>
          <table:table-cell table:number-columns-repeated="2" office:value-type="float" office:value="-1596" calcext:value-type="float">
            <text:p>-1596</text:p>
          </table:table-cell>
          <table:table-cell table:number-columns-repeated="2" office:value-type="float" office:value="-1595" calcext:value-type="float">
            <text:p>-1595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57" calcext:value-type="float">
            <text:p>-1557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3" calcext:value-type="float">
            <text:p>-1533</text:p>
          </table:table-cell>
          <table:table-cell table:number-columns-repeated="2" office:value-type="float" office:value="-1531" calcext:value-type="float">
            <text:p>-1531</text:p>
          </table:table-cell>
          <table:table-cell office:value-type="float" office:value="-1527" calcext:value-type="float">
            <text:p>-1527</text:p>
          </table:table-cell>
          <table:table-cell office:value-type="float" office:value="-1517" calcext:value-type="float">
            <text:p>-1517</text:p>
          </table:table-cell>
          <table:table-cell office:value-type="float" office:value="-1502" calcext:value-type="float">
            <text:p>-1502</text:p>
          </table:table-cell>
          <table:table-cell office:value-type="float" office:value="-1485" calcext:value-type="float">
            <text:p>-1485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48" calcext:value-type="float">
            <text:p>-1448</text:p>
          </table:table-cell>
          <table:table-cell office:value-type="float" office:value="-1441" calcext:value-type="float">
            <text:p>-1441</text:p>
          </table:table-cell>
          <table:table-cell office:value-type="float" office:value="-1429" calcext:value-type="float">
            <text:p>-1429</text:p>
          </table:table-cell>
          <table:table-cell office:value-type="float" office:value="-1415" calcext:value-type="float">
            <text:p>-1415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9" calcext:value-type="float">
            <text:p>-1399</text:p>
          </table:table-cell>
          <table:table-cell table:number-columns-repeated="2" office:value-type="float" office:value="-1400" calcext:value-type="float">
            <text:p>-1400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7" calcext:value-type="float">
            <text:p>-1387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1" calcext:value-type="float">
            <text:p>-1371</text:p>
          </table:table-cell>
          <table:table-cell office:value-type="float" office:value="-1369" calcext:value-type="float">
            <text:p>-1369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6" calcext:value-type="float">
            <text:p>-1386</text:p>
          </table:table-cell>
          <table:table-cell office:value-type="float" office:value="-1402" calcext:value-type="float">
            <text:p>-1402</text:p>
          </table:table-cell>
          <table:table-cell office:value-type="float" office:value="-1418" calcext:value-type="float">
            <text:p>-1418</text:p>
          </table:table-cell>
          <table:table-cell office:value-type="float" office:value="-1432" calcext:value-type="float">
            <text:p>-1432</text:p>
          </table:table-cell>
          <table:table-cell office:value-type="float" office:value="-1441" calcext:value-type="float">
            <text:p>-1441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1" calcext:value-type="float">
            <text:p>-1471</text:p>
          </table:table-cell>
          <table:table-cell office:value-type="float" office:value="-1486" calcext:value-type="float">
            <text:p>-1486</text:p>
          </table:table-cell>
          <table:table-cell office:value-type="float" office:value="-1499" calcext:value-type="float">
            <text:p>-1499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1" calcext:value-type="float">
            <text:p>-1521</text:p>
          </table:table-cell>
          <table:table-cell office:value-type="float" office:value="-1532" calcext:value-type="float">
            <text:p>-1532</text:p>
          </table:table-cell>
          <table:table-cell office:value-type="float" office:value="-1546" calcext:value-type="float">
            <text:p>-1546</text:p>
          </table:table-cell>
          <table:table-cell office:value-type="float" office:value="-1560" calcext:value-type="float">
            <text:p>-1560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8" calcext:value-type="float">
            <text:p>-1568</text:p>
          </table:table-cell>
          <table:table-cell table:number-columns-repeated="2" office:value-type="float" office:value="-1564" calcext:value-type="float">
            <text:p>-156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2" calcext:value-type="float">
            <text:p>-1592</text:p>
          </table:table-cell>
          <table:table-cell table:number-columns-repeated="2" office:value-type="float" office:value="-1591" calcext:value-type="float">
            <text:p>-1591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1" calcext:value-type="float">
            <text:p>-1581</text:p>
          </table:table-cell>
          <table:table-cell office:value-type="float" office:value="-1566" calcext:value-type="float">
            <text:p>-1566</text:p>
          </table:table-cell>
          <table:table-cell office:value-type="float" office:value="-1547" calcext:value-type="float">
            <text:p>-1547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6" calcext:value-type="float">
            <text:p>-1526</text:p>
          </table:table-cell>
          <table:table-cell table:number-columns-repeated="2" office:value-type="float" office:value="-1525" calcext:value-type="float">
            <text:p>-1525</text:p>
          </table:table-cell>
          <table:table-cell office:value-type="float" office:value="-1519" calcext:value-type="float">
            <text:p>-1519</text:p>
          </table:table-cell>
          <table:table-cell office:value-type="float" office:value="-1508" calcext:value-type="float">
            <text:p>-1508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2" calcext:value-type="float">
            <text:p>-1472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8" calcext:value-type="float">
            <text:p>-1448</text:p>
          </table:table-cell>
          <table:table-cell office:value-type="float" office:value="-1443" calcext:value-type="float">
            <text:p>-1443</text:p>
          </table:table-cell>
          <table:table-cell office:value-type="float" office:value="-1432" calcext:value-type="float">
            <text:p>-1432</text:p>
          </table:table-cell>
          <table:table-cell office:value-type="float" office:value="-1418" calcext:value-type="float">
            <text:p>-1418</text:p>
          </table:table-cell>
          <table:table-cell office:value-type="float" office:value="-1405" calcext:value-type="float">
            <text:p>-1405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6" calcext:value-type="float">
            <text:p>-1396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4" calcext:value-type="float">
            <text:p>-1374</text:p>
          </table:table-cell>
          <table:table-cell table:number-columns-repeated="2" office:value-type="float" office:value="-1373" calcext:value-type="float">
            <text:p>-1373</text:p>
          </table:table-cell>
          <table:table-cell office:value-type="float" office:value="-1380" calcext:value-type="float">
            <text:p>-1380</text:p>
          </table:table-cell>
          <table:table-cell office:value-type="float" office:value="-1393" calcext:value-type="float">
            <text:p>-139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8" calcext:value-type="float">
            <text:p>-1428</text:p>
          </table:table-cell>
          <table:table-cell office:value-type="float" office:value="-1439" calcext:value-type="float">
            <text:p>-1439</text:p>
          </table:table-cell>
          <table:table-cell table:number-columns-repeated="2" office:value-type="float" office:value="-1443" calcext:value-type="float">
            <text:p>-144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52" calcext:value-type="float">
            <text:p>-1452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8" calcext:value-type="float">
            <text:p>-1478</text:p>
          </table:table-cell>
          <table:table-cell office:value-type="float" office:value="-1492" calcext:value-type="float">
            <text:p>-1492</text:p>
          </table:table-cell>
          <table:table-cell office:value-type="float" office:value="-1502" calcext:value-type="float">
            <text:p>-1502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6" calcext:value-type="float">
            <text:p>-1526</text:p>
          </table:table-cell>
          <table:table-cell office:value-type="float" office:value="-1540" calcext:value-type="float">
            <text:p>-1540</text:p>
          </table:table-cell>
          <table:table-cell office:value-type="float" office:value="-1553" calcext:value-type="float">
            <text:p>-1553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7" calcext:value-type="float">
            <text:p>-1567</text:p>
          </table:table-cell>
          <table:table-cell table:number-columns-repeated="2" office:value-type="float" office:value="-1563" calcext:value-type="float">
            <text:p>-1563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9" calcext:value-type="float">
            <text:p>-1589</text:p>
          </table:table-cell>
          <table:table-cell table:number-columns-repeated="3" office:value-type="float" office:value="-1595" calcext:value-type="float">
            <text:p>-1595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595" calcext:value-type="float">
            <text:p>-159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59" calcext:value-type="float">
            <text:p>-1559</text:p>
          </table:table-cell>
          <table:table-cell office:value-type="float" office:value="-1542" calcext:value-type="float">
            <text:p>-1542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9" calcext:value-type="float">
            <text:p>-1529</text:p>
          </table:table-cell>
          <table:table-cell office:value-type="float" office:value="-1518" calcext:value-type="float">
            <text:p>-1518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65" calcext:value-type="float">
            <text:p>-1465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9" calcext:value-type="float">
            <text:p>-1439</text:p>
          </table:table-cell>
          <table:table-cell office:value-type="float" office:value="-1426" calcext:value-type="float">
            <text:p>-1426</text:p>
          </table:table-cell>
          <table:table-cell office:value-type="float" office:value="-1413" calcext:value-type="float">
            <text:p>-1413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6" calcext:value-type="float">
            <text:p>-1396</text:p>
          </table:table-cell>
          <table:table-cell office:value-type="float" office:value="-1397" calcext:value-type="float">
            <text:p>-1397</text:p>
          </table:table-cell>
          <table:table-cell table:number-columns-repeated="2" office:value-type="float" office:value="-1399" calcext:value-type="float">
            <text:p>-1399</text:p>
          </table:table-cell>
          <table:table-cell office:value-type="float" office:value="-1393" calcext:value-type="float">
            <text:p>-1393</text:p>
          </table:table-cell>
          <table:table-cell office:value-type="float" office:value="-1384" calcext:value-type="float">
            <text:p>-1384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0" calcext:value-type="float">
            <text:p>-1370</text:p>
          </table:table-cell>
          <table:table-cell office:value-type="float" office:value="-1373" calcext:value-type="float">
            <text:p>-1373</text:p>
          </table:table-cell>
          <table:table-cell table:number-columns-repeated="2" office:value-type="float" office:value="-1374" calcext:value-type="float">
            <text:p>-1374</text:p>
          </table:table-cell>
          <table:table-cell office:value-type="float" office:value="-1375" calcext:value-type="float">
            <text:p>-1375</text:p>
          </table:table-cell>
          <table:table-cell office:value-type="float" office:value="-1384" calcext:value-type="float">
            <text:p>-1384</text:p>
          </table:table-cell>
          <table:table-cell office:value-type="float" office:value="-1401" calcext:value-type="float">
            <text:p>-1401</text:p>
          </table:table-cell>
          <table:table-cell office:value-type="float" office:value="-1420" calcext:value-type="float">
            <text:p>-1420</text:p>
          </table:table-cell>
          <table:table-cell office:value-type="float" office:value="-1434" calcext:value-type="float">
            <text:p>-1434</text:p>
          </table:table-cell>
          <table:table-cell office:value-type="float" office:value="-1442" calcext:value-type="float">
            <text:p>-1442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5" calcext:value-type="float">
            <text:p>-1455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6" calcext:value-type="float">
            <text:p>-1486</text:p>
          </table:table-cell>
          <table:table-cell office:value-type="float" office:value="-1499" calcext:value-type="float">
            <text:p>-1499</text:p>
          </table:table-cell>
          <table:table-cell office:value-type="float" office:value="-1506" calcext:value-type="float">
            <text:p>-1506</text:p>
          </table:table-cell>
          <table:table-cell office:value-type="float" office:value="-1511" calcext:value-type="float">
            <text:p>-1511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8" calcext:value-type="float">
            <text:p>-1528</text:p>
          </table:table-cell>
          <table:table-cell office:value-type="float" office:value="-1541" calcext:value-type="float">
            <text:p>-1541</text:p>
          </table:table-cell>
          <table:table-cell office:value-type="float" office:value="-1554" calcext:value-type="float">
            <text:p>-1554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1" calcext:value-type="float">
            <text:p>-1561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8" calcext:value-type="float">
            <text:p>-1588</text:p>
          </table:table-cell>
          <table:table-cell table:number-columns-repeated="4" office:value-type="float" office:value="-1591" calcext:value-type="float">
            <text:p>-1591</text:p>
          </table:table-cell>
          <table:table-cell table:number-columns-repeated="2" office:value-type="float" office:value="-1592" calcext:value-type="float">
            <text:p>-1592</text:p>
          </table:table-cell>
          <table:table-cell office:value-type="float" office:value="-1583" calcext:value-type="float">
            <text:p>-1583</text:p>
          </table:table-cell>
          <table:table-cell office:value-type="float" office:value="-1567" calcext:value-type="float">
            <text:p>-1567</text:p>
          </table:table-cell>
          <table:table-cell office:value-type="float" office:value="-1549" calcext:value-type="float">
            <text:p>-1549</text:p>
          </table:table-cell>
          <table:table-cell office:value-type="float" office:value="-1535" calcext:value-type="float">
            <text:p>-1535</text:p>
          </table:table-cell>
          <table:table-cell office:value-type="float" office:value="-1529" calcext:value-type="float">
            <text:p>-1529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9" calcext:value-type="float">
            <text:p>-1529</text:p>
          </table:table-cell>
          <table:table-cell office:value-type="float" office:value="-1522" calcext:value-type="float">
            <text:p>-1522</text:p>
          </table:table-cell>
          <table:table-cell office:value-type="float" office:value="-1510" calcext:value-type="float">
            <text:p>-1510</text:p>
          </table:table-cell>
          <table:table-cell office:value-type="float" office:value="-1494" calcext:value-type="float">
            <text:p>-1494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4" calcext:value-type="float">
            <text:p>-1454</text:p>
          </table:table-cell>
          <table:table-cell office:value-type="float" office:value="-1449" calcext:value-type="float">
            <text:p>-1449</text:p>
          </table:table-cell>
          <table:table-cell office:value-type="float" office:value="-1444" calcext:value-type="float">
            <text:p>-1444</text:p>
          </table:table-cell>
          <table:table-cell office:value-type="float" office:value="-1434" calcext:value-type="float">
            <text:p>-1434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0" calcext:value-type="float">
            <text:p>-1400</text:p>
          </table:table-cell>
          <table:table-cell table:number-columns-repeated="2" office:value-type="float" office:value="-1398" calcext:value-type="float">
            <text:p>-1398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2" calcext:value-type="float">
            <text:p>-1382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0" calcext:value-type="float">
            <text:p>-1370</text:p>
          </table:table-cell>
          <table:table-cell table:number-columns-repeated="2" office:value-type="float" office:value="-1371" calcext:value-type="float">
            <text:p>-1371</text:p>
          </table:table-cell>
          <table:table-cell office:value-type="float" office:value="-1370" calcext:value-type="float">
            <text:p>-1370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9" calcext:value-type="float">
            <text:p>-1379</text:p>
          </table:table-cell>
          <table:table-cell office:value-type="float" office:value="-1393" calcext:value-type="float">
            <text:p>-139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8" calcext:value-type="float">
            <text:p>-1428</text:p>
          </table:table-cell>
          <table:table-cell office:value-type="float" office:value="-1439" calcext:value-type="float">
            <text:p>-1439</text:p>
          </table:table-cell>
          <table:table-cell table:number-columns-repeated="3" office:value-type="float" office:value="-1443" calcext:value-type="float">
            <text:p>-1443</text:p>
          </table:table-cell>
          <table:table-cell office:value-type="float" office:value="-1450" calcext:value-type="float">
            <text:p>-1450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5" calcext:value-type="float">
            <text:p>-1475</text:p>
          </table:table-cell>
          <table:table-cell office:value-type="float" office:value="-1488" calcext:value-type="float">
            <text:p>-1488</text:p>
          </table:table-cell>
          <table:table-cell office:value-type="float" office:value="-1499" calcext:value-type="float">
            <text:p>-1499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2" calcext:value-type="float">
            <text:p>-1522</text:p>
          </table:table-cell>
          <table:table-cell office:value-type="float" office:value="-1534" calcext:value-type="float">
            <text:p>-1534</text:p>
          </table:table-cell>
          <table:table-cell office:value-type="float" office:value="-1547" calcext:value-type="float">
            <text:p>-1547</text:p>
          </table:table-cell>
          <table:table-cell office:value-type="float" office:value="-1555" calcext:value-type="float">
            <text:p>-1555</text:p>
          </table:table-cell>
          <table:table-cell office:value-type="float" office:value="-1560" calcext:value-type="float">
            <text:p>-1560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1" calcext:value-type="float">
            <text:p>-1561</text:p>
          </table:table-cell>
          <table:table-cell office:value-type="float" office:value="-1559" calcext:value-type="float">
            <text:p>-1559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8" calcext:value-type="float">
            <text:p>-1588</text:p>
          </table:table-cell>
          <table:table-cell table:number-columns-repeated="2" office:value-type="float" office:value="-1587" calcext:value-type="float">
            <text:p>-1587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55" calcext:value-type="float">
            <text:p>-1555</text:p>
          </table:table-cell>
          <table:table-cell office:value-type="float" office:value="-1537" calcext:value-type="float">
            <text:p>-1537</text:p>
          </table:table-cell>
          <table:table-cell office:value-type="float" office:value="-1527" calcext:value-type="float">
            <text:p>-1527</text:p>
          </table:table-cell>
          <table:table-cell office:value-type="float" office:value="-1526" calcext:value-type="float">
            <text:p>-1526</text:p>
          </table:table-cell>
          <table:table-cell office:value-type="float" office:value="-1523" calcext:value-type="float">
            <text:p>-1523</text:p>
          </table:table-cell>
          <table:table-cell office:value-type="float" office:value="-1517" calcext:value-type="float">
            <text:p>-1517</text:p>
          </table:table-cell>
          <table:table-cell office:value-type="float" office:value="-1508" calcext:value-type="float">
            <text:p>-1508</text:p>
          </table:table-cell>
          <table:table-cell office:value-type="float" office:value="-1494" calcext:value-type="float">
            <text:p>-1494</text:p>
          </table:table-cell>
          <table:table-cell office:value-type="float" office:value="-1475" calcext:value-type="float">
            <text:p>-1475</text:p>
          </table:table-cell>
          <table:table-cell office:value-type="float" office:value="-1459" calcext:value-type="float">
            <text:p>-1459</text:p>
          </table:table-cell>
          <table:table-cell office:value-type="float" office:value="-1449" calcext:value-type="float">
            <text:p>-1449</text:p>
          </table:table-cell>
          <table:table-cell office:value-type="float" office:value="-1443" calcext:value-type="float">
            <text:p>-1443</text:p>
          </table:table-cell>
          <table:table-cell office:value-type="float" office:value="-1439" calcext:value-type="float">
            <text:p>-1439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8" calcext:value-type="float">
            <text:p>-1418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3" calcext:value-type="float">
            <text:p>-1393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92" calcext:value-type="float">
            <text:p>-1392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5" calcext:value-type="float">
            <text:p>-1385</text:p>
          </table:table-cell>
          <table:table-cell office:value-type="float" office:value="-1375" calcext:value-type="float">
            <text:p>-1375</text:p>
          </table:table-cell>
          <table:table-cell office:value-type="float" office:value="-1368" calcext:value-type="float">
            <text:p>-1368</text:p>
          </table:table-cell>
          <table:table-cell office:value-type="float" office:value="-1365" calcext:value-type="float">
            <text:p>-1365</text:p>
          </table:table-cell>
          <table:table-cell office:value-type="float" office:value="-1364" calcext:value-type="float">
            <text:p>-1364</text:p>
          </table:table-cell>
          <table:table-cell table:number-columns-repeated="2" office:value-type="float" office:value="-1366" calcext:value-type="float">
            <text:p>-1366</text:p>
          </table:table-cell>
          <table:table-cell table:number-columns-repeated="2" office:value-type="float" office:value="-1364" calcext:value-type="float">
            <text:p>-1364</text:p>
          </table:table-cell>
          <table:table-cell office:value-type="float" office:value="-1374" calcext:value-type="float">
            <text:p>-1374</text:p>
          </table:table-cell>
          <table:table-cell office:value-type="float" office:value="-1392" calcext:value-type="float">
            <text:p>-1392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5" calcext:value-type="float">
            <text:p>-1425</text:p>
          </table:table-cell>
          <table:table-cell office:value-type="float" office:value="-1432" calcext:value-type="float">
            <text:p>-1432</text:p>
          </table:table-cell>
          <table:table-cell table:number-columns-repeated="2" office:value-type="float" office:value="-1433" calcext:value-type="float">
            <text:p>-1433</text:p>
          </table:table-cell>
          <table:table-cell office:value-type="float" office:value="-1437" calcext:value-type="float">
            <text:p>-1437</text:p>
          </table:table-cell>
          <table:table-cell office:value-type="float" office:value="-1447" calcext:value-type="float">
            <text:p>-1447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6" calcext:value-type="float">
            <text:p>-1476</text:p>
          </table:table-cell>
          <table:table-cell office:value-type="float" office:value="-1488" calcext:value-type="float">
            <text:p>-1488</text:p>
          </table:table-cell>
          <table:table-cell office:value-type="float" office:value="-1495" calcext:value-type="float">
            <text:p>-1495</text:p>
          </table:table-cell>
          <table:table-cell office:value-type="float" office:value="-1500" calcext:value-type="float">
            <text:p>-1500</text:p>
          </table:table-cell>
          <table:table-cell office:value-type="float" office:value="-1507" calcext:value-type="float">
            <text:p>-1507</text:p>
          </table:table-cell>
          <table:table-cell office:value-type="float" office:value="-1521" calcext:value-type="float">
            <text:p>-1521</text:p>
          </table:table-cell>
          <table:table-cell office:value-type="float" office:value="-1536" calcext:value-type="float">
            <text:p>-153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56" calcext:value-type="float">
            <text:p>-1556</text:p>
          </table:table-cell>
          <table:table-cell office:value-type="float" office:value="-1557" calcext:value-type="float">
            <text:p>-1557</text:p>
          </table:table-cell>
          <table:table-cell office:value-type="float" office:value="-1555" calcext:value-type="float">
            <text:p>-1555</text:p>
          </table:table-cell>
          <table:table-cell office:value-type="float" office:value="-1552" calcext:value-type="float">
            <text:p>-1552</text:p>
          </table:table-cell>
          <table:table-cell office:value-type="float" office:value="-1554" calcext:value-type="float">
            <text:p>-1554</text:p>
          </table:table-cell>
          <table:table-cell office:value-type="float" office:value="-1562" calcext:value-type="float">
            <text:p>-1562</text:p>
          </table:table-cell>
          <table:table-cell office:value-type="float" office:value="-1572" calcext:value-type="float">
            <text:p>-1572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5" calcext:value-type="float">
            <text:p>-1585</text:p>
          </table:table-cell>
          <table:table-cell table:number-columns-repeated="2" office:value-type="float" office:value="-1586" calcext:value-type="float">
            <text:p>-1586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0" calcext:value-type="float">
            <text:p>-1560</text:p>
          </table:table-cell>
          <table:table-cell office:value-type="float" office:value="-1542" calcext:value-type="float">
            <text:p>-1542</text:p>
          </table:table-cell>
          <table:table-cell office:value-type="float" office:value="-1528" calcext:value-type="float">
            <text:p>-1528</text:p>
          </table:table-cell>
          <table:table-cell table:number-columns-repeated="2" office:value-type="float" office:value="-1523" calcext:value-type="float">
            <text:p>-1523</text:p>
          </table:table-cell>
          <table:table-cell office:value-type="float" office:value="-1521" calcext:value-type="float">
            <text:p>-1521</text:p>
          </table:table-cell>
          <table:table-cell office:value-type="float" office:value="-1515" calcext:value-type="float">
            <text:p>-1515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7" calcext:value-type="float">
            <text:p>-1487</text:p>
          </table:table-cell>
          <table:table-cell office:value-type="float" office:value="-1469" calcext:value-type="float">
            <text:p>-1469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9" calcext:value-type="float">
            <text:p>-1449</text:p>
          </table:table-cell>
          <table:table-cell office:value-type="float" office:value="-1444" calcext:value-type="float">
            <text:p>-1444</text:p>
          </table:table-cell>
          <table:table-cell office:value-type="float" office:value="-1438" calcext:value-type="float">
            <text:p>-1438</text:p>
          </table:table-cell>
          <table:table-cell office:value-type="float" office:value="-1426" calcext:value-type="float">
            <text:p>-1426</text:p>
          </table:table-cell>
          <table:table-cell office:value-type="float" office:value="-1412" calcext:value-type="float">
            <text:p>-1412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4" calcext:value-type="float">
            <text:p>-1394</text:p>
          </table:table-cell>
          <table:table-cell office:value-type="float" office:value="-1393" calcext:value-type="float">
            <text:p>-1393</text:p>
          </table:table-cell>
          <table:table-cell office:value-type="float" office:value="-1394" calcext:value-type="float">
            <text:p>-1394</text:p>
          </table:table-cell>
          <table:table-cell office:value-type="float" office:value="-1396" calcext:value-type="float">
            <text:p>-1396</text:p>
          </table:table-cell>
          <table:table-cell office:value-type="float" office:value="-1393" calcext:value-type="float">
            <text:p>-1393</text:p>
          </table:table-cell>
          <table:table-cell office:value-type="float" office:value="-1385" calcext:value-type="float">
            <text:p>-1385</text:p>
          </table:table-cell>
          <table:table-cell office:value-type="float" office:value="-1376" calcext:value-type="float">
            <text:p>-1376</text:p>
          </table:table-cell>
          <table:table-cell office:value-type="float" office:value="-1368" calcext:value-type="float">
            <text:p>-1368</text:p>
          </table:table-cell>
          <table:table-cell office:value-type="float" office:value="-1364" calcext:value-type="float">
            <text:p>-1364</text:p>
          </table:table-cell>
          <table:table-cell office:value-type="float" office:value="-1365" calcext:value-type="float">
            <text:p>-1365</text:p>
          </table:table-cell>
          <table:table-cell office:value-type="float" office:value="-1369" calcext:value-type="float">
            <text:p>-1369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0" calcext:value-type="float">
            <text:p>-1370</text:p>
          </table:table-cell>
          <table:table-cell office:value-type="float" office:value="-1374" calcext:value-type="float">
            <text:p>-1374</text:p>
          </table:table-cell>
          <table:table-cell office:value-type="float" office:value="-1385" calcext:value-type="float">
            <text:p>-1385</text:p>
          </table:table-cell>
          <table:table-cell office:value-type="float" office:value="-1403" calcext:value-type="float">
            <text:p>-1403</text:p>
          </table:table-cell>
          <table:table-cell office:value-type="float" office:value="-1420" calcext:value-type="float">
            <text:p>-1420</text:p>
          </table:table-cell>
          <table:table-cell office:value-type="float" office:value="-1432" calcext:value-type="float">
            <text:p>-1432</text:p>
          </table:table-cell>
          <table:table-cell table:number-columns-repeated="3" office:value-type="float" office:value="-1437" calcext:value-type="float">
            <text:p>-1437</text:p>
          </table:table-cell>
          <table:table-cell office:value-type="float" office:value="-1442" calcext:value-type="float">
            <text:p>-1442</text:p>
          </table:table-cell>
          <table:table-cell office:value-type="float" office:value="-1455" calcext:value-type="float">
            <text:p>-1455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5" calcext:value-type="float">
            <text:p>-1485</text:p>
          </table:table-cell>
          <table:table-cell office:value-type="float" office:value="-1498" calcext:value-type="float">
            <text:p>-1498</text:p>
          </table:table-cell>
          <table:table-cell office:value-type="float" office:value="-1504" calcext:value-type="float">
            <text:p>-1504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9" calcext:value-type="float">
            <text:p>-1529</text:p>
          </table:table-cell>
          <table:table-cell office:value-type="float" office:value="-1542" calcext:value-type="float">
            <text:p>-1542</text:p>
          </table:table-cell>
          <table:table-cell office:value-type="float" office:value="-1554" calcext:value-type="float">
            <text:p>-1554</text:p>
          </table:table-cell>
          <table:table-cell table:number-columns-repeated="2" office:value-type="float" office:value="-1560" calcext:value-type="float">
            <text:p>-1560</text:p>
          </table:table-cell>
          <table:table-cell office:value-type="float" office:value="-1558" calcext:value-type="float">
            <text:p>-1558</text:p>
          </table:table-cell>
          <table:table-cell office:value-type="float" office:value="-1559" calcext:value-type="float">
            <text:p>-1559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0" calcext:value-type="float">
            <text:p>-1590</text:p>
          </table:table-cell>
          <table:table-cell table:number-columns-repeated="3" office:value-type="float" office:value="-1591" calcext:value-type="float">
            <text:p>-1591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9" calcext:value-type="float">
            <text:p>-158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0" calcext:value-type="float">
            <text:p>-1560</text:p>
          </table:table-cell>
          <table:table-cell office:value-type="float" office:value="-1544" calcext:value-type="float">
            <text:p>-1544</text:p>
          </table:table-cell>
          <table:table-cell office:value-type="float" office:value="-1533" calcext:value-type="float">
            <text:p>-1533</text:p>
          </table:table-cell>
          <table:table-cell table:number-columns-repeated="2" office:value-type="float" office:value="-1530" calcext:value-type="float">
            <text:p>-1530</text:p>
          </table:table-cell>
          <table:table-cell office:value-type="float" office:value="-1527" calcext:value-type="float">
            <text:p>-1527</text:p>
          </table:table-cell>
          <table:table-cell office:value-type="float" office:value="-1518" calcext:value-type="float">
            <text:p>-1518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0" calcext:value-type="float">
            <text:p>-1470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9" calcext:value-type="float">
            <text:p>-1439</text:p>
          </table:table-cell>
          <table:table-cell office:value-type="float" office:value="-1428" calcext:value-type="float">
            <text:p>-1428</text:p>
          </table:table-cell>
          <table:table-cell office:value-type="float" office:value="-1415" calcext:value-type="float">
            <text:p>-1415</text:p>
          </table:table-cell>
          <table:table-cell office:value-type="float" office:value="-1404" calcext:value-type="float">
            <text:p>-1404</text:p>
          </table:table-cell>
          <table:table-cell table:number-columns-repeated="2" office:value-type="float" office:value="-1398" calcext:value-type="float">
            <text:p>-1398</text:p>
          </table:table-cell>
          <table:table-cell table:number-columns-repeated="2" office:value-type="float" office:value="-1399" calcext:value-type="float">
            <text:p>-1399</text:p>
          </table:table-cell>
          <table:table-cell office:value-type="float" office:value="-1395" calcext:value-type="float">
            <text:p>-1395</text:p>
          </table:table-cell>
          <table:table-cell office:value-type="float" office:value="-1387" calcext:value-type="float">
            <text:p>-1387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5" calcext:value-type="float">
            <text:p>-1375</text:p>
          </table:table-cell>
          <table:table-cell office:value-type="float" office:value="-1386" calcext:value-type="float">
            <text:p>-1386</text:p>
          </table:table-cell>
          <table:table-cell office:value-type="float" office:value="-1403" calcext:value-type="float">
            <text:p>-1403</text:p>
          </table:table-cell>
          <table:table-cell office:value-type="float" office:value="-1420" calcext:value-type="float">
            <text:p>-1420</text:p>
          </table:table-cell>
          <table:table-cell office:value-type="float" office:value="-1434" calcext:value-type="float">
            <text:p>-1434</text:p>
          </table:table-cell>
          <table:table-cell office:value-type="float" office:value="-1442" calcext:value-type="float">
            <text:p>-1442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6" calcext:value-type="float">
            <text:p>-1456</text:p>
          </table:table-cell>
          <table:table-cell office:value-type="float" office:value="-1471" calcext:value-type="float">
            <text:p>-1471</text:p>
          </table:table-cell>
          <table:table-cell office:value-type="float" office:value="-1486" calcext:value-type="float">
            <text:p>-1486</text:p>
          </table:table-cell>
          <table:table-cell office:value-type="float" office:value="-1498" calcext:value-type="float">
            <text:p>-1498</text:p>
          </table:table-cell>
          <table:table-cell office:value-type="float" office:value="-1506" calcext:value-type="float">
            <text:p>-1506</text:p>
          </table:table-cell>
          <table:table-cell office:value-type="float" office:value="-1512" calcext:value-type="float">
            <text:p>-1512</text:p>
          </table:table-cell>
          <table:table-cell office:value-type="float" office:value="-1521" calcext:value-type="float">
            <text:p>-1521</text:p>
          </table:table-cell>
          <table:table-cell office:value-type="float" office:value="-1532" calcext:value-type="float">
            <text:p>-1532</text:p>
          </table:table-cell>
          <table:table-cell office:value-type="float" office:value="-1544" calcext:value-type="float">
            <text:p>-1544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4" calcext:value-type="float">
            <text:p>-156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3" calcext:value-type="float">
            <text:p>-1593</text:p>
          </table:table-cell>
          <table:table-cell table:number-columns-repeated="2" office:value-type="float" office:value="-1594" calcext:value-type="float">
            <text:p>-1594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6" calcext:value-type="float">
            <text:p>-1596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2" calcext:value-type="float">
            <text:p>-1572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6" calcext:value-type="float">
            <text:p>-1526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6" calcext:value-type="float">
            <text:p>-1496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5" calcext:value-type="float">
            <text:p>-1465</text:p>
          </table:table-cell>
          <table:table-cell office:value-type="float" office:value="-1457" calcext:value-type="float">
            <text:p>-1457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8" calcext:value-type="float">
            <text:p>-1438</text:p>
          </table:table-cell>
          <table:table-cell office:value-type="float" office:value="-1424" calcext:value-type="float">
            <text:p>-1424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8" calcext:value-type="float">
            <text:p>-1398</text:p>
          </table:table-cell>
          <table:table-cell table:number-columns-repeated="2" office:value-type="float" office:value="-1400" calcext:value-type="float">
            <text:p>-1400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2" calcext:value-type="float">
            <text:p>-1392</text:p>
          </table:table-cell>
          <table:table-cell office:value-type="float" office:value="-1383" calcext:value-type="float">
            <text:p>-1383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5" calcext:value-type="float">
            <text:p>-1375</text:p>
          </table:table-cell>
          <table:table-cell table:number-columns-repeated="2" office:value-type="float" office:value="-1376" calcext:value-type="float">
            <text:p>-1376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5" calcext:value-type="float">
            <text:p>-1395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6" calcext:value-type="float">
            <text:p>-1426</text:p>
          </table:table-cell>
          <table:table-cell office:value-type="float" office:value="-1437" calcext:value-type="float">
            <text:p>-1437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6" calcext:value-type="float">
            <text:p>-1476</text:p>
          </table:table-cell>
          <table:table-cell office:value-type="float" office:value="-1490" calcext:value-type="float">
            <text:p>-1490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0" calcext:value-type="float">
            <text:p>-1510</text:p>
          </table:table-cell>
          <table:table-cell office:value-type="float" office:value="-1517" calcext:value-type="float">
            <text:p>-1517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8" calcext:value-type="float">
            <text:p>-1538</text:p>
          </table:table-cell>
          <table:table-cell office:value-type="float" office:value="-1552" calcext:value-type="float">
            <text:p>-1552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6" calcext:value-type="float">
            <text:p>-1566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table:number-columns-repeated="2" office:value-type="float" office:value="-1599" calcext:value-type="float">
            <text:p>-1599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3" calcext:value-type="float">
            <text:p>-1583</text:p>
          </table:table-cell>
          <table:table-cell office:value-type="float" office:value="-1566" calcext:value-type="float">
            <text:p>-1566</text:p>
          </table:table-cell>
          <table:table-cell office:value-type="float" office:value="-1550" calcext:value-type="float">
            <text:p>-1550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3" calcext:value-type="float">
            <text:p>-1523</text:p>
          </table:table-cell>
          <table:table-cell office:value-type="float" office:value="-1507" calcext:value-type="float">
            <text:p>-1507</text:p>
          </table:table-cell>
          <table:table-cell office:value-type="float" office:value="-1488" calcext:value-type="float">
            <text:p>-1488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4" calcext:value-type="float">
            <text:p>-1434</text:p>
          </table:table-cell>
          <table:table-cell office:value-type="float" office:value="-1421" calcext:value-type="float">
            <text:p>-1421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7" calcext:value-type="float">
            <text:p>-1387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6" calcext:value-type="float">
            <text:p>-1376</text:p>
          </table:table-cell>
          <table:table-cell office:value-type="float" office:value="-1382" calcext:value-type="float">
            <text:p>-1382</text:p>
          </table:table-cell>
          <table:table-cell office:value-type="float" office:value="-1400" calcext:value-type="float">
            <text:p>-1400</text:p>
          </table:table-cell>
          <table:table-cell office:value-type="float" office:value="-1420" calcext:value-type="float">
            <text:p>-1420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5" calcext:value-type="float">
            <text:p>-1445</text:p>
          </table:table-cell>
          <table:table-cell table:number-columns-repeated="2" office:value-type="float" office:value="-1447" calcext:value-type="float">
            <text:p>-1447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7" calcext:value-type="float">
            <text:p>-1457</text:p>
          </table:table-cell>
          <table:table-cell office:value-type="float" office:value="-1472" calcext:value-type="float">
            <text:p>-1472</text:p>
          </table:table-cell>
          <table:table-cell office:value-type="float" office:value="-1490" calcext:value-type="float">
            <text:p>-1490</text:p>
          </table:table-cell>
          <table:table-cell office:value-type="float" office:value="-1502" calcext:value-type="float">
            <text:p>-1502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6" calcext:value-type="float">
            <text:p>-1546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78" calcext:value-type="float">
            <text:p>-1578</text:p>
          </table:table-cell>
          <table:table-cell office:value-type="float" office:value="-1557" calcext:value-type="float">
            <text:p>-1557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2" calcext:value-type="float">
            <text:p>-1532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1" calcext:value-type="float">
            <text:p>-1531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1" calcext:value-type="float">
            <text:p>-1481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2" calcext:value-type="float">
            <text:p>-1442</text:p>
          </table:table-cell>
          <table:table-cell office:value-type="float" office:value="-1428" calcext:value-type="float">
            <text:p>-1428</text:p>
          </table:table-cell>
          <table:table-cell office:value-type="float" office:value="-1413" calcext:value-type="float">
            <text:p>-1413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7" calcext:value-type="float">
            <text:p>-1387</text:p>
          </table:table-cell>
          <table:table-cell office:value-type="float" office:value="-1380" calcext:value-type="float">
            <text:p>-1380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2" calcext:value-type="float">
            <text:p>-1382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4" calcext:value-type="float">
            <text:p>-1394</text:p>
          </table:table-cell>
          <table:table-cell office:value-type="float" office:value="-1414" calcext:value-type="float">
            <text:p>-1414</text:p>
          </table:table-cell>
          <table:table-cell office:value-type="float" office:value="-1432" calcext:value-type="float">
            <text:p>-1432</text:p>
          </table:table-cell>
          <table:table-cell office:value-type="float" office:value="-1444" calcext:value-type="float">
            <text:p>-1444</text:p>
          </table:table-cell>
          <table:table-cell table:number-columns-repeated="3" office:value-type="float" office:value="-1450" calcext:value-type="float">
            <text:p>-145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66" calcext:value-type="float">
            <text:p>-1466</text:p>
          </table:table-cell>
          <table:table-cell office:value-type="float" office:value="-1482" calcext:value-type="float">
            <text:p>-1482</text:p>
          </table:table-cell>
          <table:table-cell office:value-type="float" office:value="-1497" calcext:value-type="float">
            <text:p>-1497</text:p>
          </table:table-cell>
          <table:table-cell office:value-type="float" office:value="-1508" calcext:value-type="float">
            <text:p>-1508</text:p>
          </table:table-cell>
          <table:table-cell office:value-type="float" office:value="-1514" calcext:value-type="float">
            <text:p>-1514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7" calcext:value-type="float">
            <text:p>-1527</text:p>
          </table:table-cell>
          <table:table-cell office:value-type="float" office:value="-1540" calcext:value-type="float">
            <text:p>-1540</text:p>
          </table:table-cell>
          <table:table-cell office:value-type="float" office:value="-1555" calcext:value-type="float">
            <text:p>-1555</text:p>
          </table:table-cell>
          <table:table-cell office:value-type="float" office:value="-1568" calcext:value-type="float">
            <text:p>-1568</text:p>
          </table:table-cell>
          <table:table-cell table:number-columns-repeated="2" office:value-type="float" office:value="-1574" calcext:value-type="float">
            <text:p>-1574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8" calcext:value-type="float">
            <text:p>-1578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8" calcext:value-type="float">
            <text:p>-1598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99" calcext:value-type="float">
            <text:p>-1599</text:p>
          </table:table-cell>
          <table:table-cell office:value-type="float" office:value="0" calcext:value-type="float">
            <text:p>0</text:p>
          </table:table-cell>
          <table:table-cell office:value-type="float" office:value="-477743" calcext:value-type="float">
            <text:p>-477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00" calcext:value-type="float">
            <text:p>-1600</text:p>
          </table:table-cell>
          <table:table-cell office:value-type="float" office:value="100" calcext:value-type="float">
            <text:p>100</text:p>
          </table:table-cell>
          <table:table-cell office:value-type="float" office:value="626.30053" calcext:value-type="float">
            <text:p>626.30053</text:p>
          </table:table-cell>
          <table:table-cell office:value-type="float" office:value="760.54638" calcext:value-type="float">
            <text:p>760.54638</text:p>
          </table:table-cell>
          <table:table-cell office:value-type="float" office:value="985.23254" calcext:value-type="float">
            <text:p>985.23254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97" calcext:value-type="float">
            <text:p>-1597</text:p>
          </table:table-cell>
          <table:table-cell office:value-type="float" office:value="200" calcext:value-type="float">
            <text:p>200</text:p>
          </table:table-cell>
          <table:table-cell office:value-type="float" office:value="-2105.47045" calcext:value-type="float">
            <text:p>-2105.47045</text:p>
          </table:table-cell>
          <table:table-cell office:value-type="float" office:value="-1794.64465" calcext:value-type="float">
            <text:p>-1794.64465</text:p>
          </table:table-cell>
          <table:table-cell office:value-type="float" office:value="2766.54199" calcext:value-type="float">
            <text:p>2766.54199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86" calcext:value-type="float">
            <text:p>-1586</text:p>
          </table:table-cell>
          <table:table-cell office:value-type="float" office:value="300" calcext:value-type="float">
            <text:p>300</text:p>
          </table:table-cell>
          <table:table-cell office:value-type="float" office:value="680.6748" calcext:value-type="float">
            <text:p>680.6748</text:p>
          </table:table-cell>
          <table:table-cell office:value-type="float" office:value="177.68637" calcext:value-type="float">
            <text:p>177.68637</text:p>
          </table:table-cell>
          <table:table-cell office:value-type="float" office:value="703.48461" calcext:value-type="float">
            <text:p>703.4846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68" calcext:value-type="float">
            <text:p>-1568</text:p>
          </table:table-cell>
          <table:table-cell office:value-type="float" office:value="400" calcext:value-type="float">
            <text:p>400</text:p>
          </table:table-cell>
          <table:table-cell office:value-type="float" office:value="-3640.69824" calcext:value-type="float">
            <text:p>-3640.69824</text:p>
          </table:table-cell>
          <table:table-cell office:value-type="float" office:value="-6914.66943" calcext:value-type="float">
            <text:p>-6914.66943</text:p>
          </table:table-cell>
          <table:table-cell office:value-type="float" office:value="7814.55908" calcext:value-type="float">
            <text:p>7814.55908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51" calcext:value-type="float">
            <text:p>-1551</text:p>
          </table:table-cell>
          <table:table-cell office:value-type="float" office:value="500" calcext:value-type="float">
            <text:p>500</text:p>
          </table:table-cell>
          <table:table-cell office:value-type="float" office:value="-2675.75195" calcext:value-type="float">
            <text:p>-2675.75195</text:p>
          </table:table-cell>
          <table:table-cell office:value-type="float" office:value="-9994.61523" calcext:value-type="float">
            <text:p>-9994.61523</text:p>
          </table:table-cell>
          <table:table-cell office:value-type="float" office:value="10346.59277" calcext:value-type="float">
            <text:p>10346.59277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39" calcext:value-type="float">
            <text:p>-1539</text:p>
          </table:table-cell>
          <table:table-cell office:value-type="float" office:value="600" calcext:value-type="float">
            <text:p>600</text:p>
          </table:table-cell>
          <table:table-cell office:value-type="float" office:value="1457.11657" calcext:value-type="float">
            <text:p>1457.11657</text:p>
          </table:table-cell>
          <table:table-cell office:value-type="float" office:value="8600.2041" calcext:value-type="float">
            <text:p>8600.2041</text:p>
          </table:table-cell>
          <table:table-cell office:value-type="float" office:value="8722.76855" calcext:value-type="float">
            <text:p>8722.76855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37" calcext:value-type="float">
            <text:p>-1537</text:p>
          </table:table-cell>
          <table:table-cell office:value-type="float" office:value="700" calcext:value-type="float">
            <text:p>700</text:p>
          </table:table-cell>
          <table:table-cell office:value-type="float" office:value="739.62548" calcext:value-type="float">
            <text:p>739.62548</text:p>
          </table:table-cell>
          <table:table-cell office:value-type="float" office:value="604.17279" calcext:value-type="float">
            <text:p>604.17279</text:p>
          </table:table-cell>
          <table:table-cell office:value-type="float" office:value="955.02386" calcext:value-type="float">
            <text:p>955.02386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38" calcext:value-type="float">
            <text:p>-1538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36" calcext:value-type="float">
            <text:p>-1536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529" calcext:value-type="float">
            <text:p>-1529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14" calcext:value-type="float">
            <text:p>-1514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92" calcext:value-type="float">
            <text:p>-1492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474" calcext:value-type="float">
            <text:p>-1474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64" calcext:value-type="float">
            <text:p>-1464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59" calcext:value-type="float">
            <text:p>-1459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55" calcext:value-type="float">
            <text:p>-1455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47" calcext:value-type="float">
            <text:p>-1447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36" calcext:value-type="float">
            <text:p>-1436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23" calcext:value-type="float">
            <text:p>-1423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11" calcext:value-type="float">
            <text:p>-1411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04" calcext:value-type="float">
            <text:p>-1404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03" calcext:value-type="float">
            <text:p>-1403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406" calcext:value-type="float">
            <text:p>-1406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06" calcext:value-type="float">
            <text:p>-1406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00" calcext:value-type="float">
            <text:p>-14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90" calcext:value-type="float">
            <text:p>-1390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80" calcext:value-type="float">
            <text:p>-1380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75" calcext:value-type="float">
            <text:p>-1375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75" calcext:value-type="float">
            <text:p>-1375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379" calcext:value-type="float">
            <text:p>-1379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81" calcext:value-type="float">
            <text:p>-1381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82" calcext:value-type="float">
            <text:p>-1382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83" calcext:value-type="float">
            <text:p>-1383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89" calcext:value-type="float">
            <text:p>-1389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03" calcext:value-type="float">
            <text:p>-1403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421" calcext:value-type="float">
            <text:p>-1421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436" calcext:value-type="float">
            <text:p>-1436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444" calcext:value-type="float">
            <text:p>-1444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48" calcext:value-type="float">
            <text:p>-1448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450" calcext:value-type="float">
            <text:p>-145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453" calcext:value-type="float">
            <text:p>-1453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459" calcext:value-type="float">
            <text:p>-1459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72" calcext:value-type="float">
            <text:p>-1472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88" calcext:value-type="float">
            <text:p>-1488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503" calcext:value-type="float">
            <text:p>-1503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512" calcext:value-type="float">
            <text:p>-1512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16" calcext:value-type="float">
            <text:p>-1516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521" calcext:value-type="float">
            <text:p>-1521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31" calcext:value-type="float">
            <text:p>-1531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45" calcext:value-type="float">
            <text:p>-154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58" calcext:value-type="float">
            <text:p>-1558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68" calcext:value-type="float">
            <text:p>-1568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74" calcext:value-type="float">
            <text:p>-1574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74" calcext:value-type="float">
            <text:p>-1574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70" calcext:value-type="float">
            <text:p>-1570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70" calcext:value-type="float">
            <text:p>-1570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76" calcext:value-type="float">
            <text:p>-1576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585" calcext:value-type="float">
            <text:p>-1585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93" calcext:value-type="float">
            <text:p>-1593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98" calcext:value-type="float">
            <text:p>-159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00" calcext:value-type="float">
            <text:p>-1600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00" calcext:value-type="float">
            <text:p>-1600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01" calcext:value-type="float">
            <text:p>-1601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02" calcext:value-type="float">
            <text:p>-1602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02" calcext:value-type="float">
            <text:p>-1602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96" calcext:value-type="float">
            <text:p>-1596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79" calcext:value-type="float">
            <text:p>-1579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59" calcext:value-type="float">
            <text:p>-1559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45" calcext:value-type="float">
            <text:p>-1545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38" calcext:value-type="float">
            <text:p>-153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37" calcext:value-type="float">
            <text:p>-1537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37" calcext:value-type="float">
            <text:p>-153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33" calcext:value-type="float">
            <text:p>-1533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23" calcext:value-type="float">
            <text:p>-1523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06" calcext:value-type="float">
            <text:p>-1506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487" calcext:value-type="float">
            <text:p>-1487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472" calcext:value-type="float">
            <text:p>-1472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464" calcext:value-type="float">
            <text:p>-1464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60" calcext:value-type="float">
            <text:p>-146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55" calcext:value-type="float">
            <text:p>-1455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46" calcext:value-type="float">
            <text:p>-1446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431" calcext:value-type="float">
            <text:p>-143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416" calcext:value-type="float">
            <text:p>-1416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406" calcext:value-type="float">
            <text:p>-1406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403" calcext:value-type="float">
            <text:p>-1403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407" calcext:value-type="float">
            <text:p>-1407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409" calcext:value-type="float">
            <text:p>-1409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406" calcext:value-type="float">
            <text:p>-140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399" calcext:value-type="float">
            <text:p>-1399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390" calcext:value-type="float">
            <text:p>-139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383" calcext:value-type="float">
            <text:p>-1383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380" calcext:value-type="float">
            <text:p>-138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380" calcext:value-type="float">
            <text:p>-1380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382" calcext:value-type="float">
            <text:p>-1382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381" calcext:value-type="float">
            <text:p>-1381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380" calcext:value-type="float">
            <text:p>-1380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383" calcext:value-type="float">
            <text:p>-1383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395" calcext:value-type="float">
            <text:p>-1395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13" calcext:value-type="float">
            <text:p>-1413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32" calcext:value-type="float">
            <text:p>-1432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5" calcext:value-type="float">
            <text:p>-1445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49" calcext:value-type="float">
            <text:p>-1449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449" calcext:value-type="float">
            <text:p>-1449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449" calcext:value-type="float">
            <text:p>-1449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455" calcext:value-type="float">
            <text:p>-1455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467" calcext:value-type="float">
            <text:p>-1467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481" calcext:value-type="float">
            <text:p>-1481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496" calcext:value-type="float">
            <text:p>-1496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07" calcext:value-type="float">
            <text:p>-1507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513" calcext:value-type="float">
            <text:p>-1513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20" calcext:value-type="float">
            <text:p>-1520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529" calcext:value-type="float">
            <text:p>-1529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43" calcext:value-type="float">
            <text:p>-1543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558" calcext:value-type="float">
            <text:p>-1558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69" calcext:value-type="float">
            <text:p>-1569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575" calcext:value-type="float">
            <text:p>-1575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74" calcext:value-type="float">
            <text:p>-1574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570" calcext:value-type="float">
            <text:p>-1570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568" calcext:value-type="float">
            <text:p>-1568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573" calcext:value-type="float">
            <text:p>-1573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83" calcext:value-type="float">
            <text:p>-1583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95" calcext:value-type="float">
            <text:p>-1595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03" calcext:value-type="float">
            <text:p>-1603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03" calcext:value-type="float">
            <text:p>-1603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02" calcext:value-type="float">
            <text:p>-1602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02" calcext:value-type="float">
            <text:p>-1602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03" calcext:value-type="float">
            <text:p>-1603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05" calcext:value-type="float">
            <text:p>-1605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03" calcext:value-type="float">
            <text:p>-1603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591" calcext:value-type="float">
            <text:p>-1591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572" calcext:value-type="float">
            <text:p>-1572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552" calcext:value-type="float">
            <text:p>-1552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41" calcext:value-type="float">
            <text:p>-1541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540" calcext:value-type="float">
            <text:p>-1540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41" calcext:value-type="float">
            <text:p>-1541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541" calcext:value-type="float">
            <text:p>-1541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34" calcext:value-type="float">
            <text:p>-1534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520" calcext:value-type="float">
            <text:p>-1520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00" calcext:value-type="float">
            <text:p>-1500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482" calcext:value-type="float">
            <text:p>-1482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470" calcext:value-type="float">
            <text:p>-1470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464" calcext:value-type="float">
            <text:p>-1464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73" calcext:value-type="float">
            <text:p>-1373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377" calcext:value-type="float">
            <text:p>-1377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389" calcext:value-type="float">
            <text:p>-1389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407" calcext:value-type="float">
            <text:p>-1407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424" calcext:value-type="float">
            <text:p>-1424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435" calcext:value-type="float">
            <text:p>-1435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441" calcext:value-type="float">
            <text:p>-1441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442" calcext:value-type="float">
            <text:p>-1442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442" calcext:value-type="float">
            <text:p>-1442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46" calcext:value-type="float">
            <text:p>-1446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57" calcext:value-type="float">
            <text:p>-1457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71" calcext:value-type="float">
            <text:p>-1471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85" calcext:value-type="float">
            <text:p>-1485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96" calcext:value-type="float">
            <text:p>-1496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506" calcext:value-type="float">
            <text:p>-1506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513" calcext:value-type="float">
            <text:p>-1513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520" calcext:value-type="float">
            <text:p>-1520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32" calcext:value-type="float">
            <text:p>-1532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47" calcext:value-type="float">
            <text:p>-1547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558" calcext:value-type="float">
            <text:p>-1558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62" calcext:value-type="float">
            <text:p>-1562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63" calcext:value-type="float">
            <text:p>-1563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61" calcext:value-type="float">
            <text:p>-1561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560" calcext:value-type="float">
            <text:p>-1560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65" calcext:value-type="float">
            <text:p>-156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73" calcext:value-type="float">
            <text:p>-1573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83" calcext:value-type="float">
            <text:p>-1583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589" calcext:value-type="float">
            <text:p>-1589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92" calcext:value-type="float">
            <text:p>-1592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592" calcext:value-type="float">
            <text:p>-1592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592" calcext:value-type="float">
            <text:p>-1592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593" calcext:value-type="float">
            <text:p>-1593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95" calcext:value-type="float">
            <text:p>-1595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593" calcext:value-type="float">
            <text:p>-1593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582" calcext:value-type="float">
            <text:p>-1582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64" calcext:value-type="float">
            <text:p>-1564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45" calcext:value-type="float">
            <text:p>-1545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32" calcext:value-type="float">
            <text:p>-1532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29" calcext:value-type="float">
            <text:p>-1529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531" calcext:value-type="float">
            <text:p>-1531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30" calcext:value-type="float">
            <text:p>-1530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20" calcext:value-type="float">
            <text:p>-1520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06" calcext:value-type="float">
            <text:p>-1506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488" calcext:value-type="float">
            <text:p>-1488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470" calcext:value-type="float">
            <text:p>-1470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458" calcext:value-type="float">
            <text:p>-1458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451" calcext:value-type="float">
            <text:p>-1451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448" calcext:value-type="float">
            <text:p>-1448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442" calcext:value-type="float">
            <text:p>-1442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430" calcext:value-type="float">
            <text:p>-143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415" calcext:value-type="float">
            <text:p>-1415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403" calcext:value-type="float">
            <text:p>-1403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396" calcext:value-type="float">
            <text:p>-1396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396" calcext:value-type="float">
            <text:p>-1396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399" calcext:value-type="float">
            <text:p>-1399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399" calcext:value-type="float">
            <text:p>-1399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394" calcext:value-type="float">
            <text:p>-1394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386" calcext:value-type="float">
            <text:p>-1386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377" calcext:value-type="float">
            <text:p>-1377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370" calcext:value-type="float">
            <text:p>-1370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368" calcext:value-type="float">
            <text:p>-1368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69" calcext:value-type="float">
            <text:p>-1369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73" calcext:value-type="float">
            <text:p>-1373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373" calcext:value-type="float">
            <text:p>-1373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73" calcext:value-type="float">
            <text:p>-1373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379" calcext:value-type="float">
            <text:p>-1379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393" calcext:value-type="float">
            <text:p>-1393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11" calcext:value-type="float">
            <text:p>-1411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427" calcext:value-type="float">
            <text:p>-1427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438" calcext:value-type="float">
            <text:p>-1438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43" calcext:value-type="float">
            <text:p>-1443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443" calcext:value-type="float">
            <text:p>-1443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44" calcext:value-type="float">
            <text:p>-144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450" calcext:value-type="float">
            <text:p>-1450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61" calcext:value-type="float">
            <text:p>-1461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477" calcext:value-type="float">
            <text:p>-1477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491" calcext:value-type="float">
            <text:p>-1491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503" calcext:value-type="float">
            <text:p>-1503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510" calcext:value-type="float">
            <text:p>-1510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516" calcext:value-type="float">
            <text:p>-1516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523" calcext:value-type="float">
            <text:p>-1523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536" calcext:value-type="float">
            <text:p>-1536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549" calcext:value-type="float">
            <text:p>-1549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560" calcext:value-type="float">
            <text:p>-1560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65" calcext:value-type="float">
            <text:p>-1565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565" calcext:value-type="float">
            <text:p>-1565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62" calcext:value-type="float">
            <text:p>-1562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562" calcext:value-type="float">
            <text:p>-1562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568" calcext:value-type="float">
            <text:p>-1568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576" calcext:value-type="float">
            <text:p>-1576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585" calcext:value-type="float">
            <text:p>-1585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590" calcext:value-type="float">
            <text:p>-1590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591" calcext:value-type="float">
            <text:p>-1591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591" calcext:value-type="float">
            <text:p>-1591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592" calcext:value-type="float">
            <text:p>-1592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593" calcext:value-type="float">
            <text:p>-1593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593" calcext:value-type="float">
            <text:p>-1593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587" calcext:value-type="float">
            <text:p>-1587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574" calcext:value-type="float">
            <text:p>-1574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557" calcext:value-type="float">
            <text:p>-1557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41" calcext:value-type="float">
            <text:p>-1541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32" calcext:value-type="float">
            <text:p>-1532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31" calcext:value-type="float">
            <text:p>-1531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31" calcext:value-type="float">
            <text:p>-1531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25" calcext:value-type="float">
            <text:p>-1525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15" calcext:value-type="float">
            <text:p>-1515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00" calcext:value-type="float">
            <text:p>-1500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481" calcext:value-type="float">
            <text:p>-1481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66" calcext:value-type="float">
            <text:p>-1466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457" calcext:value-type="float">
            <text:p>-1457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453" calcext:value-type="float">
            <text:p>-1453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449" calcext:value-type="float">
            <text:p>-1449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440" calcext:value-type="float">
            <text:p>-1440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427" calcext:value-type="float">
            <text:p>-1427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414" calcext:value-type="float">
            <text:p>-1414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403" calcext:value-type="float">
            <text:p>-1403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397" calcext:value-type="float">
            <text:p>-1397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97" calcext:value-type="float">
            <text:p>-1397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400" calcext:value-type="float">
            <text:p>-140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99" calcext:value-type="float">
            <text:p>-1399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94" calcext:value-type="float">
            <text:p>-1394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87" calcext:value-type="float">
            <text:p>-1387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78" calcext:value-type="float">
            <text:p>-1378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73" calcext:value-type="float">
            <text:p>-137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72" calcext:value-type="float">
            <text:p>-1372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73" calcext:value-type="float">
            <text:p>-1373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74" calcext:value-type="float">
            <text:p>-1374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74" calcext:value-type="float">
            <text:p>-1374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78" calcext:value-type="float">
            <text:p>-1378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90" calcext:value-type="float">
            <text:p>-1390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06" calcext:value-type="float">
            <text:p>-1406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23" calcext:value-type="float">
            <text:p>-1423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436" calcext:value-type="float">
            <text:p>-1436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443" calcext:value-type="float">
            <text:p>-1443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446" calcext:value-type="float">
            <text:p>-1446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446" calcext:value-type="float">
            <text:p>-1446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451" calcext:value-type="float">
            <text:p>-1451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61" calcext:value-type="float">
            <text:p>-1461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74" calcext:value-type="float">
            <text:p>-1474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88" calcext:value-type="float">
            <text:p>-1488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500" calcext:value-type="float">
            <text:p>-1500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508" calcext:value-type="float">
            <text:p>-1508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514" calcext:value-type="float">
            <text:p>-1514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522" calcext:value-type="float">
            <text:p>-1522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533" calcext:value-type="float">
            <text:p>-1533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547" calcext:value-type="float">
            <text:p>-1547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559" calcext:value-type="float">
            <text:p>-1559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564" calcext:value-type="float">
            <text:p>-1564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566" calcext:value-type="float">
            <text:p>-1566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564" calcext:value-type="float">
            <text:p>-1564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63" calcext:value-type="float">
            <text:p>-1563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566" calcext:value-type="float">
            <text:p>-1566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74" calcext:value-type="float">
            <text:p>-1574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85" calcext:value-type="float">
            <text:p>-1585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92" calcext:value-type="float">
            <text:p>-1592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595" calcext:value-type="float">
            <text:p>-1595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593" calcext:value-type="float">
            <text:p>-1593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92" calcext:value-type="float">
            <text:p>-1592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93" calcext:value-type="float">
            <text:p>-1593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95" calcext:value-type="float">
            <text:p>-1595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93" calcext:value-type="float">
            <text:p>-1593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83" calcext:value-type="float">
            <text:p>-1583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67" calcext:value-type="float">
            <text:p>-1567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49" calcext:value-type="float">
            <text:p>-1549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6" calcext:value-type="float">
            <text:p>-1536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32" calcext:value-type="float">
            <text:p>-1532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34" calcext:value-type="float">
            <text:p>-1534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31" calcext:value-type="float">
            <text:p>-1531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22" calcext:value-type="float">
            <text:p>-1522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08" calcext:value-type="float">
            <text:p>-1508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491" calcext:value-type="float">
            <text:p>-1491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473" calcext:value-type="float">
            <text:p>-1473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60" calcext:value-type="float">
            <text:p>-1460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454" calcext:value-type="float">
            <text:p>-1454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52" calcext:value-type="float">
            <text:p>-1452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46" calcext:value-type="float">
            <text:p>-1446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35" calcext:value-type="float">
            <text:p>-1435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Serialized FFT Output Start</text:p>
          </table:table-cell>
          <table:table-cell table:number-columns-repeated="999"/>
        </table:table-row>
        <table:table-row table:style-name="ro1">
          <table:table-cell office:value-type="float" office:value="477743" calcext:value-type="float">
            <text:p>477743</text:p>
          </table:table-cell>
          <table:table-cell office:value-type="float" office:value="985.23254" calcext:value-type="float">
            <text:p>985.23254</text:p>
          </table:table-cell>
          <table:table-cell office:value-type="float" office:value="2766.54199" calcext:value-type="float">
            <text:p>2766.54199</text:p>
          </table:table-cell>
          <table:table-cell office:value-type="float" office:value="703.48461" calcext:value-type="float">
            <text:p>703.48461</text:p>
          </table:table-cell>
          <table:table-cell office:value-type="float" office:value="7814.55908" calcext:value-type="float">
            <text:p>7814.55908</text:p>
          </table:table-cell>
          <table:table-cell office:value-type="float" office:value="10346.59277" calcext:value-type="float">
            <text:p>10346.59277</text:p>
          </table:table-cell>
          <table:table-cell office:value-type="float" office:value="8722.76855" calcext:value-type="float">
            <text:p>8722.76855</text:p>
          </table:table-cell>
          <table:table-cell office:value-type="float" office:value="955.02386" calcext:value-type="float">
            <text:p>955.0238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rialized FFT Output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Recording starting in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<text:s/>0Sleep 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ycle 1 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Cycle 1 </text:p>
          </table:table-cell>
          <table:table-cell office:value-type="string" calcext:value-type="string">
            <text:p><text:s/>Input end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start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419" calcext:value-type="float">
            <text:p>-1419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369" calcext:value-type="float">
            <text:p>-1369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371" calcext:value-type="float">
            <text:p>-1371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30" calcext:value-type="float">
            <text:p>-1430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430" calcext:value-type="float">
            <text:p>-1430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414" calcext:value-type="float">
            <text:p>-1414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422" calcext:value-type="float">
            <text:p>-1422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419" calcext:value-type="float">
            <text:p>-1419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414" calcext:value-type="float">
            <text:p>-1414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439" calcext:value-type="float">
            <text:p>-1439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414" calcext:value-type="float">
            <text:p>-1414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578" calcext:value-type="float">
            <text:p>-1578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1" calcext:value-type="float">
            <text:p>-1591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5" calcext:value-type="float">
            <text:p>-1605</text:p>
          </table:table-cell>
          <table:table-cell table:number-columns-repeated="2" office:value-type="float" office:value="-1606" calcext:value-type="float">
            <text:p>-1606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2" calcext:value-type="float">
            <text:p>-1562</text:p>
          </table:table-cell>
          <table:table-cell office:value-type="float" office:value="-1547" calcext:value-type="float">
            <text:p>-1547</text:p>
          </table:table-cell>
          <table:table-cell office:value-type="float" office:value="-1541" calcext:value-type="float">
            <text:p>-1541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5" calcext:value-type="float">
            <text:p>-1535</text:p>
          </table:table-cell>
          <table:table-cell office:value-type="float" office:value="-1524" calcext:value-type="float">
            <text:p>-1524</text:p>
          </table:table-cell>
          <table:table-cell office:value-type="float" office:value="-1508" calcext:value-type="float">
            <text:p>-1508</text:p>
          </table:table-cell>
          <table:table-cell office:value-type="float" office:value="-1488" calcext:value-type="float">
            <text:p>-1488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5" calcext:value-type="float">
            <text:p>-1445</text:p>
          </table:table-cell>
          <table:table-cell office:value-type="float" office:value="-1433" calcext:value-type="float">
            <text:p>-1433</text:p>
          </table:table-cell>
          <table:table-cell office:value-type="float" office:value="-1421" calcext:value-type="float">
            <text:p>-1421</text:p>
          </table:table-cell>
          <table:table-cell office:value-type="float" office:value="-1412" calcext:value-type="float">
            <text:p>-1412</text:p>
          </table:table-cell>
          <table:table-cell office:value-type="float" office:value="-1408" calcext:value-type="float">
            <text:p>-1408</text:p>
          </table:table-cell>
          <table:table-cell office:value-type="float" office:value="-1410" calcext:value-type="float">
            <text:p>-1410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3" calcext:value-type="float">
            <text:p>-1393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8" calcext:value-type="float">
            <text:p>-1388</text:p>
          </table:table-cell>
          <table:table-cell office:value-type="float" office:value="-1391" calcext:value-type="float">
            <text:p>-1391</text:p>
          </table:table-cell>
          <table:table-cell office:value-type="float" office:value="-1402" calcext:value-type="float">
            <text:p>-1402</text:p>
          </table:table-cell>
          <table:table-cell office:value-type="float" office:value="-1419" calcext:value-type="float">
            <text:p>-1419</text:p>
          </table:table-cell>
          <table:table-cell office:value-type="float" office:value="-1437" calcext:value-type="float">
            <text:p>-1437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5" calcext:value-type="float">
            <text:p>-1455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3" calcext:value-type="float">
            <text:p>-1473</text:p>
          </table:table-cell>
          <table:table-cell office:value-type="float" office:value="-1486" calcext:value-type="float">
            <text:p>-1486</text:p>
          </table:table-cell>
          <table:table-cell office:value-type="float" office:value="-1500" calcext:value-type="float">
            <text:p>-1500</text:p>
          </table:table-cell>
          <table:table-cell office:value-type="float" office:value="-1511" calcext:value-type="float">
            <text:p>-1511</text:p>
          </table:table-cell>
          <table:table-cell office:value-type="float" office:value="-1519" calcext:value-type="float">
            <text:p>-1519</text:p>
          </table:table-cell>
          <table:table-cell office:value-type="float" office:value="-1524" calcext:value-type="float">
            <text:p>-1524</text:p>
          </table:table-cell>
          <table:table-cell office:value-type="float" office:value="-1534" calcext:value-type="float">
            <text:p>-1534</text:p>
          </table:table-cell>
          <table:table-cell office:value-type="float" office:value="-1548" calcext:value-type="float">
            <text:p>-1548</text:p>
          </table:table-cell>
          <table:table-cell office:value-type="float" office:value="-1562" calcext:value-type="float">
            <text:p>-1562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6" calcext:value-type="float">
            <text:p>-1606</text:p>
          </table:table-cell>
          <table:table-cell table:number-columns-repeated="2" office:value-type="float" office:value="-1605" calcext:value-type="float">
            <text:p>-1605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9" calcext:value-type="float">
            <text:p>-1589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4" calcext:value-type="float">
            <text:p>-1544</text:p>
          </table:table-cell>
          <table:table-cell table:number-columns-repeated="2" office:value-type="float" office:value="-1541" calcext:value-type="float">
            <text:p>-1541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3" calcext:value-type="float">
            <text:p>-1533</text:p>
          </table:table-cell>
          <table:table-cell office:value-type="float" office:value="-1519" calcext:value-type="float">
            <text:p>-1519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5" calcext:value-type="float">
            <text:p>-1465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42" calcext:value-type="float">
            <text:p>-1442</text:p>
          </table:table-cell>
          <table:table-cell office:value-type="float" office:value="-1428" calcext:value-type="float">
            <text:p>-1428</text:p>
          </table:table-cell>
          <table:table-cell office:value-type="float" office:value="-1418" calcext:value-type="float">
            <text:p>-1418</text:p>
          </table:table-cell>
          <table:table-cell office:value-type="float" office:value="-1412" calcext:value-type="float">
            <text:p>-1412</text:p>
          </table:table-cell>
          <table:table-cell office:value-type="float" office:value="-1411" calcext:value-type="float">
            <text:p>-1411</text:p>
          </table:table-cell>
          <table:table-cell table:number-columns-repeated="2" office:value-type="float" office:value="-1413" calcext:value-type="float">
            <text:p>-141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3" calcext:value-type="float">
            <text:p>-1393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7" calcext:value-type="float">
            <text:p>-1387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90" calcext:value-type="float">
            <text:p>-1390</text:p>
          </table:table-cell>
          <table:table-cell office:value-type="float" office:value="-1398" calcext:value-type="float">
            <text:p>-1398</text:p>
          </table:table-cell>
          <table:table-cell office:value-type="float" office:value="-1412" calcext:value-type="float">
            <text:p>-1412</text:p>
          </table:table-cell>
          <table:table-cell office:value-type="float" office:value="-1429" calcext:value-type="float">
            <text:p>-1429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5" calcext:value-type="float">
            <text:p>-1455</text:p>
          </table:table-cell>
          <table:table-cell table:number-columns-repeated="2" office:value-type="float" office:value="-1459" calcext:value-type="float">
            <text:p>-1459</text:p>
          </table:table-cell>
          <table:table-cell office:value-type="float" office:value="-1460" calcext:value-type="float">
            <text:p>-1460</text:p>
          </table:table-cell>
          <table:table-cell office:value-type="float" office:value="-1467" calcext:value-type="float">
            <text:p>-1467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4" calcext:value-type="float">
            <text:p>-1494</text:p>
          </table:table-cell>
          <table:table-cell office:value-type="float" office:value="-1510" calcext:value-type="float">
            <text:p>-1510</text:p>
          </table:table-cell>
          <table:table-cell office:value-type="float" office:value="-1521" calcext:value-type="float">
            <text:p>-1521</text:p>
          </table:table-cell>
          <table:table-cell office:value-type="float" office:value="-1527" calcext:value-type="float">
            <text:p>-1527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2" calcext:value-type="float">
            <text:p>-1542</text:p>
          </table:table-cell>
          <table:table-cell office:value-type="float" office:value="-1556" calcext:value-type="float">
            <text:p>-1556</text:p>
          </table:table-cell>
          <table:table-cell office:value-type="float" office:value="-1570" calcext:value-type="float">
            <text:p>-1570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2" calcext:value-type="float">
            <text:p>-1592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9" calcext:value-type="float">
            <text:p>-1609</text:p>
          </table:table-cell>
          <table:table-cell table:number-columns-repeated="2" office:value-type="float" office:value="-1608" calcext:value-type="float">
            <text:p>-1608</text:p>
          </table:table-cell>
          <table:table-cell office:value-type="float" office:value="-1607" calcext:value-type="float">
            <text:p>-1607</text:p>
          </table:table-cell>
          <table:table-cell office:value-type="float" office:value="-1598" calcext:value-type="float">
            <text:p>-1598</text:p>
          </table:table-cell>
          <table:table-cell office:value-type="float" office:value="-1583" calcext:value-type="float">
            <text:p>-1583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6" calcext:value-type="float">
            <text:p>-1396</text:p>
          </table:table-cell>
          <table:table-cell table:number-columns-repeated="2" office:value-type="float" office:value="-1398" calcext:value-type="float">
            <text:p>-1398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7" calcext:value-type="float">
            <text:p>-1387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2" calcext:value-type="float">
            <text:p>-1372</text:p>
          </table:table-cell>
          <table:table-cell office:value-type="float" office:value="-1369" calcext:value-type="float">
            <text:p>-1369</text:p>
          </table:table-cell>
          <table:table-cell office:value-type="float" office:value="-1371" calcext:value-type="float">
            <text:p>-1371</text:p>
          </table:table-cell>
          <table:table-cell table:number-columns-repeated="3" office:value-type="float" office:value="-1374" calcext:value-type="float">
            <text:p>-1374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6" calcext:value-type="float">
            <text:p>-1396</text:p>
          </table:table-cell>
          <table:table-cell office:value-type="float" office:value="-1415" calcext:value-type="float">
            <text:p>-1415</text:p>
          </table:table-cell>
          <table:table-cell office:value-type="float" office:value="-1430" calcext:value-type="float">
            <text:p>-1430</text:p>
          </table:table-cell>
          <table:table-cell office:value-type="float" office:value="-1439" calcext:value-type="float">
            <text:p>-1439</text:p>
          </table:table-cell>
          <table:table-cell office:value-type="float" office:value="-1442" calcext:value-type="float">
            <text:p>-1442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2" calcext:value-type="float">
            <text:p>-1452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5" calcext:value-type="float">
            <text:p>-1495</text:p>
          </table:table-cell>
          <table:table-cell office:value-type="float" office:value="-1505" calcext:value-type="float">
            <text:p>-1505</text:p>
          </table:table-cell>
          <table:table-cell office:value-type="float" office:value="-1511" calcext:value-type="float">
            <text:p>-1511</text:p>
          </table:table-cell>
          <table:table-cell office:value-type="float" office:value="-1517" calcext:value-type="float">
            <text:p>-1517</text:p>
          </table:table-cell>
          <table:table-cell office:value-type="float" office:value="-1527" calcext:value-type="float">
            <text:p>-1527</text:p>
          </table:table-cell>
          <table:table-cell office:value-type="float" office:value="-1542" calcext:value-type="float">
            <text:p>-1542</text:p>
          </table:table-cell>
          <table:table-cell office:value-type="float" office:value="-1556" calcext:value-type="float">
            <text:p>-1556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7" calcext:value-type="float">
            <text:p>-1567</text:p>
          </table:table-cell>
          <table:table-cell table:number-columns-repeated="2" office:value-type="float" office:value="-1565" calcext:value-type="float">
            <text:p>-1565</text:p>
          </table:table-cell>
          <table:table-cell office:value-type="float" office:value="-1570" calcext:value-type="float">
            <text:p>-1570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9" calcext:value-type="float">
            <text:p>-1589</text:p>
          </table:table-cell>
          <table:table-cell table:number-columns-repeated="2" office:value-type="float" office:value="-1593" calcext:value-type="float">
            <text:p>-1593</text:p>
          </table:table-cell>
          <table:table-cell table:number-columns-repeated="2" office:value-type="float" office:value="-1592" calcext:value-type="float">
            <text:p>-1592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2" calcext:value-type="float">
            <text:p>-1572</text:p>
          </table:table-cell>
          <table:table-cell office:value-type="float" office:value="-1553" calcext:value-type="float">
            <text:p>-1553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1" calcext:value-type="float">
            <text:p>-1531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9" calcext:value-type="float">
            <text:p>-1529</text:p>
          </table:table-cell>
          <table:table-cell office:value-type="float" office:value="-1524" calcext:value-type="float">
            <text:p>-1524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7" calcext:value-type="float">
            <text:p>-1497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7" calcext:value-type="float">
            <text:p>-1457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7" calcext:value-type="float">
            <text:p>-1437</text:p>
          </table:table-cell>
          <table:table-cell office:value-type="float" office:value="-1423" calcext:value-type="float">
            <text:p>-142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8" calcext:value-type="float">
            <text:p>-1398</text:p>
          </table:table-cell>
          <table:table-cell office:value-type="float" office:value="-1400" calcext:value-type="float">
            <text:p>-1400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4" calcext:value-type="float">
            <text:p>-1384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8" calcext:value-type="float">
            <text:p>-1388</text:p>
          </table:table-cell>
          <table:table-cell office:value-type="float" office:value="-1405" calcext:value-type="float">
            <text:p>-1405</text:p>
          </table:table-cell>
          <table:table-cell office:value-type="float" office:value="-1423" calcext:value-type="float">
            <text:p>-1423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2" calcext:value-type="float">
            <text:p>-1442</text:p>
          </table:table-cell>
          <table:table-cell table:number-columns-repeated="2" office:value-type="float" office:value="-1444" calcext:value-type="float">
            <text:p>-1444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3" calcext:value-type="float">
            <text:p>-1473</text:p>
          </table:table-cell>
          <table:table-cell office:value-type="float" office:value="-1487" calcext:value-type="float">
            <text:p>-1487</text:p>
          </table:table-cell>
          <table:table-cell office:value-type="float" office:value="-1499" calcext:value-type="float">
            <text:p>-1499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5" calcext:value-type="float">
            <text:p>-1535</text:p>
          </table:table-cell>
          <table:table-cell office:value-type="float" office:value="-1550" calcext:value-type="float">
            <text:p>-1550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6" calcext:value-type="float">
            <text:p>-156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2" calcext:value-type="float">
            <text:p>-1592</text:p>
          </table:table-cell>
          <table:table-cell table:number-columns-repeated="3" office:value-type="float" office:value="-1594" calcext:value-type="float">
            <text:p>-1594</text:p>
          </table:table-cell>
          <table:table-cell table:number-columns-repeated="2" office:value-type="float" office:value="-1595" calcext:value-type="float">
            <text:p>-1595</text:p>
          </table:table-cell>
          <table:table-cell office:value-type="float" office:value="-1591" calcext:value-type="float">
            <text:p>-1591</text:p>
          </table:table-cell>
          <table:table-cell office:value-type="float" office:value="-1581" calcext:value-type="float">
            <text:p>-1581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5" calcext:value-type="float">
            <text:p>-1545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1" calcext:value-type="float">
            <text:p>-1531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9" calcext:value-type="float">
            <text:p>-1529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7" calcext:value-type="float">
            <text:p>-1507</text:p>
          </table:table-cell>
          <table:table-cell office:value-type="float" office:value="-1490" calcext:value-type="float">
            <text:p>-1490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5" calcext:value-type="float">
            <text:p>-1455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3" calcext:value-type="float">
            <text:p>-1443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7" calcext:value-type="float">
            <text:p>-1417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1" calcext:value-type="float">
            <text:p>-1401</text:p>
          </table:table-cell>
          <table:table-cell office:value-type="float" office:value="-1400" calcext:value-type="float">
            <text:p>-1400</text:p>
          </table:table-cell>
          <table:table-cell office:value-type="float" office:value="-1401" calcext:value-type="float">
            <text:p>-1401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7" calcext:value-type="float">
            <text:p>-1397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4" calcext:value-type="float">
            <text:p>-1374</text:p>
          </table:table-cell>
          <table:table-cell table:number-columns-repeated="2" office:value-type="float" office:value="-1376" calcext:value-type="float">
            <text:p>-1376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4" calcext:value-type="float">
            <text:p>-1384</text:p>
          </table:table-cell>
          <table:table-cell office:value-type="float" office:value="-1398" calcext:value-type="float">
            <text:p>-1398</text:p>
          </table:table-cell>
          <table:table-cell office:value-type="float" office:value="-1415" calcext:value-type="float">
            <text:p>-1415</text:p>
          </table:table-cell>
          <table:table-cell office:value-type="float" office:value="-1430" calcext:value-type="float">
            <text:p>-1430</text:p>
          </table:table-cell>
          <table:table-cell office:value-type="float" office:value="-1441" calcext:value-type="float">
            <text:p>-1441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5" calcext:value-type="float">
            <text:p>-1455</text:p>
          </table:table-cell>
          <table:table-cell office:value-type="float" office:value="-1467" calcext:value-type="float">
            <text:p>-146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6" calcext:value-type="float">
            <text:p>-1506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30" calcext:value-type="float">
            <text:p>-1530</text:p>
          </table:table-cell>
          <table:table-cell office:value-type="float" office:value="-1543" calcext:value-type="float">
            <text:p>-1543</text:p>
          </table:table-cell>
          <table:table-cell office:value-type="float" office:value="-1556" calcext:value-type="float">
            <text:p>-1556</text:p>
          </table:table-cell>
          <table:table-cell office:value-type="float" office:value="-1567" calcext:value-type="float">
            <text:p>-156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table:number-columns-repeated="2" office:value-type="float" office:value="-1567" calcext:value-type="float">
            <text:p>-1567</text:p>
          </table:table-cell>
          <table:table-cell office:value-type="float" office:value="-1572" calcext:value-type="float">
            <text:p>-1572</text:p>
          </table:table-cell>
          <table:table-cell office:value-type="float" office:value="-1580" calcext:value-type="float">
            <text:p>-1580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598" calcext:value-type="float">
            <text:p>-1598</text:p>
          </table:table-cell>
          <table:table-cell table:number-columns-repeated="2" office:value-type="float" office:value="-1596" calcext:value-type="float">
            <text:p>-1596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56" calcext:value-type="float">
            <text:p>-1556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2" calcext:value-type="float">
            <text:p>-1532</text:p>
          </table:table-cell>
          <table:table-cell office:value-type="float" office:value="-1531" calcext:value-type="float">
            <text:p>-1531</text:p>
          </table:table-cell>
          <table:table-cell office:value-type="float" office:value="-1527" calcext:value-type="float">
            <text:p>-152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4" calcext:value-type="float">
            <text:p>-1484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9" calcext:value-type="float">
            <text:p>-1439</text:p>
          </table:table-cell>
          <table:table-cell office:value-type="float" office:value="-1427" calcext:value-type="float">
            <text:p>-1427</text:p>
          </table:table-cell>
          <table:table-cell office:value-type="float" office:value="-1414" calcext:value-type="float">
            <text:p>-1414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9" calcext:value-type="float">
            <text:p>-1399</text:p>
          </table:table-cell>
          <table:table-cell office:value-type="float" office:value="-1400" calcext:value-type="float">
            <text:p>-1400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7" calcext:value-type="float">
            <text:p>-1397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3" calcext:value-type="float">
            <text:p>-1383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8" calcext:value-type="float">
            <text:p>-1378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3" calcext:value-type="float">
            <text:p>-1383</text:p>
          </table:table-cell>
          <table:table-cell office:value-type="float" office:value="-1392" calcext:value-type="float">
            <text:p>-1392</text:p>
          </table:table-cell>
          <table:table-cell office:value-type="float" office:value="-1407" calcext:value-type="float">
            <text:p>-1407</text:p>
          </table:table-cell>
          <table:table-cell office:value-type="float" office:value="-1423" calcext:value-type="float">
            <text:p>-1423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3" calcext:value-type="float">
            <text:p>-1453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3" calcext:value-type="float">
            <text:p>-1473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1" calcext:value-type="float">
            <text:p>-1511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6" calcext:value-type="float">
            <text:p>-153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61" calcext:value-type="float">
            <text:p>-1561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table:number-columns-repeated="2" office:value-type="float" office:value="-1598" calcext:value-type="float">
            <text:p>-1598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595" calcext:value-type="float">
            <text:p>-1595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4" calcext:value-type="float">
            <text:p>-1584</text:p>
          </table:table-cell>
          <table:table-cell office:value-type="float" office:value="-1569" calcext:value-type="float">
            <text:p>-1569</text:p>
          </table:table-cell>
          <table:table-cell office:value-type="float" office:value="-1551" calcext:value-type="float">
            <text:p>-1551</text:p>
          </table:table-cell>
          <table:table-cell office:value-type="float" office:value="-1537" calcext:value-type="float">
            <text:p>-1537</text:p>
          </table:table-cell>
          <table:table-cell table:number-columns-repeated="2" office:value-type="float" office:value="-1533" calcext:value-type="float">
            <text:p>-153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22" calcext:value-type="float">
            <text:p>-1522</text:p>
          </table:table-cell>
          <table:table-cell office:value-type="float" office:value="-1509" calcext:value-type="float">
            <text:p>-1509</text:p>
          </table:table-cell>
          <table:table-cell office:value-type="float" office:value="-1493" calcext:value-type="float">
            <text:p>-149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6" calcext:value-type="float">
            <text:p>-1436</text:p>
          </table:table-cell>
          <table:table-cell office:value-type="float" office:value="-1423" calcext:value-type="float">
            <text:p>-1423</text:p>
          </table:table-cell>
          <table:table-cell office:value-type="float" office:value="-1410" calcext:value-type="float">
            <text:p>-1410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0" calcext:value-type="float">
            <text:p>-1400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7" calcext:value-type="float">
            <text:p>-1387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8" calcext:value-type="float">
            <text:p>-1378</text:p>
          </table:table-cell>
          <table:table-cell table:number-columns-repeated="2" office:value-type="float" office:value="-1380" calcext:value-type="float">
            <text:p>-1380</text:p>
          </table:table-cell>
          <table:table-cell office:value-type="float" office:value="-1387" calcext:value-type="float">
            <text:p>-1387</text:p>
          </table:table-cell>
          <table:table-cell office:value-type="float" office:value="-1400" calcext:value-type="float">
            <text:p>-1400</text:p>
          </table:table-cell>
          <table:table-cell office:value-type="float" office:value="-1416" calcext:value-type="float">
            <text:p>-1416</text:p>
          </table:table-cell>
          <table:table-cell office:value-type="float" office:value="-1431" calcext:value-type="float">
            <text:p>-1431</text:p>
          </table:table-cell>
          <table:table-cell office:value-type="float" office:value="-1440" calcext:value-type="float">
            <text:p>-1440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2" calcext:value-type="float">
            <text:p>-1452</text:p>
          </table:table-cell>
          <table:table-cell office:value-type="float" office:value="-1457" calcext:value-type="float">
            <text:p>-1457</text:p>
          </table:table-cell>
          <table:table-cell office:value-type="float" office:value="-1467" calcext:value-type="float">
            <text:p>-146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3" calcext:value-type="float">
            <text:p>-1543</text:p>
          </table:table-cell>
          <table:table-cell office:value-type="float" office:value="-1557" calcext:value-type="float">
            <text:p>-1557</text:p>
          </table:table-cell>
          <table:table-cell office:value-type="float" office:value="-1568" calcext:value-type="float">
            <text:p>-1568</text:p>
          </table:table-cell>
          <table:table-cell table:number-columns-repeated="2" office:value-type="float" office:value="-1574" calcext:value-type="float">
            <text:p>-1574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7" calcext:value-type="float">
            <text:p>-1597</text:p>
          </table:table-cell>
          <table:table-cell table:number-columns-repeated="2" office:value-type="float" office:value="-1599" calcext:value-type="float">
            <text:p>-1599</text:p>
          </table:table-cell>
          <table:table-cell table:number-columns-repeated="2" office:value-type="float" office:value="-1598" calcext:value-type="float">
            <text:p>-1598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0" calcext:value-type="float">
            <text:p>-159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0" calcext:value-type="float">
            <text:p>-1560</text:p>
          </table:table-cell>
          <table:table-cell office:value-type="float" office:value="-1544" calcext:value-type="float">
            <text:p>-1544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3" calcext:value-type="float">
            <text:p>-1503</text:p>
          </table:table-cell>
          <table:table-cell office:value-type="float" office:value="-1486" calcext:value-type="float">
            <text:p>-1486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5" calcext:value-type="float">
            <text:p>-1455</text:p>
          </table:table-cell>
          <table:table-cell office:value-type="float" office:value="-1450" calcext:value-type="float">
            <text:p>-1450</text:p>
          </table:table-cell>
          <table:table-cell office:value-type="float" office:value="-1441" calcext:value-type="float">
            <text:p>-1441</text:p>
          </table:table-cell>
          <table:table-cell office:value-type="float" office:value="-1429" calcext:value-type="float">
            <text:p>-1429</text:p>
          </table:table-cell>
          <table:table-cell office:value-type="float" office:value="-1416" calcext:value-type="float">
            <text:p>-1416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3" calcext:value-type="float">
            <text:p>-1403</text:p>
          </table:table-cell>
          <table:table-cell table:number-columns-repeated="2" office:value-type="float" office:value="-1404" calcext:value-type="float">
            <text:p>-1404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1" calcext:value-type="float">
            <text:p>-1381</text:p>
          </table:table-cell>
          <table:table-cell table:number-columns-repeated="2" office:value-type="float" office:value="-1375" calcext:value-type="float">
            <text:p>-1375</text:p>
          </table:table-cell>
          <table:table-cell office:value-type="float" office:value="-1378" calcext:value-type="float">
            <text:p>-1378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93" calcext:value-type="float">
            <text:p>-1393</text:p>
          </table:table-cell>
          <table:table-cell office:value-type="float" office:value="-1409" calcext:value-type="float">
            <text:p>-1409</text:p>
          </table:table-cell>
          <table:table-cell office:value-type="float" office:value="-1425" calcext:value-type="float">
            <text:p>-1425</text:p>
          </table:table-cell>
          <table:table-cell office:value-type="float" office:value="-1439" calcext:value-type="float">
            <text:p>-1439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4" calcext:value-type="float">
            <text:p>-1454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6" calcext:value-type="float">
            <text:p>-1476</text:p>
          </table:table-cell>
          <table:table-cell office:value-type="float" office:value="-1490" calcext:value-type="float">
            <text:p>-1490</text:p>
          </table:table-cell>
          <table:table-cell office:value-type="float" office:value="-1503" calcext:value-type="float">
            <text:p>-1503</text:p>
          </table:table-cell>
          <table:table-cell office:value-type="float" office:value="-1513" calcext:value-type="float">
            <text:p>-1513</text:p>
          </table:table-cell>
          <table:table-cell office:value-type="float" office:value="-1519" calcext:value-type="float">
            <text:p>-1519</text:p>
          </table:table-cell>
          <table:table-cell office:value-type="float" office:value="-1525" calcext:value-type="float">
            <text:p>-152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50" calcext:value-type="float">
            <text:p>-1550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6" calcext:value-type="float">
            <text:p>-1596</text:p>
          </table:table-cell>
          <table:table-cell table:number-columns-repeated="3" office:value-type="float" office:value="-1600" calcext:value-type="float">
            <text:p>-1600</text:p>
          </table:table-cell>
          <table:table-cell table:number-columns-repeated="2" office:value-type="float" office:value="-1599" calcext:value-type="float">
            <text:p>-1599</text:p>
          </table:table-cell>
          <table:table-cell office:value-type="float" office:value="-1596" calcext:value-type="float">
            <text:p>-1596</text:p>
          </table:table-cell>
          <table:table-cell office:value-type="float" office:value="-1587" calcext:value-type="float">
            <text:p>-1587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7" calcext:value-type="float">
            <text:p>-1527</text:p>
          </table:table-cell>
          <table:table-cell office:value-type="float" office:value="-1514" calcext:value-type="float">
            <text:p>-1514</text:p>
          </table:table-cell>
          <table:table-cell office:value-type="float" office:value="-1497" calcext:value-type="float">
            <text:p>-1497</text:p>
          </table:table-cell>
          <table:table-cell office:value-type="float" office:value="-1479" calcext:value-type="float">
            <text:p>-1479</text:p>
          </table:table-cell>
          <table:table-cell office:value-type="float" office:value="-1466" calcext:value-type="float">
            <text:p>-1466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5" calcext:value-type="float">
            <text:p>-1435</text:p>
          </table:table-cell>
          <table:table-cell office:value-type="float" office:value="-1422" calcext:value-type="float">
            <text:p>-1422</text:p>
          </table:table-cell>
          <table:table-cell office:value-type="float" office:value="-1413" calcext:value-type="float">
            <text:p>-1413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4" calcext:value-type="float">
            <text:p>-1404</text:p>
          </table:table-cell>
          <table:table-cell table:number-columns-repeated="2" office:value-type="float" office:value="-1405" calcext:value-type="float">
            <text:p>-1405</text:p>
          </table:table-cell>
          <table:table-cell office:value-type="float" office:value="-1403" calcext:value-type="float">
            <text:p>-1403</text:p>
          </table:table-cell>
          <table:table-cell office:value-type="float" office:value="-1398" calcext:value-type="float">
            <text:p>-139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0" calcext:value-type="float">
            <text:p>-1380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90" calcext:value-type="float">
            <text:p>-1390</text:p>
          </table:table-cell>
          <table:table-cell office:value-type="float" office:value="-1403" calcext:value-type="float">
            <text:p>-1403</text:p>
          </table:table-cell>
          <table:table-cell office:value-type="float" office:value="-1419" calcext:value-type="float">
            <text:p>-1419</text:p>
          </table:table-cell>
          <table:table-cell office:value-type="float" office:value="-1434" calcext:value-type="float">
            <text:p>-1434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2" calcext:value-type="float">
            <text:p>-1452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9" calcext:value-type="float">
            <text:p>-1469</text:p>
          </table:table-cell>
          <table:table-cell office:value-type="float" office:value="-1483" calcext:value-type="float">
            <text:p>-1483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7" calcext:value-type="float">
            <text:p>-1517</text:p>
          </table:table-cell>
          <table:table-cell office:value-type="float" office:value="-1525" calcext:value-type="float">
            <text:p>-1525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4" calcext:value-type="float">
            <text:p>-1544</text:p>
          </table:table-cell>
          <table:table-cell office:value-type="float" office:value="-1557" calcext:value-type="float">
            <text:p>-1557</text:p>
          </table:table-cell>
          <table:table-cell office:value-type="float" office:value="-1569" calcext:value-type="float">
            <text:p>-1569</text:p>
          </table:table-cell>
          <table:table-cell table:number-columns-repeated="2"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2" calcext:value-type="float">
            <text:p>-1592</text:p>
          </table:table-cell>
          <table:table-cell table:number-columns-repeated="5"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2" calcext:value-type="float">
            <text:p>-159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1" calcext:value-type="float">
            <text:p>-1561</text:p>
          </table:table-cell>
          <table:table-cell office:value-type="float" office:value="-1546" calcext:value-type="float">
            <text:p>-1546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3" calcext:value-type="float">
            <text:p>-1443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8" calcext:value-type="float">
            <text:p>-1418</text:p>
          </table:table-cell>
          <table:table-cell office:value-type="float" office:value="-1408" calcext:value-type="float">
            <text:p>-1408</text:p>
          </table:table-cell>
          <table:table-cell table:number-columns-repeated="2" office:value-type="float" office:value="-1403" calcext:value-type="float">
            <text:p>-1403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2" calcext:value-type="float">
            <text:p>-1392</text:p>
          </table:table-cell>
          <table:table-cell office:value-type="float" office:value="-1385" calcext:value-type="float">
            <text:p>-1385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6" calcext:value-type="float">
            <text:p>-1386</text:p>
          </table:table-cell>
          <table:table-cell office:value-type="float" office:value="-1394" calcext:value-type="float">
            <text:p>-1394</text:p>
          </table:table-cell>
          <table:table-cell office:value-type="float" office:value="-1409" calcext:value-type="float">
            <text:p>-1409</text:p>
          </table:table-cell>
          <table:table-cell office:value-type="float" office:value="-1426" calcext:value-type="float">
            <text:p>-1426</text:p>
          </table:table-cell>
          <table:table-cell office:value-type="float" office:value="-1440" calcext:value-type="float">
            <text:p>-1440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4" calcext:value-type="float">
            <text:p>-1474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2" calcext:value-type="float">
            <text:p>-1512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9" calcext:value-type="float">
            <text:p>-1529</text:p>
          </table:table-cell>
          <table:table-cell office:value-type="float" office:value="-1539" calcext:value-type="float">
            <text:p>-1539</text:p>
          </table:table-cell>
          <table:table-cell office:value-type="float" office:value="-1551" calcext:value-type="float">
            <text:p>-1551</text:p>
          </table:table-cell>
          <table:table-cell office:value-type="float" office:value="-1561" calcext:value-type="float">
            <text:p>-1561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table:number-columns-repeated="2" office:value-type="float" office:value="-1572" calcext:value-type="float">
            <text:p>-157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-1599" calcext:value-type="float">
            <text:p>-1599</text:p>
          </table:table-cell>
          <table:table-cell office:value-type="float" office:value="-1596" calcext:value-type="float">
            <text:p>-1596</text:p>
          </table:table-cell>
          <table:table-cell office:value-type="float" office:value="-1587" calcext:value-type="float">
            <text:p>-1587</text:p>
          </table:table-cell>
          <table:table-cell office:value-type="float" office:value="-1572" calcext:value-type="float">
            <text:p>-1572</text:p>
          </table:table-cell>
          <table:table-cell office:value-type="float" office:value="-1555" calcext:value-type="float">
            <text:p>-1555</text:p>
          </table:table-cell>
          <table:table-cell office:value-type="float" office:value="-1542" calcext:value-type="float">
            <text:p>-1542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6" calcext:value-type="float">
            <text:p>-1526</text:p>
          </table:table-cell>
          <table:table-cell office:value-type="float" office:value="-1512" calcext:value-type="float">
            <text:p>-1512</text:p>
          </table:table-cell>
          <table:table-cell office:value-type="float" office:value="-1495" calcext:value-type="float">
            <text:p>-1495</text:p>
          </table:table-cell>
          <table:table-cell office:value-type="float" office:value="-1480" calcext:value-type="float">
            <text:p>-1480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8" calcext:value-type="float">
            <text:p>-1448</text:p>
          </table:table-cell>
          <table:table-cell office:value-type="float" office:value="-1437" calcext:value-type="float">
            <text:p>-1437</text:p>
          </table:table-cell>
          <table:table-cell office:value-type="float" office:value="-1424" calcext:value-type="float">
            <text:p>-1424</text:p>
          </table:table-cell>
          <table:table-cell office:value-type="float" office:value="-1412" calcext:value-type="float">
            <text:p>-1412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5" calcext:value-type="float">
            <text:p>-1395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2" calcext:value-type="float">
            <text:p>-1382</text:p>
          </table:table-cell>
          <table:table-cell office:value-type="float" office:value="-1379" calcext:value-type="float">
            <text:p>-1379</text:p>
          </table:table-cell>
          <table:table-cell table:number-columns-repeated="3" office:value-type="float" office:value="-1378" calcext:value-type="float">
            <text:p>-1378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7" calcext:value-type="float">
            <text:p>-1387</text:p>
          </table:table-cell>
          <table:table-cell office:value-type="float" office:value="-1400" calcext:value-type="float">
            <text:p>-1400</text:p>
          </table:table-cell>
          <table:table-cell office:value-type="float" office:value="-1417" calcext:value-type="float">
            <text:p>-1417</text:p>
          </table:table-cell>
          <table:table-cell office:value-type="float" office:value="-1434" calcext:value-type="float">
            <text:p>-1434</text:p>
          </table:table-cell>
          <table:table-cell office:value-type="float" office:value="-1444" calcext:value-type="float">
            <text:p>-1444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7" calcext:value-type="float">
            <text:p>-1457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2" calcext:value-type="float">
            <text:p>-1482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30" calcext:value-type="float">
            <text:p>-1530</text:p>
          </table:table-cell>
          <table:table-cell office:value-type="float" office:value="-1543" calcext:value-type="float">
            <text:p>-1543</text:p>
          </table:table-cell>
          <table:table-cell office:value-type="float" office:value="-1557" calcext:value-type="float">
            <text:p>-1557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2" calcext:value-type="float">
            <text:p>-1562</text:p>
          </table:table-cell>
          <table:table-cell office:value-type="float" office:value="-1545" calcext:value-type="float">
            <text:p>-1545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1" calcext:value-type="float">
            <text:p>-1521</text:p>
          </table:table-cell>
          <table:table-cell office:value-type="float" office:value="-1505" calcext:value-type="float">
            <text:p>-1505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0" calcext:value-type="float">
            <text:p>-1450</text:p>
          </table:table-cell>
          <table:table-cell office:value-type="float" office:value="-1443" calcext:value-type="float">
            <text:p>-1443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7" calcext:value-type="float">
            <text:p>-1417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1" calcext:value-type="float">
            <text:p>-1401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3" calcext:value-type="float">
            <text:p>-1403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2" calcext:value-type="float">
            <text:p>-1382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8" calcext:value-type="float">
            <text:p>-1378</text:p>
          </table:table-cell>
          <table:table-cell table:number-columns-repeated="2" office:value-type="float" office:value="-1379" calcext:value-type="float">
            <text:p>-1379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1" calcext:value-type="float">
            <text:p>-1391</text:p>
          </table:table-cell>
          <table:table-cell office:value-type="float" office:value="-1407" calcext:value-type="float">
            <text:p>-1407</text:p>
          </table:table-cell>
          <table:table-cell office:value-type="float" office:value="-1424" calcext:value-type="float">
            <text:p>-1424</text:p>
          </table:table-cell>
          <table:table-cell office:value-type="float" office:value="-1439" calcext:value-type="float">
            <text:p>-1439</text:p>
          </table:table-cell>
          <table:table-cell office:value-type="float" office:value="-1446" calcext:value-type="float">
            <text:p>-1446</text:p>
          </table:table-cell>
          <table:table-cell table:number-columns-repeated="2" office:value-type="float" office:value="-1448" calcext:value-type="float">
            <text:p>-1448</text:p>
          </table:table-cell>
          <table:table-cell office:value-type="float" office:value="-1452" calcext:value-type="float">
            <text:p>-1452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90" calcext:value-type="float">
            <text:p>-1490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1" calcext:value-type="float">
            <text:p>-1511</text:p>
          </table:table-cell>
          <table:table-cell office:value-type="float" office:value="-1517" calcext:value-type="float">
            <text:p>-1517</text:p>
          </table:table-cell>
          <table:table-cell office:value-type="float" office:value="-1524" calcext:value-type="float">
            <text:p>-1524</text:p>
          </table:table-cell>
          <table:table-cell office:value-type="float" office:value="-1535" calcext:value-type="float">
            <text:p>-1535</text:p>
          </table:table-cell>
          <table:table-cell office:value-type="float" office:value="-1549" calcext:value-type="float">
            <text:p>-1549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8" calcext:value-type="float">
            <text:p>-1598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6" calcext:value-type="float">
            <text:p>-1526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7" calcext:value-type="float">
            <text:p>-149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0" calcext:value-type="float">
            <text:p>-1450</text:p>
          </table:table-cell>
          <table:table-cell office:value-type="float" office:value="-1440" calcext:value-type="float">
            <text:p>-1440</text:p>
          </table:table-cell>
          <table:table-cell office:value-type="float" office:value="-1426" calcext:value-type="float">
            <text:p>-1426</text:p>
          </table:table-cell>
          <table:table-cell office:value-type="float" office:value="-1414" calcext:value-type="float">
            <text:p>-1414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5" calcext:value-type="float">
            <text:p>-1405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79" calcext:value-type="float">
            <text:p>-1379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90" calcext:value-type="float">
            <text:p>-1390</text:p>
          </table:table-cell>
          <table:table-cell office:value-type="float" office:value="-1403" calcext:value-type="float">
            <text:p>-1403</text:p>
          </table:table-cell>
          <table:table-cell office:value-type="float" office:value="-1418" calcext:value-type="float">
            <text:p>-1418</text:p>
          </table:table-cell>
          <table:table-cell office:value-type="float" office:value="-1433" calcext:value-type="float">
            <text:p>-143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3" calcext:value-type="float">
            <text:p>-1453</text:p>
          </table:table-cell>
          <table:table-cell office:value-type="float" office:value="-1460" calcext:value-type="float">
            <text:p>-1460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1" calcext:value-type="float">
            <text:p>-1481</text:p>
          </table:table-cell>
          <table:table-cell office:value-type="float" office:value="-1495" calcext:value-type="float">
            <text:p>-1495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5" calcext:value-type="float">
            <text:p>-1525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5" calcext:value-type="float">
            <text:p>-1545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4" calcext:value-type="float">
            <text:p>-1594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2" calcext:value-type="float">
            <text:p>-1602</text:p>
          </table:table-cell>
          <table:table-cell table:number-columns-repeated="2" office:value-type="float" office:value="-1603" calcext:value-type="float">
            <text:p>-1603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66" calcext:value-type="float">
            <text:p>-1566</text:p>
          </table:table-cell>
          <table:table-cell office:value-type="float" office:value="-1550" calcext:value-type="float">
            <text:p>-1550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3" calcext:value-type="float">
            <text:p>-1533</text:p>
          </table:table-cell>
          <table:table-cell office:value-type="float" office:value="-1525" calcext:value-type="float">
            <text:p>-1525</text:p>
          </table:table-cell>
          <table:table-cell office:value-type="float" office:value="-1511" calcext:value-type="float">
            <text:p>-1511</text:p>
          </table:table-cell>
          <table:table-cell office:value-type="float" office:value="-1493" calcext:value-type="float">
            <text:p>-149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5" calcext:value-type="float">
            <text:p>-1465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8" calcext:value-type="float">
            <text:p>-1448</text:p>
          </table:table-cell>
          <table:table-cell office:value-type="float" office:value="-1435" calcext:value-type="float">
            <text:p>-1435</text:p>
          </table:table-cell>
          <table:table-cell office:value-type="float" office:value="-1423" calcext:value-type="float">
            <text:p>-1423</text:p>
          </table:table-cell>
          <table:table-cell office:value-type="float" office:value="-1413" calcext:value-type="float">
            <text:p>-1413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8" calcext:value-type="float">
            <text:p>-1408</text:p>
          </table:table-cell>
          <table:table-cell table:number-columns-repeated="2" office:value-type="float" office:value="-1409" calcext:value-type="float">
            <text:p>-1409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4" calcext:value-type="float">
            <text:p>-1384</text:p>
          </table:table-cell>
          <table:table-cell office:value-type="float" office:value="-1394" calcext:value-type="float">
            <text:p>-1394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9" calcext:value-type="float">
            <text:p>-1429</text:p>
          </table:table-cell>
          <table:table-cell office:value-type="float" office:value="-1442" calcext:value-type="float">
            <text:p>-1442</text:p>
          </table:table-cell>
          <table:table-cell office:value-type="float" office:value="-1450" calcext:value-type="float">
            <text:p>-1450</text:p>
          </table:table-cell>
          <table:table-cell table:number-columns-repeated="2" office:value-type="float" office:value="-1454" calcext:value-type="float">
            <text:p>-1454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5" calcext:value-type="float">
            <text:p>-1465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4" calcext:value-type="float">
            <text:p>-1494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1" calcext:value-type="float">
            <text:p>-1541</text:p>
          </table:table-cell>
          <table:table-cell office:value-type="float" office:value="-1555" calcext:value-type="float">
            <text:p>-1555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91" calcext:value-type="float">
            <text:p>-1591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4" calcext:value-type="float">
            <text:p>-1604</text:p>
          </table:table-cell>
          <table:table-cell table:number-columns-repeated="2" office:value-type="float" office:value="-1603" calcext:value-type="float">
            <text:p>-1603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3" calcext:value-type="float">
            <text:p>-1593</text:p>
          </table:table-cell>
          <table:table-cell office:value-type="float" office:value="-1577" calcext:value-type="float">
            <text:p>-1577</text:p>
          </table:table-cell>
          <table:table-cell office:value-type="float" office:value="-1558" calcext:value-type="float">
            <text:p>-1558</text:p>
          </table:table-cell>
          <table:table-cell office:value-type="float" office:value="-1544" calcext:value-type="float">
            <text:p>-1544</text:p>
          </table:table-cell>
          <table:table-cell office:value-type="float" office:value="-1540" calcext:value-type="float">
            <text:p>-1540</text:p>
          </table:table-cell>
          <table:table-cell office:value-type="float" office:value="-1541" calcext:value-type="float">
            <text:p>-1541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3" calcext:value-type="float">
            <text:p>-1523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6" calcext:value-type="float">
            <text:p>-1486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4" calcext:value-type="float">
            <text:p>-1454</text:p>
          </table:table-cell>
          <table:table-cell office:value-type="float" office:value="-1444" calcext:value-type="float">
            <text:p>-1444</text:p>
          </table:table-cell>
          <table:table-cell office:value-type="float" office:value="-1431" calcext:value-type="float">
            <text:p>-1431</text:p>
          </table:table-cell>
          <table:table-cell office:value-type="float" office:value="-1418" calcext:value-type="float">
            <text:p>-1418</text:p>
          </table:table-cell>
          <table:table-cell office:value-type="float" office:value="-1411" calcext:value-type="float">
            <text:p>-1411</text:p>
          </table:table-cell>
          <table:table-cell office:value-type="float" office:value="-1410" calcext:value-type="float">
            <text:p>-1410</text:p>
          </table:table-cell>
          <table:table-cell table:number-columns-repeated="2" office:value-type="float" office:value="-1412" calcext:value-type="float">
            <text:p>-1412</text:p>
          </table:table-cell>
          <table:table-cell office:value-type="float" office:value="-1407" calcext:value-type="float">
            <text:p>-1407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8" calcext:value-type="float">
            <text:p>-1388</text:p>
          </table:table-cell>
          <table:table-cell office:value-type="float" office:value="-1402" calcext:value-type="float">
            <text:p>-1402</text:p>
          </table:table-cell>
          <table:table-cell office:value-type="float" office:value="-1421" calcext:value-type="float">
            <text:p>-1421</text:p>
          </table:table-cell>
          <table:table-cell office:value-type="float" office:value="-1439" calcext:value-type="float">
            <text:p>-1439</text:p>
          </table:table-cell>
          <table:table-cell office:value-type="float" office:value="-1449" calcext:value-type="float">
            <text:p>-1449</text:p>
          </table:table-cell>
          <table:table-cell table:number-columns-repeated="2" office:value-type="float" office:value="-1453" calcext:value-type="float">
            <text:p>-1453</text:p>
          </table:table-cell>
          <table:table-cell office:value-type="float" office:value="-1455" calcext:value-type="float">
            <text:p>-1455</text:p>
          </table:table-cell>
          <table:table-cell office:value-type="float" office:value="-1460" calcext:value-type="float">
            <text:p>-1460</text:p>
          </table:table-cell>
          <table:table-cell office:value-type="float" office:value="-1471" calcext:value-type="float">
            <text:p>-1471</text:p>
          </table:table-cell>
          <table:table-cell office:value-type="float" office:value="-1487" calcext:value-type="float">
            <text:p>-1487</text:p>
          </table:table-cell>
          <table:table-cell office:value-type="float" office:value="-1504" calcext:value-type="float">
            <text:p>-1504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2" calcext:value-type="float">
            <text:p>-1522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4" calcext:value-type="float">
            <text:p>-1534</text:p>
          </table:table-cell>
          <table:table-cell office:value-type="float" office:value="-1548" calcext:value-type="float">
            <text:p>-1548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6" calcext:value-type="float">
            <text:p>-1596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6" calcext:value-type="float">
            <text:p>-1606</text:p>
          </table:table-cell>
          <table:table-cell table:number-columns-repeated="2" office:value-type="float" office:value="-1604" calcext:value-type="float">
            <text:p>-1604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0" calcext:value-type="float">
            <text:p>-1600</text:p>
          </table:table-cell>
          <table:table-cell office:value-type="float" office:value="-1587" calcext:value-type="float">
            <text:p>-158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53" calcext:value-type="float">
            <text:p>-1553</text:p>
          </table:table-cell>
          <table:table-cell office:value-type="float" office:value="-1543" calcext:value-type="float">
            <text:p>-1543</text:p>
          </table:table-cell>
          <table:table-cell office:value-type="float" office:value="-1541" calcext:value-type="float">
            <text:p>-1541</text:p>
          </table:table-cell>
          <table:table-cell office:value-type="float" office:value="-1542" calcext:value-type="float">
            <text:p>-1542</text:p>
          </table:table-cell>
          <table:table-cell office:value-type="float" office:value="-1539" calcext:value-type="float">
            <text:p>-1539</text:p>
          </table:table-cell>
          <table:table-cell office:value-type="float" office:value="-1529" calcext:value-type="float">
            <text:p>-1529</text:p>
          </table:table-cell>
          <table:table-cell office:value-type="float" office:value="-1515" calcext:value-type="float">
            <text:p>-1515</text:p>
          </table:table-cell>
          <table:table-cell office:value-type="float" office:value="-1496" calcext:value-type="float">
            <text:p>-1496</text:p>
          </table:table-cell>
          <table:table-cell office:value-type="float" office:value="-1479" calcext:value-type="float">
            <text:p>-1479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0" calcext:value-type="float">
            <text:p>-1450</text:p>
          </table:table-cell>
          <table:table-cell office:value-type="float" office:value="-1439" calcext:value-type="float">
            <text:p>-1439</text:p>
          </table:table-cell>
          <table:table-cell office:value-type="float" office:value="-1425" calcext:value-type="float">
            <text:p>-1425</text:p>
          </table:table-cell>
          <table:table-cell office:value-type="float" office:value="-1414" calcext:value-type="float">
            <text:p>-1414</text:p>
          </table:table-cell>
          <table:table-cell office:value-type="float" office:value="-1409" calcext:value-type="float">
            <text:p>-1409</text:p>
          </table:table-cell>
          <table:table-cell office:value-type="float" office:value="-1410" calcext:value-type="float">
            <text:p>-1410</text:p>
          </table:table-cell>
          <table:table-cell office:value-type="float" office:value="-1411" calcext:value-type="float">
            <text:p>-1411</text:p>
          </table:table-cell>
          <table:table-cell office:value-type="float" office:value="-1410" calcext:value-type="float">
            <text:p>-1410</text:p>
          </table:table-cell>
          <table:table-cell office:value-type="float" office:value="-1406" calcext:value-type="float">
            <text:p>-1406</text:p>
          </table:table-cell>
          <table:table-cell office:value-type="float" office:value="-1399" calcext:value-type="float">
            <text:p>-1399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3" calcext:value-type="float">
            <text:p>-1383</text:p>
          </table:table-cell>
          <table:table-cell table:number-columns-repeated="2" office:value-type="float" office:value="-1384" calcext:value-type="float">
            <text:p>-1384</text:p>
          </table:table-cell>
          <table:table-cell office:value-type="float" office:value="-1387" calcext:value-type="float">
            <text:p>-1387</text:p>
          </table:table-cell>
          <table:table-cell office:value-type="float" office:value="-1397" calcext:value-type="float">
            <text:p>-1397</text:p>
          </table:table-cell>
          <table:table-cell office:value-type="float" office:value="-1412" calcext:value-type="float">
            <text:p>-1412</text:p>
          </table:table-cell>
          <table:table-cell office:value-type="float" office:value="-1429" calcext:value-type="float">
            <text:p>-1429</text:p>
          </table:table-cell>
          <table:table-cell office:value-type="float" office:value="-1443" calcext:value-type="float">
            <text:p>-1443</text:p>
          </table:table-cell>
          <table:table-cell office:value-type="float" office:value="-1452" calcext:value-type="float">
            <text:p>-1452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5" calcext:value-type="float">
            <text:p>-1455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0" calcext:value-type="float">
            <text:p>-1480</text:p>
          </table:table-cell>
          <table:table-cell office:value-type="float" office:value="-1494" calcext:value-type="float">
            <text:p>-1494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2" calcext:value-type="float">
            <text:p>-1542</text:p>
          </table:table-cell>
          <table:table-cell office:value-type="float" office:value="-1556" calcext:value-type="float">
            <text:p>-1556</text:p>
          </table:table-cell>
          <table:table-cell office:value-type="float" office:value="-1569" calcext:value-type="float">
            <text:p>-1569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78" calcext:value-type="float">
            <text:p>-1578</text:p>
          </table:table-cell>
          <table:table-cell office:value-type="float" office:value="0" calcext:value-type="float">
            <text:p>0</text:p>
          </table:table-cell>
          <table:table-cell office:value-type="float" office:value="-478392" calcext:value-type="float">
            <text:p>-478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82" calcext:value-type="float">
            <text:p>-1582</text:p>
          </table:table-cell>
          <table:table-cell office:value-type="float" office:value="100" calcext:value-type="float">
            <text:p>100</text:p>
          </table:table-cell>
          <table:table-cell office:value-type="float" office:value="-1889.52563" calcext:value-type="float">
            <text:p>-1889.52563</text:p>
          </table:table-cell>
          <table:table-cell office:value-type="float" office:value="798.30334" calcext:value-type="float">
            <text:p>798.30334</text:p>
          </table:table-cell>
          <table:table-cell office:value-type="float" office:value="2051.24218" calcext:value-type="float">
            <text:p>2051.24218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79" calcext:value-type="float">
            <text:p>-1579</text:p>
          </table:table-cell>
          <table:table-cell office:value-type="float" office:value="200" calcext:value-type="float">
            <text:p>200</text:p>
          </table:table-cell>
          <table:table-cell office:value-type="float" office:value="-2289.09521" calcext:value-type="float">
            <text:p>-2289.09521</text:p>
          </table:table-cell>
          <table:table-cell office:value-type="float" office:value="332.20822" calcext:value-type="float">
            <text:p>332.20822</text:p>
          </table:table-cell>
          <table:table-cell office:value-type="float" office:value="2313.07568" calcext:value-type="float">
            <text:p>2313.07568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75" calcext:value-type="float">
            <text:p>-1575</text:p>
          </table:table-cell>
          <table:table-cell office:value-type="float" office:value="300" calcext:value-type="float">
            <text:p>300</text:p>
          </table:table-cell>
          <table:table-cell office:value-type="float" office:value="-1698.30371" calcext:value-type="float">
            <text:p>-1698.30371</text:p>
          </table:table-cell>
          <table:table-cell office:value-type="float" office:value="-702.01739" calcext:value-type="float">
            <text:p>-702.01739</text:p>
          </table:table-cell>
          <table:table-cell office:value-type="float" office:value="1837.67907" calcext:value-type="float">
            <text:p>1837.67907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76" calcext:value-type="float">
            <text:p>-1576</text:p>
          </table:table-cell>
          <table:table-cell office:value-type="float" office:value="400" calcext:value-type="float">
            <text:p>400</text:p>
          </table:table-cell>
          <table:table-cell office:value-type="float" office:value="-7679.05712" calcext:value-type="float">
            <text:p>-7679.05712</text:p>
          </table:table-cell>
          <table:table-cell office:value-type="float" office:value="290.8742" calcext:value-type="float">
            <text:p>290.8742</text:p>
          </table:table-cell>
          <table:table-cell office:value-type="float" office:value="7684.56445" calcext:value-type="float">
            <text:p>7684.56445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81" calcext:value-type="float">
            <text:p>-1581</text:p>
          </table:table-cell>
          <table:table-cell office:value-type="float" office:value="500" calcext:value-type="float">
            <text:p>500</text:p>
          </table:table-cell>
          <table:table-cell office:value-type="float" office:value="-11613.57226" calcext:value-type="float">
            <text:p>-11613.57226</text:p>
          </table:table-cell>
          <table:table-cell office:value-type="float" office:value="-2749.20117" calcext:value-type="float">
            <text:p>-2749.20117</text:p>
          </table:table-cell>
          <table:table-cell office:value-type="float" office:value="11934.53613" calcext:value-type="float">
            <text:p>11934.53613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91" calcext:value-type="float">
            <text:p>-1591</text:p>
          </table:table-cell>
          <table:table-cell office:value-type="float" office:value="600" calcext:value-type="float">
            <text:p>600</text:p>
          </table:table-cell>
          <table:table-cell office:value-type="float" office:value="8125.35644" calcext:value-type="float">
            <text:p>8125.35644</text:p>
          </table:table-cell>
          <table:table-cell office:value-type="float" office:value="2763.64208" calcext:value-type="float">
            <text:p>2763.64208</text:p>
          </table:table-cell>
          <table:table-cell office:value-type="float" office:value="8582.49023" calcext:value-type="float">
            <text:p>8582.49023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01" calcext:value-type="float">
            <text:p>-1601</text:p>
          </table:table-cell>
          <table:table-cell office:value-type="float" office:value="700" calcext:value-type="float">
            <text:p>700</text:p>
          </table:table-cell>
          <table:table-cell office:value-type="float" office:value="140.02856" calcext:value-type="float">
            <text:p>140.02856</text:p>
          </table:table-cell>
          <table:table-cell office:value-type="float" office:value="-1326.38159" calcext:value-type="float">
            <text:p>-1326.38159</text:p>
          </table:table-cell>
          <table:table-cell office:value-type="float" office:value="1333.75268" calcext:value-type="float">
            <text:p>1333.75268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05" calcext:value-type="float">
            <text:p>-1605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06" calcext:value-type="float">
            <text:p>-1606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06" calcext:value-type="float">
            <text:p>-160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05" calcext:value-type="float">
            <text:p>-1605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04" calcext:value-type="float">
            <text:p>-1604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02" calcext:value-type="float">
            <text:p>-1602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95" calcext:value-type="float">
            <text:p>-1595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80" calcext:value-type="float">
            <text:p>-158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62" calcext:value-type="float">
            <text:p>-1562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47" calcext:value-type="float">
            <text:p>-1547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41" calcext:value-type="float">
            <text:p>-1541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40" calcext:value-type="float">
            <text:p>-1540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539" calcext:value-type="float">
            <text:p>-153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35" calcext:value-type="float">
            <text:p>-1535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24" calcext:value-type="float">
            <text:p>-1524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08" calcext:value-type="float">
            <text:p>-1508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88" calcext:value-type="float">
            <text:p>-1488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73" calcext:value-type="float">
            <text:p>-1473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466" calcext:value-type="float">
            <text:p>-1466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62" calcext:value-type="float">
            <text:p>-1462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56" calcext:value-type="float">
            <text:p>-1456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45" calcext:value-type="float">
            <text:p>-1445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33" calcext:value-type="float">
            <text:p>-1433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21" calcext:value-type="float">
            <text:p>-1421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412" calcext:value-type="float">
            <text:p>-1412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408" calcext:value-type="float">
            <text:p>-1408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410" calcext:value-type="float">
            <text:p>-1410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11" calcext:value-type="float">
            <text:p>-1411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409" calcext:value-type="float">
            <text:p>-1409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402" calcext:value-type="float">
            <text:p>-140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393" calcext:value-type="float">
            <text:p>-1393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386" calcext:value-type="float">
            <text:p>-1386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384" calcext:value-type="float">
            <text:p>-1384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383" calcext:value-type="float">
            <text:p>-1383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384" calcext:value-type="float">
            <text:p>-1384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386" calcext:value-type="float">
            <text:p>-1386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388" calcext:value-type="float">
            <text:p>-1388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391" calcext:value-type="float">
            <text:p>-1391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402" calcext:value-type="float">
            <text:p>-1402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419" calcext:value-type="float">
            <text:p>-1419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37" calcext:value-type="float">
            <text:p>-1437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49" calcext:value-type="float">
            <text:p>-1449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54" calcext:value-type="float">
            <text:p>-1454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55" calcext:value-type="float">
            <text:p>-1455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56" calcext:value-type="float">
            <text:p>-1456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2" calcext:value-type="float">
            <text:p>-1462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73" calcext:value-type="float">
            <text:p>-1473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86" calcext:value-type="float">
            <text:p>-1486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00" calcext:value-type="float">
            <text:p>-1500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11" calcext:value-type="float">
            <text:p>-151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519" calcext:value-type="float">
            <text:p>-1519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24" calcext:value-type="float">
            <text:p>-1524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34" calcext:value-type="float">
            <text:p>-1534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48" calcext:value-type="float">
            <text:p>-1548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62" calcext:value-type="float">
            <text:p>-1562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74" calcext:value-type="float">
            <text:p>-1574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81" calcext:value-type="float">
            <text:p>-1581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582" calcext:value-type="float">
            <text:p>-1582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77" calcext:value-type="float">
            <text:p>-1577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73" calcext:value-type="float">
            <text:p>-1573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77" calcext:value-type="float">
            <text:p>-1577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86" calcext:value-type="float">
            <text:p>-1586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97" calcext:value-type="float">
            <text:p>-1597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03" calcext:value-type="float">
            <text:p>-1603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06" calcext:value-type="float">
            <text:p>-1606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06" calcext:value-type="float">
            <text:p>-1606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05" calcext:value-type="float">
            <text:p>-1605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05" calcext:value-type="float">
            <text:p>-1605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06" calcext:value-type="float">
            <text:p>-1606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01" calcext:value-type="float">
            <text:p>-1601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589" calcext:value-type="float">
            <text:p>-1589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571" calcext:value-type="float">
            <text:p>-1571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554" calcext:value-type="float">
            <text:p>-1554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544" calcext:value-type="float">
            <text:p>-1544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541" calcext:value-type="float">
            <text:p>-154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541" calcext:value-type="float">
            <text:p>-1541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539" calcext:value-type="float">
            <text:p>-1539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533" calcext:value-type="float">
            <text:p>-1533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519" calcext:value-type="float">
            <text:p>-1519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501" calcext:value-type="float">
            <text:p>-1501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482" calcext:value-type="float">
            <text:p>-1482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470" calcext:value-type="float">
            <text:p>-1470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465" calcext:value-type="float">
            <text:p>-1465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460" calcext:value-type="float">
            <text:p>-146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454" calcext:value-type="float">
            <text:p>-1454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442" calcext:value-type="float">
            <text:p>-1442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428" calcext:value-type="float">
            <text:p>-1428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418" calcext:value-type="float">
            <text:p>-1418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412" calcext:value-type="float">
            <text:p>-1412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11" calcext:value-type="float">
            <text:p>-1411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413" calcext:value-type="float">
            <text:p>-1413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13" calcext:value-type="float">
            <text:p>-1413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11" calcext:value-type="float">
            <text:p>-1411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04" calcext:value-type="float">
            <text:p>-1404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393" calcext:value-type="float">
            <text:p>-1393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386" calcext:value-type="float">
            <text:p>-1386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385" calcext:value-type="float">
            <text:p>-1385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387" calcext:value-type="float">
            <text:p>-1387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388" calcext:value-type="float">
            <text:p>-1388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389" calcext:value-type="float">
            <text:p>-1389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390" calcext:value-type="float">
            <text:p>-1390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398" calcext:value-type="float">
            <text:p>-1398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412" calcext:value-type="float">
            <text:p>-1412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429" calcext:value-type="float">
            <text:p>-1429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444" calcext:value-type="float">
            <text:p>-1444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455" calcext:value-type="float">
            <text:p>-1455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459" calcext:value-type="float">
            <text:p>-1459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459" calcext:value-type="float">
            <text:p>-1459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460" calcext:value-type="float">
            <text:p>-146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467" calcext:value-type="float">
            <text:p>-1467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479" calcext:value-type="float">
            <text:p>-1479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494" calcext:value-type="float">
            <text:p>-1494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510" calcext:value-type="float">
            <text:p>-151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21" calcext:value-type="float">
            <text:p>-1521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27" calcext:value-type="float">
            <text:p>-1527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33" calcext:value-type="float">
            <text:p>-1533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42" calcext:value-type="float">
            <text:p>-1542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56" calcext:value-type="float">
            <text:p>-1556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570" calcext:value-type="float">
            <text:p>-1570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581" calcext:value-type="float">
            <text:p>-1581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586" calcext:value-type="float">
            <text:p>-158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584" calcext:value-type="float">
            <text:p>-1584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580" calcext:value-type="float">
            <text:p>-158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578" calcext:value-type="float">
            <text:p>-1578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582" calcext:value-type="float">
            <text:p>-1582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92" calcext:value-type="float">
            <text:p>-1592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03" calcext:value-type="float">
            <text:p>-1603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08" calcext:value-type="float">
            <text:p>-1608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610" calcext:value-type="float">
            <text:p>-1610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09" calcext:value-type="float">
            <text:p>-1609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08" calcext:value-type="float">
            <text:p>-1608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08" calcext:value-type="float">
            <text:p>-1608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607" calcext:value-type="float">
            <text:p>-1607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98" calcext:value-type="float">
            <text:p>-1598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583" calcext:value-type="float">
            <text:p>-1583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97" calcext:value-type="float">
            <text:p>-1397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396" calcext:value-type="float">
            <text:p>-1396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398" calcext:value-type="float">
            <text:p>-1398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398" calcext:value-type="float">
            <text:p>-1398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394" calcext:value-type="float">
            <text:p>-1394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387" calcext:value-type="float">
            <text:p>-1387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378" calcext:value-type="float">
            <text:p>-1378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372" calcext:value-type="float">
            <text:p>-1372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369" calcext:value-type="float">
            <text:p>-1369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371" calcext:value-type="float">
            <text:p>-137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374" calcext:value-type="float">
            <text:p>-1374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374" calcext:value-type="float">
            <text:p>-1374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74" calcext:value-type="float">
            <text:p>-1374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381" calcext:value-type="float">
            <text:p>-1381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396" calcext:value-type="float">
            <text:p>-1396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415" calcext:value-type="float">
            <text:p>-1415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430" calcext:value-type="float">
            <text:p>-1430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439" calcext:value-type="float">
            <text:p>-1439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442" calcext:value-type="float">
            <text:p>-1442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443" calcext:value-type="float">
            <text:p>-1443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444" calcext:value-type="float">
            <text:p>-1444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452" calcext:value-type="float">
            <text:p>-1452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464" calcext:value-type="float">
            <text:p>-1464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479" calcext:value-type="float">
            <text:p>-1479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495" calcext:value-type="float">
            <text:p>-149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05" calcext:value-type="float">
            <text:p>-1505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11" calcext:value-type="float">
            <text:p>-1511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517" calcext:value-type="float">
            <text:p>-1517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27" calcext:value-type="float">
            <text:p>-1527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542" calcext:value-type="float">
            <text:p>-1542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556" calcext:value-type="float">
            <text:p>-1556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565" calcext:value-type="float">
            <text:p>-1565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68" calcext:value-type="float">
            <text:p>-1568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567" calcext:value-type="float">
            <text:p>-1567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565" calcext:value-type="float">
            <text:p>-1565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65" calcext:value-type="float">
            <text:p>-1565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70" calcext:value-type="float">
            <text:p>-1570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80" calcext:value-type="float">
            <text:p>-158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89" calcext:value-type="float">
            <text:p>-1589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593" calcext:value-type="float">
            <text:p>-1593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93" calcext:value-type="float">
            <text:p>-1593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92" calcext:value-type="float">
            <text:p>-1592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92" calcext:value-type="float">
            <text:p>-1592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93" calcext:value-type="float">
            <text:p>-1593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92" calcext:value-type="float">
            <text:p>-1592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586" calcext:value-type="float">
            <text:p>-1586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72" calcext:value-type="float">
            <text:p>-1572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53" calcext:value-type="float">
            <text:p>-1553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38" calcext:value-type="float">
            <text:p>-1538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531" calcext:value-type="float">
            <text:p>-1531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30" calcext:value-type="float">
            <text:p>-1530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529" calcext:value-type="float">
            <text:p>-1529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24" calcext:value-type="float">
            <text:p>-1524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13" calcext:value-type="float">
            <text:p>-1513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497" calcext:value-type="float">
            <text:p>-1497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478" calcext:value-type="float">
            <text:p>-1478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464" calcext:value-type="float">
            <text:p>-1464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457" calcext:value-type="float">
            <text:p>-1457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52" calcext:value-type="float">
            <text:p>-1452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47" calcext:value-type="float">
            <text:p>-1447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437" calcext:value-type="float">
            <text:p>-1437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423" calcext:value-type="float">
            <text:p>-1423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411" calcext:value-type="float">
            <text:p>-1411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402" calcext:value-type="float">
            <text:p>-1402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98" calcext:value-type="float">
            <text:p>-1398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400" calcext:value-type="float">
            <text:p>-1400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02" calcext:value-type="float">
            <text:p>-1402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00" calcext:value-type="float">
            <text:p>-1400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394" calcext:value-type="float">
            <text:p>-1394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384" calcext:value-type="float">
            <text:p>-1384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376" calcext:value-type="float">
            <text:p>-1376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373" calcext:value-type="float">
            <text:p>-1373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375" calcext:value-type="float">
            <text:p>-1375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376" calcext:value-type="float">
            <text:p>-1376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374" calcext:value-type="float">
            <text:p>-1374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73" calcext:value-type="float">
            <text:p>-1373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77" calcext:value-type="float">
            <text:p>-1377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388" calcext:value-type="float">
            <text:p>-1388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05" calcext:value-type="float">
            <text:p>-1405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423" calcext:value-type="float">
            <text:p>-1423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36" calcext:value-type="float">
            <text:p>-1436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442" calcext:value-type="float">
            <text:p>-1442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44" calcext:value-type="float">
            <text:p>-1444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444" calcext:value-type="float">
            <text:p>-1444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49" calcext:value-type="float">
            <text:p>-1449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459" calcext:value-type="float">
            <text:p>-1459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473" calcext:value-type="float">
            <text:p>-1473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487" calcext:value-type="float">
            <text:p>-1487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499" calcext:value-type="float">
            <text:p>-1499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507" calcext:value-type="float">
            <text:p>-1507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514" calcext:value-type="float">
            <text:p>-1514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523" calcext:value-type="float">
            <text:p>-1523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535" calcext:value-type="float">
            <text:p>-1535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550" calcext:value-type="float">
            <text:p>-1550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562" calcext:value-type="float">
            <text:p>-1562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568" calcext:value-type="float">
            <text:p>-1568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570" calcext:value-type="float">
            <text:p>-1570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566" calcext:value-type="float">
            <text:p>-1566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564" calcext:value-type="float">
            <text:p>-1564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566" calcext:value-type="float">
            <text:p>-1566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73" calcext:value-type="float">
            <text:p>-1573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84" calcext:value-type="float">
            <text:p>-1584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92" calcext:value-type="float">
            <text:p>-1592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94" calcext:value-type="float">
            <text:p>-1594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94" calcext:value-type="float">
            <text:p>-1594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94" calcext:value-type="float">
            <text:p>-1594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95" calcext:value-type="float">
            <text:p>-1595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595" calcext:value-type="float">
            <text:p>-1595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91" calcext:value-type="float">
            <text:p>-1591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581" calcext:value-type="float">
            <text:p>-1581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564" calcext:value-type="float">
            <text:p>-1564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545" calcext:value-type="float">
            <text:p>-1545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34" calcext:value-type="float">
            <text:p>-1534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531" calcext:value-type="float">
            <text:p>-1531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32" calcext:value-type="float">
            <text:p>-1532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529" calcext:value-type="float">
            <text:p>-1529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20" calcext:value-type="float">
            <text:p>-1520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507" calcext:value-type="float">
            <text:p>-1507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490" calcext:value-type="float">
            <text:p>-149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473" calcext:value-type="float">
            <text:p>-1473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461" calcext:value-type="float">
            <text:p>-1461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455" calcext:value-type="float">
            <text:p>-1455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451" calcext:value-type="float">
            <text:p>-1451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443" calcext:value-type="float">
            <text:p>-144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431" calcext:value-type="float">
            <text:p>-1431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417" calcext:value-type="float">
            <text:p>-1417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07" calcext:value-type="float">
            <text:p>-1407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01" calcext:value-type="float">
            <text:p>-1401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00" calcext:value-type="float">
            <text:p>-1400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401" calcext:value-type="float">
            <text:p>-1401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00" calcext:value-type="float">
            <text:p>-1400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97" calcext:value-type="float">
            <text:p>-1397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89" calcext:value-type="float">
            <text:p>-1389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1" calcext:value-type="float">
            <text:p>-1381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76" calcext:value-type="float">
            <text:p>-1376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73" calcext:value-type="float">
            <text:p>-1373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74" calcext:value-type="float">
            <text:p>-1374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376" calcext:value-type="float">
            <text:p>-1376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376" calcext:value-type="float">
            <text:p>-1376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377" calcext:value-type="float">
            <text:p>-1377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384" calcext:value-type="float">
            <text:p>-1384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398" calcext:value-type="float">
            <text:p>-1398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15" calcext:value-type="float">
            <text:p>-1415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0" calcext:value-type="float">
            <text:p>-1430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41" calcext:value-type="float">
            <text:p>-1441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5" calcext:value-type="float">
            <text:p>-1445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6" calcext:value-type="float">
            <text:p>-1446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48" calcext:value-type="float">
            <text:p>-1448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5" calcext:value-type="float">
            <text:p>-1455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7" calcext:value-type="float">
            <text:p>-1467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81" calcext:value-type="float">
            <text:p>-1481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96" calcext:value-type="float">
            <text:p>-1496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06" calcext:value-type="float">
            <text:p>-1506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14" calcext:value-type="float">
            <text:p>-1514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20" calcext:value-type="float">
            <text:p>-1520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530" calcext:value-type="float">
            <text:p>-1530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543" calcext:value-type="float">
            <text:p>-1543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56" calcext:value-type="float">
            <text:p>-1556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67" calcext:value-type="float">
            <text:p>-1567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74" calcext:value-type="float">
            <text:p>-1574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72" calcext:value-type="float">
            <text:p>-1572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67" calcext:value-type="float">
            <text:p>-1567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67" calcext:value-type="float">
            <text:p>-1567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72" calcext:value-type="float">
            <text:p>-1572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80" calcext:value-type="float">
            <text:p>-158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91" calcext:value-type="float">
            <text:p>-1591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96" calcext:value-type="float">
            <text:p>-1596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98" calcext:value-type="float">
            <text:p>-1598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98" calcext:value-type="float">
            <text:p>-1598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96" calcext:value-type="float">
            <text:p>-1596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96" calcext:value-type="float">
            <text:p>-1596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95" calcext:value-type="float">
            <text:p>-1595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88" calcext:value-type="float">
            <text:p>-1588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74" calcext:value-type="float">
            <text:p>-1574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56" calcext:value-type="float">
            <text:p>-1556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41" calcext:value-type="float">
            <text:p>-1541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33" calcext:value-type="float">
            <text:p>-1533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Serialized FFT Output Start</text:p>
          </table:table-cell>
          <table:table-cell table:number-columns-repeated="999"/>
        </table:table-row>
        <table:table-row table:style-name="ro1">
          <table:table-cell office:value-type="float" office:value="478392" calcext:value-type="float">
            <text:p>478392</text:p>
          </table:table-cell>
          <table:table-cell office:value-type="float" office:value="2051.24218" calcext:value-type="float">
            <text:p>2051.24218</text:p>
          </table:table-cell>
          <table:table-cell office:value-type="float" office:value="2313.07568" calcext:value-type="float">
            <text:p>2313.07568</text:p>
          </table:table-cell>
          <table:table-cell office:value-type="float" office:value="1837.67907" calcext:value-type="float">
            <text:p>1837.67907</text:p>
          </table:table-cell>
          <table:table-cell office:value-type="float" office:value="7684.56445" calcext:value-type="float">
            <text:p>7684.56445</text:p>
          </table:table-cell>
          <table:table-cell office:value-type="float" office:value="11934.53613" calcext:value-type="float">
            <text:p>11934.53613</text:p>
          </table:table-cell>
          <table:table-cell office:value-type="float" office:value="8582.49023" calcext:value-type="float">
            <text:p>8582.49023</text:p>
          </table:table-cell>
          <table:table-cell office:value-type="float" office:value="1333.75268" calcext:value-type="float">
            <text:p>1333.7526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rialized FFT Output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Recording starting in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<text:s/>0Sleep 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ycle 2 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Cycle 2 </text:p>
          </table:table-cell>
          <table:table-cell office:value-type="string" calcext:value-type="string">
            <text:p><text:s/>Input end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start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419" calcext:value-type="float">
            <text:p>-1419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418" calcext:value-type="float">
            <text:p>-1418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19" calcext:value-type="float">
            <text:p>-1419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435" calcext:value-type="float">
            <text:p>-1435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372" calcext:value-type="float">
            <text:p>-1372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374" calcext:value-type="float">
            <text:p>-1374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373" calcext:value-type="float">
            <text:p>-1373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443" calcext:value-type="float">
            <text:p>-1443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397" calcext:value-type="float">
            <text:p>-1397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375" calcext:value-type="float">
            <text:p>-1375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395" calcext:value-type="float">
            <text:p>-1395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423" calcext:value-type="float">
            <text:p>-1423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436" calcext:value-type="float">
            <text:p>-1436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429" calcext:value-type="float">
            <text:p>-1429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424" calcext:value-type="float">
            <text:p>-1424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377" calcext:value-type="float">
            <text:p>-1377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376" calcext:value-type="float">
            <text:p>-1376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378" calcext:value-type="float">
            <text:p>-1378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437" calcext:value-type="float">
            <text:p>-1437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430" calcext:value-type="float">
            <text:p>-1430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419" calcext:value-type="float">
            <text:p>-1419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392" calcext:value-type="float">
            <text:p>-1392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379" calcext:value-type="float">
            <text:p>-1379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415" calcext:value-type="float">
            <text:p>-1415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440" calcext:value-type="float">
            <text:p>-1440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442" calcext:value-type="float">
            <text:p>-1442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446" calcext:value-type="float">
            <text:p>-1446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421" calcext:value-type="float">
            <text:p>-1421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402" calcext:value-type="float">
            <text:p>-1402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399" calcext:value-type="float">
            <text:p>-1399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427" calcext:value-type="float">
            <text:p>-1427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405" calcext:value-type="float">
            <text:p>-1405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382" calcext:value-type="float">
            <text:p>-1382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393" calcext:value-type="float">
            <text:p>-1393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450" calcext:value-type="float">
            <text:p>-1450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454" calcext:value-type="float">
            <text:p>-1454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447" calcext:value-type="float">
            <text:p>-1447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434" calcext:value-type="float">
            <text:p>-1434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422" calcext:value-type="float">
            <text:p>-1422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403" calcext:value-type="float">
            <text:p>-1403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380" calcext:value-type="float">
            <text:p>-1380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431" calcext:value-type="float">
            <text:p>-1431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444" calcext:value-type="float">
            <text:p>-1444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503" calcext:value-type="float">
            <text:p>-1503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428" calcext:value-type="float">
            <text:p>-1428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410" calcext:value-type="float">
            <text:p>-1410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408" calcext:value-type="float">
            <text:p>-1408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409" calcext:value-type="float">
            <text:p>-1409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400" calcext:value-type="float">
            <text:p>-1400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391" calcext:value-type="float">
            <text:p>-1391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381" calcext:value-type="float">
            <text:p>-1381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383" calcext:value-type="float">
            <text:p>-1383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384" calcext:value-type="float">
            <text:p>-1384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422" calcext:value-type="float">
            <text:p>-1422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438" calcext:value-type="float">
            <text:p>-1438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448" calcext:value-type="float">
            <text:p>-1448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451" calcext:value-type="float">
            <text:p>-1451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453" calcext:value-type="float">
            <text:p>-1453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449" calcext:value-type="float">
            <text:p>-1449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438" calcext:value-type="float">
            <text:p>-1438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426" calcext:value-type="float">
            <text:p>-1426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416" calcext:value-type="float">
            <text:p>-1416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412" calcext:value-type="float">
            <text:p>-1412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406" calcext:value-type="float">
            <text:p>-1406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398" calcext:value-type="float">
            <text:p>-1398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390" calcext:value-type="float">
            <text:p>-1390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385" calcext:value-type="float">
            <text:p>-1385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401" calcext:value-type="float">
            <text:p>-1401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417" calcext:value-type="float">
            <text:p>-1417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433" calcext:value-type="float">
            <text:p>-1433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455" calcext:value-type="float">
            <text:p>-1455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542" calcext:value-type="float">
            <text:p>-1542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445" calcext:value-type="float">
            <text:p>-1445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432" calcext:value-type="float">
            <text:p>-1432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420" calcext:value-type="float">
            <text:p>-1420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413" calcext:value-type="float">
            <text:p>-1413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411" calcext:value-type="float">
            <text:p>-1411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404" calcext:value-type="float">
            <text:p>-1404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396" calcext:value-type="float">
            <text:p>-1396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389" calcext:value-type="float">
            <text:p>-1389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386" calcext:value-type="float">
            <text:p>-1386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387" calcext:value-type="float">
            <text:p>-1387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388" calcext:value-type="float">
            <text:p>-1388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394" calcext:value-type="float">
            <text:p>-1394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407" calcext:value-type="float">
            <text:p>-1407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425" calcext:value-type="float">
            <text:p>-1425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41" calcext:value-type="float">
            <text:p>-1441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452" calcext:value-type="float">
            <text:p>-1452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457" calcext:value-type="float">
            <text:p>-1457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Adjusting Data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459" calcext:value-type="float">
            <text:p>-1459</text:p>
          </table:table-cell>
          <table:table-cell office:value-type="float" office:value="-1466" calcext:value-type="float">
            <text:p>-1466</text:p>
          </table:table-cell>
          <table:table-cell office:value-type="float" office:value="-1476" calcext:value-type="float">
            <text:p>-1476</text:p>
          </table:table-cell>
          <table:table-cell office:value-type="float" office:value="-1490" calcext:value-type="float">
            <text:p>-1490</text:p>
          </table:table-cell>
          <table:table-cell office:value-type="float" office:value="-1504" calcext:value-type="float">
            <text:p>-1504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4" calcext:value-type="float">
            <text:p>-1524</text:p>
          </table:table-cell>
          <table:table-cell office:value-type="float" office:value="-1530" calcext:value-type="float">
            <text:p>-1530</text:p>
          </table:table-cell>
          <table:table-cell office:value-type="float" office:value="-1540" calcext:value-type="float">
            <text:p>-1540</text:p>
          </table:table-cell>
          <table:table-cell office:value-type="float" office:value="-1552" calcext:value-type="float">
            <text:p>-1552</text:p>
          </table:table-cell>
          <table:table-cell office:value-type="float" office:value="-1565" calcext:value-type="float">
            <text:p>-1565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5" calcext:value-type="float">
            <text:p>-1605</text:p>
          </table:table-cell>
          <table:table-cell table:number-columns-repeated="3" office:value-type="float" office:value="-1608" calcext:value-type="float">
            <text:p>-1608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7" calcext:value-type="float">
            <text:p>-1587</text:p>
          </table:table-cell>
          <table:table-cell office:value-type="float" office:value="-1570" calcext:value-type="float">
            <text:p>-1570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7" calcext:value-type="float">
            <text:p>-1547</text:p>
          </table:table-cell>
          <table:table-cell office:value-type="float" office:value="-1545" calcext:value-type="float">
            <text:p>-1545</text:p>
          </table:table-cell>
          <table:table-cell office:value-type="float" office:value="-1544" calcext:value-type="float">
            <text:p>-1544</text:p>
          </table:table-cell>
          <table:table-cell office:value-type="float" office:value="-1540" calcext:value-type="float">
            <text:p>-1540</text:p>
          </table:table-cell>
          <table:table-cell office:value-type="float" office:value="-1529" calcext:value-type="float">
            <text:p>-1529</text:p>
          </table:table-cell>
          <table:table-cell office:value-type="float" office:value="-1516" calcext:value-type="float">
            <text:p>-1516</text:p>
          </table:table-cell>
          <table:table-cell office:value-type="float" office:value="-1500" calcext:value-type="float">
            <text:p>-1500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4" calcext:value-type="float">
            <text:p>-1454</text:p>
          </table:table-cell>
          <table:table-cell office:value-type="float" office:value="-1441" calcext:value-type="float">
            <text:p>-1441</text:p>
          </table:table-cell>
          <table:table-cell office:value-type="float" office:value="-1429" calcext:value-type="float">
            <text:p>-1429</text:p>
          </table:table-cell>
          <table:table-cell office:value-type="float" office:value="-1419" calcext:value-type="float">
            <text:p>-1419</text:p>
          </table:table-cell>
          <table:table-cell office:value-type="float" office:value="-1415" calcext:value-type="float">
            <text:p>-1415</text:p>
          </table:table-cell>
          <table:table-cell office:value-type="float" office:value="-1416" calcext:value-type="float">
            <text:p>-1416</text:p>
          </table:table-cell>
          <table:table-cell office:value-type="float" office:value="-1417" calcext:value-type="float">
            <text:p>-1417</text:p>
          </table:table-cell>
          <table:table-cell office:value-type="float" office:value="-1415" calcext:value-type="float">
            <text:p>-1415</text:p>
          </table:table-cell>
          <table:table-cell office:value-type="float" office:value="-1410" calcext:value-type="float">
            <text:p>-1410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3" calcext:value-type="float">
            <text:p>-1393</text:p>
          </table:table-cell>
          <table:table-cell table:number-columns-repeated="2" office:value-type="float" office:value="-1388" calcext:value-type="float">
            <text:p>-1388</text:p>
          </table:table-cell>
          <table:table-cell office:value-type="float" office:value="-1390" calcext:value-type="float">
            <text:p>-1390</text:p>
          </table:table-cell>
          <table:table-cell office:value-type="float" office:value="-1392" calcext:value-type="float">
            <text:p>-1392</text:p>
          </table:table-cell>
          <table:table-cell office:value-type="float" office:value="-1391" calcext:value-type="float">
            <text:p>-1391</text:p>
          </table:table-cell>
          <table:table-cell office:value-type="float" office:value="-1393" calcext:value-type="float">
            <text:p>-1393</text:p>
          </table:table-cell>
          <table:table-cell office:value-type="float" office:value="-1401" calcext:value-type="float">
            <text:p>-1401</text:p>
          </table:table-cell>
          <table:table-cell office:value-type="float" office:value="-1417" calcext:value-type="float">
            <text:p>-1417</text:p>
          </table:table-cell>
          <table:table-cell office:value-type="float" office:value="-1435" calcext:value-type="float">
            <text:p>-1435</text:p>
          </table:table-cell>
          <table:table-cell office:value-type="float" office:value="-1449" calcext:value-type="float">
            <text:p>-1449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9" calcext:value-type="float">
            <text:p>-1459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2" calcext:value-type="float">
            <text:p>-1472</text:p>
          </table:table-cell>
          <table:table-cell office:value-type="float" office:value="-1486" calcext:value-type="float">
            <text:p>-1486</text:p>
          </table:table-cell>
          <table:table-cell office:value-type="float" office:value="-1500" calcext:value-type="float">
            <text:p>-1500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3" calcext:value-type="float">
            <text:p>-1523</text:p>
          </table:table-cell>
          <table:table-cell office:value-type="float" office:value="-1528" calcext:value-type="float">
            <text:p>-1528</text:p>
          </table:table-cell>
          <table:table-cell office:value-type="float" office:value="-1535" calcext:value-type="float">
            <text:p>-1535</text:p>
          </table:table-cell>
          <table:table-cell office:value-type="float" office:value="-1547" calcext:value-type="float">
            <text:p>-1547</text:p>
          </table:table-cell>
          <table:table-cell office:value-type="float" office:value="-1561" calcext:value-type="float">
            <text:p>-1561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7" calcext:value-type="float">
            <text:p>-1607</text:p>
          </table:table-cell>
          <table:table-cell table:number-columns-repeated="2" office:value-type="float" office:value="-1610" calcext:value-type="float">
            <text:p>-1610</text:p>
          </table:table-cell>
          <table:table-cell table:number-columns-repeated="2" office:value-type="float" office:value="-1611" calcext:value-type="float">
            <text:p>-1611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7" calcext:value-type="float">
            <text:p>-1607</text:p>
          </table:table-cell>
          <table:table-cell office:value-type="float" office:value="-1598" calcext:value-type="float">
            <text:p>-1598</text:p>
          </table:table-cell>
          <table:table-cell office:value-type="float" office:value="-1582" calcext:value-type="float">
            <text:p>-1582</text:p>
          </table:table-cell>
          <table:table-cell office:value-type="float" office:value="-1566" calcext:value-type="float">
            <text:p>-1566</text:p>
          </table:table-cell>
          <table:table-cell office:value-type="float" office:value="-1553" calcext:value-type="float">
            <text:p>-1553</text:p>
          </table:table-cell>
          <table:table-cell table:number-columns-repeated="2" office:value-type="float" office:value="-1547" calcext:value-type="float">
            <text:p>-1547</text:p>
          </table:table-cell>
          <table:table-cell office:value-type="float" office:value="-1545" calcext:value-type="float">
            <text:p>-1545</text:p>
          </table:table-cell>
          <table:table-cell office:value-type="float" office:value="-1539" calcext:value-type="float">
            <text:p>-1539</text:p>
          </table:table-cell>
          <table:table-cell office:value-type="float" office:value="-1528" calcext:value-type="float">
            <text:p>-1528</text:p>
          </table:table-cell>
          <table:table-cell office:value-type="float" office:value="-1512" calcext:value-type="float">
            <text:p>-1512</text:p>
          </table:table-cell>
          <table:table-cell office:value-type="float" office:value="-1495" calcext:value-type="float">
            <text:p>-1495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0" calcext:value-type="float">
            <text:p>-1460</text:p>
          </table:table-cell>
          <table:table-cell office:value-type="float" office:value="-1449" calcext:value-type="float">
            <text:p>-1449</text:p>
          </table:table-cell>
          <table:table-cell office:value-type="float" office:value="-1436" calcext:value-type="float">
            <text:p>-1436</text:p>
          </table:table-cell>
          <table:table-cell office:value-type="float" office:value="-1424" calcext:value-type="float">
            <text:p>-1424</text:p>
          </table:table-cell>
          <table:table-cell office:value-type="float" office:value="-1416" calcext:value-type="float">
            <text:p>-1416</text:p>
          </table:table-cell>
          <table:table-cell office:value-type="float" office:value="-1415" calcext:value-type="float">
            <text:p>-1415</text:p>
          </table:table-cell>
          <table:table-cell office:value-type="float" office:value="-1418" calcext:value-type="float">
            <text:p>-1418</text:p>
          </table:table-cell>
          <table:table-cell office:value-type="float" office:value="-1419" calcext:value-type="float">
            <text:p>-1419</text:p>
          </table:table-cell>
          <table:table-cell office:value-type="float" office:value="-1416" calcext:value-type="float">
            <text:p>-1416</text:p>
          </table:table-cell>
          <table:table-cell office:value-type="float" office:value="-1408" calcext:value-type="float">
            <text:p>-1408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2" calcext:value-type="float">
            <text:p>-1392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92" calcext:value-type="float">
            <text:p>-1392</text:p>
          </table:table-cell>
          <table:table-cell table:number-columns-repeated="2" office:value-type="float" office:value="-1393" calcext:value-type="float">
            <text:p>-1393</text:p>
          </table:table-cell>
          <table:table-cell office:value-type="float" office:value="-1398" calcext:value-type="float">
            <text:p>-1398</text:p>
          </table:table-cell>
          <table:table-cell office:value-type="float" office:value="-1411" calcext:value-type="float">
            <text:p>-1411</text:p>
          </table:table-cell>
          <table:table-cell office:value-type="float" office:value="-1427" calcext:value-type="float">
            <text:p>-1427</text:p>
          </table:table-cell>
          <table:table-cell office:value-type="float" office:value="-1443" calcext:value-type="float">
            <text:p>-1443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9" calcext:value-type="float">
            <text:p>-1459</text:p>
          </table:table-cell>
          <table:table-cell office:value-type="float" office:value="-1460" calcext:value-type="float">
            <text:p>-1460</text:p>
          </table:table-cell>
          <table:table-cell office:value-type="float" office:value="-1461" calcext:value-type="float">
            <text:p>-1461</text:p>
          </table:table-cell>
          <table:table-cell office:value-type="float" office:value="-1468" calcext:value-type="float">
            <text:p>-1468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3" calcext:value-type="float">
            <text:p>-1493</text:p>
          </table:table-cell>
          <table:table-cell office:value-type="float" office:value="-1509" calcext:value-type="float">
            <text:p>-1509</text:p>
          </table:table-cell>
          <table:table-cell office:value-type="float" office:value="-1521" calcext:value-type="float">
            <text:p>-1521</text:p>
          </table:table-cell>
          <table:table-cell office:value-type="float" office:value="-1529" calcext:value-type="float">
            <text:p>-1529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1" calcext:value-type="float">
            <text:p>-1541</text:p>
          </table:table-cell>
          <table:table-cell office:value-type="float" office:value="-1554" calcext:value-type="float">
            <text:p>-1554</text:p>
          </table:table-cell>
          <table:table-cell office:value-type="float" office:value="-1570" calcext:value-type="float">
            <text:p>-1570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6" calcext:value-type="float">
            <text:p>-1586</text:p>
          </table:table-cell>
          <table:table-cell table:number-columns-repeated="2" office:value-type="float" office:value="-1583" calcext:value-type="float">
            <text:p>-1583</text:p>
          </table:table-cell>
          <table:table-cell office:value-type="float" office:value="-1522" calcext:value-type="float">
            <text:p>-1522</text:p>
          </table:table-cell>
          <table:table-cell office:value-type="float" office:value="-1509" calcext:value-type="float">
            <text:p>-1509</text:p>
          </table:table-cell>
          <table:table-cell office:value-type="float" office:value="-1493" calcext:value-type="float">
            <text:p>-149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5" calcext:value-type="float">
            <text:p>-1445</text:p>
          </table:table-cell>
          <table:table-cell office:value-type="float" office:value="-1435" calcext:value-type="float">
            <text:p>-1435</text:p>
          </table:table-cell>
          <table:table-cell office:value-type="float" office:value="-1421" calcext:value-type="float">
            <text:p>-1421</text:p>
          </table:table-cell>
          <table:table-cell office:value-type="float" office:value="-1408" calcext:value-type="float">
            <text:p>-1408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9" calcext:value-type="float">
            <text:p>-1399</text:p>
          </table:table-cell>
          <table:table-cell table:number-columns-repeated="2" office:value-type="float" office:value="-1400" calcext:value-type="float">
            <text:p>-1400</text:p>
          </table:table-cell>
          <table:table-cell office:value-type="float" office:value="-1396" calcext:value-type="float">
            <text:p>-1396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2" calcext:value-type="float">
            <text:p>-1382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2" calcext:value-type="float">
            <text:p>-1372</text:p>
          </table:table-cell>
          <table:table-cell office:value-type="float" office:value="-1373" calcext:value-type="float">
            <text:p>-1373</text:p>
          </table:table-cell>
          <table:table-cell office:value-type="float" office:value="-1374" calcext:value-type="float">
            <text:p>-1374</text:p>
          </table:table-cell>
          <table:table-cell table:number-columns-repeated="2" office:value-type="float" office:value="-1373" calcext:value-type="float">
            <text:p>-1373</text:p>
          </table:table-cell>
          <table:table-cell office:value-type="float" office:value="-1378" calcext:value-type="float">
            <text:p>-1378</text:p>
          </table:table-cell>
          <table:table-cell office:value-type="float" office:value="-1391" calcext:value-type="float">
            <text:p>-1391</text:p>
          </table:table-cell>
          <table:table-cell office:value-type="float" office:value="-1408" calcext:value-type="float">
            <text:p>-1408</text:p>
          </table:table-cell>
          <table:table-cell office:value-type="float" office:value="-1424" calcext:value-type="float">
            <text:p>-1424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2" calcext:value-type="float">
            <text:p>-1442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0" calcext:value-type="float">
            <text:p>-1450</text:p>
          </table:table-cell>
          <table:table-cell office:value-type="float" office:value="-1461" calcext:value-type="float">
            <text:p>-1461</text:p>
          </table:table-cell>
          <table:table-cell office:value-type="float" office:value="-1474" calcext:value-type="float">
            <text:p>-1474</text:p>
          </table:table-cell>
          <table:table-cell office:value-type="float" office:value="-1489" calcext:value-type="float">
            <text:p>-1489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0" calcext:value-type="float">
            <text:p>-1510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5" calcext:value-type="float">
            <text:p>-152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51" calcext:value-type="float">
            <text:p>-1551</text:p>
          </table:table-cell>
          <table:table-cell office:value-type="float" office:value="-1563" calcext:value-type="float">
            <text:p>-1563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4" calcext:value-type="float">
            <text:p>-1594</text:p>
          </table:table-cell>
          <table:table-cell table:number-columns-repeated="2" office:value-type="float" office:value="-1596" calcext:value-type="float">
            <text:p>-1596</text:p>
          </table:table-cell>
          <table:table-cell table:number-columns-repeated="3" office:value-type="float" office:value="-1595" calcext:value-type="float">
            <text:p>-1595</text:p>
          </table:table-cell>
          <table:table-cell office:value-type="float" office:value="-1591" calcext:value-type="float">
            <text:p>-1591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5" calcext:value-type="float">
            <text:p>-1565</text:p>
          </table:table-cell>
          <table:table-cell office:value-type="float" office:value="-1548" calcext:value-type="float">
            <text:p>-1548</text:p>
          </table:table-cell>
          <table:table-cell office:value-type="float" office:value="-1536" calcext:value-type="float">
            <text:p>-1536</text:p>
          </table:table-cell>
          <table:table-cell table:number-columns-repeated="2" office:value-type="float" office:value="-1532" calcext:value-type="float">
            <text:p>-1532</text:p>
          </table:table-cell>
          <table:table-cell office:value-type="float" office:value="-1529" calcext:value-type="float">
            <text:p>-1529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9" calcext:value-type="float">
            <text:p>-1489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5" calcext:value-type="float">
            <text:p>-1445</text:p>
          </table:table-cell>
          <table:table-cell office:value-type="float" office:value="-1433" calcext:value-type="float">
            <text:p>-1433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1" calcext:value-type="float">
            <text:p>-1401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3" calcext:value-type="float">
            <text:p>-1403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3" calcext:value-type="float">
            <text:p>-1383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5" calcext:value-type="float">
            <text:p>-1375</text:p>
          </table:table-cell>
          <table:table-cell office:value-type="float" office:value="-1376" calcext:value-type="float">
            <text:p>-1376</text:p>
          </table:table-cell>
          <table:table-cell table:number-columns-repeated="2" office:value-type="float" office:value="-1377" calcext:value-type="float">
            <text:p>-1377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6" calcext:value-type="float">
            <text:p>-1386</text:p>
          </table:table-cell>
          <table:table-cell office:value-type="float" office:value="-1402" calcext:value-type="float">
            <text:p>-1402</text:p>
          </table:table-cell>
          <table:table-cell office:value-type="float" office:value="-1420" calcext:value-type="float">
            <text:p>-1420</text:p>
          </table:table-cell>
          <table:table-cell office:value-type="float" office:value="-1434" calcext:value-type="float">
            <text:p>-1434</text:p>
          </table:table-cell>
          <table:table-cell office:value-type="float" office:value="-1443" calcext:value-type="float">
            <text:p>-1443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4" calcext:value-type="float">
            <text:p>-1484</text:p>
          </table:table-cell>
          <table:table-cell office:value-type="float" office:value="-1499" calcext:value-type="float">
            <text:p>-1499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2" calcext:value-type="float">
            <text:p>-1522</text:p>
          </table:table-cell>
          <table:table-cell office:value-type="float" office:value="-1532" calcext:value-type="float">
            <text:p>-1532</text:p>
          </table:table-cell>
          <table:table-cell office:value-type="float" office:value="-1547" calcext:value-type="float">
            <text:p>-1547</text:p>
          </table:table-cell>
          <table:table-cell office:value-type="float" office:value="-1560" calcext:value-type="float">
            <text:p>-1560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57" calcext:value-type="float">
            <text:p>-1557</text:p>
          </table:table-cell>
          <table:table-cell office:value-type="float" office:value="-1542" calcext:value-type="float">
            <text:p>-1542</text:p>
          </table:table-cell>
          <table:table-cell office:value-type="float" office:value="-1534" calcext:value-type="float">
            <text:p>-1534</text:p>
          </table:table-cell>
          <table:table-cell table:number-columns-repeated="2" office:value-type="float" office:value="-1533" calcext:value-type="float">
            <text:p>-1533</text:p>
          </table:table-cell>
          <table:table-cell office:value-type="float" office:value="-1528" calcext:value-type="float">
            <text:p>-1528</text:p>
          </table:table-cell>
          <table:table-cell office:value-type="float" office:value="-1518" calcext:value-type="float">
            <text:p>-1518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5" calcext:value-type="float">
            <text:p>-1455</text:p>
          </table:table-cell>
          <table:table-cell office:value-type="float" office:value="-1449" calcext:value-type="float">
            <text:p>-1449</text:p>
          </table:table-cell>
          <table:table-cell office:value-type="float" office:value="-1440" calcext:value-type="float">
            <text:p>-1440</text:p>
          </table:table-cell>
          <table:table-cell office:value-type="float" office:value="-1429" calcext:value-type="float">
            <text:p>-1429</text:p>
          </table:table-cell>
          <table:table-cell office:value-type="float" office:value="-1415" calcext:value-type="float">
            <text:p>-1415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2" calcext:value-type="float">
            <text:p>-1402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3" calcext:value-type="float">
            <text:p>-1403</text:p>
          </table:table-cell>
          <table:table-cell office:value-type="float" office:value="-1397" calcext:value-type="float">
            <text:p>-1397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1" calcext:value-type="float">
            <text:p>-1381</text:p>
          </table:table-cell>
          <table:table-cell table:number-columns-repeated="2" office:value-type="float" office:value="-1375" calcext:value-type="float">
            <text:p>-13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4" calcext:value-type="float">
            <text:p>-1384</text:p>
          </table:table-cell>
          <table:table-cell office:value-type="float" office:value="-1395" calcext:value-type="float">
            <text:p>-1395</text:p>
          </table:table-cell>
          <table:table-cell office:value-type="float" office:value="-1410" calcext:value-type="float">
            <text:p>-1410</text:p>
          </table:table-cell>
          <table:table-cell office:value-type="float" office:value="-1428" calcext:value-type="float">
            <text:p>-1428</text:p>
          </table:table-cell>
          <table:table-cell office:value-type="float" office:value="-1440" calcext:value-type="float">
            <text:p>-1440</text:p>
          </table:table-cell>
          <table:table-cell office:value-type="float" office:value="-1445" calcext:value-type="float">
            <text:p>-1445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4" calcext:value-type="float">
            <text:p>-1454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7" calcext:value-type="float">
            <text:p>-1477</text:p>
          </table:table-cell>
          <table:table-cell office:value-type="float" office:value="-1491" calcext:value-type="float">
            <text:p>-1491</text:p>
          </table:table-cell>
          <table:table-cell office:value-type="float" office:value="-1504" calcext:value-type="float">
            <text:p>-1504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1" calcext:value-type="float">
            <text:p>-1521</text:p>
          </table:table-cell>
          <table:table-cell office:value-type="float" office:value="-1529" calcext:value-type="float">
            <text:p>-1529</text:p>
          </table:table-cell>
          <table:table-cell office:value-type="float" office:value="-1539" calcext:value-type="float">
            <text:p>-1539</text:p>
          </table:table-cell>
          <table:table-cell office:value-type="float" office:value="-1552" calcext:value-type="float">
            <text:p>-1552</text:p>
          </table:table-cell>
          <table:table-cell office:value-type="float" office:value="-1564" calcext:value-type="float">
            <text:p>-156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600" calcext:value-type="float">
            <text:p>-1600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3" calcext:value-type="float">
            <text:p>-1583</text:p>
          </table:table-cell>
          <table:table-cell office:value-type="float" office:value="-1567" calcext:value-type="float">
            <text:p>-1567</text:p>
          </table:table-cell>
          <table:table-cell office:value-type="float" office:value="-1550" calcext:value-type="float">
            <text:p>-1550</text:p>
          </table:table-cell>
          <table:table-cell office:value-type="float" office:value="-1538" calcext:value-type="float">
            <text:p>-1538</text:p>
          </table:table-cell>
          <table:table-cell table:number-columns-repeated="2" office:value-type="float" office:value="-1534" calcext:value-type="float">
            <text:p>-1534</text:p>
          </table:table-cell>
          <table:table-cell office:value-type="float" office:value="-1531" calcext:value-type="float">
            <text:p>-1531</text:p>
          </table:table-cell>
          <table:table-cell office:value-type="float" office:value="-1522" calcext:value-type="float">
            <text:p>-1522</text:p>
          </table:table-cell>
          <table:table-cell office:value-type="float" office:value="-1509" calcext:value-type="float">
            <text:p>-1509</text:p>
          </table:table-cell>
          <table:table-cell office:value-type="float" office:value="-1492" calcext:value-type="float">
            <text:p>-1492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8" calcext:value-type="float">
            <text:p>-1458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6" calcext:value-type="float">
            <text:p>-1436</text:p>
          </table:table-cell>
          <table:table-cell office:value-type="float" office:value="-1423" calcext:value-type="float">
            <text:p>-142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1" calcext:value-type="float">
            <text:p>-1401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0" calcext:value-type="float">
            <text:p>-1380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0" calcext:value-type="float">
            <text:p>-1380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9" calcext:value-type="float">
            <text:p>-1389</text:p>
          </table:table-cell>
          <table:table-cell office:value-type="float" office:value="-1404" calcext:value-type="float">
            <text:p>-1404</text:p>
          </table:table-cell>
          <table:table-cell office:value-type="float" office:value="-1421" calcext:value-type="float">
            <text:p>-1421</text:p>
          </table:table-cell>
          <table:table-cell office:value-type="float" office:value="-1436" calcext:value-type="float">
            <text:p>-1436</text:p>
          </table:table-cell>
          <table:table-cell office:value-type="float" office:value="-1445" calcext:value-type="float">
            <text:p>-1445</text:p>
          </table:table-cell>
          <table:table-cell table:number-columns-repeated="2" office:value-type="float" office:value="-1448" calcext:value-type="float">
            <text:p>-1448</text:p>
          </table:table-cell>
          <table:table-cell office:value-type="float" office:value="-1451" calcext:value-type="float">
            <text:p>-1451</text:p>
          </table:table-cell>
          <table:table-cell office:value-type="float" office:value="-1460" calcext:value-type="float">
            <text:p>-1460</text:p>
          </table:table-cell>
          <table:table-cell office:value-type="float" office:value="-1473" calcext:value-type="float">
            <text:p>-1473</text:p>
          </table:table-cell>
          <table:table-cell office:value-type="float" office:value="-1486" calcext:value-type="float">
            <text:p>-1486</text:p>
          </table:table-cell>
          <table:table-cell office:value-type="float" office:value="-1500" calcext:value-type="float">
            <text:p>-1500</text:p>
          </table:table-cell>
          <table:table-cell office:value-type="float" office:value="-1508" calcext:value-type="float">
            <text:p>-1508</text:p>
          </table:table-cell>
          <table:table-cell office:value-type="float" office:value="-1515" calcext:value-type="float">
            <text:p>-1515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4" calcext:value-type="float">
            <text:p>-1534</text:p>
          </table:table-cell>
          <table:table-cell office:value-type="float" office:value="-1548" calcext:value-type="float">
            <text:p>-1548</text:p>
          </table:table-cell>
          <table:table-cell office:value-type="float" office:value="-1562" calcext:value-type="float">
            <text:p>-1562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8" calcext:value-type="float">
            <text:p>-1598</text:p>
          </table:table-cell>
          <table:table-cell table:number-columns-repeated="2" office:value-type="float" office:value="-1597" calcext:value-type="float">
            <text:p>-1597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59" calcext:value-type="float">
            <text:p>-1559</text:p>
          </table:table-cell>
          <table:table-cell office:value-type="float" office:value="-1543" calcext:value-type="float">
            <text:p>-1543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4" calcext:value-type="float">
            <text:p>-1534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0" calcext:value-type="float">
            <text:p>-1530</text:p>
          </table:table-cell>
          <table:table-cell office:value-type="float" office:value="-1519" calcext:value-type="float">
            <text:p>-1519</text:p>
          </table:table-cell>
          <table:table-cell office:value-type="float" office:value="-1502" calcext:value-type="float">
            <text:p>-1502</text:p>
          </table:table-cell>
          <table:table-cell office:value-type="float" office:value="-1483" calcext:value-type="float">
            <text:p>-1483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6" calcext:value-type="float">
            <text:p>-1456</text:p>
          </table:table-cell>
          <table:table-cell office:value-type="float" office:value="-1451" calcext:value-type="float">
            <text:p>-1451</text:p>
          </table:table-cell>
          <table:table-cell office:value-type="float" office:value="-1442" calcext:value-type="float">
            <text:p>-1442</text:p>
          </table:table-cell>
          <table:table-cell office:value-type="float" office:value="-1429" calcext:value-type="float">
            <text:p>-1429</text:p>
          </table:table-cell>
          <table:table-cell office:value-type="float" office:value="-1416" calcext:value-type="float">
            <text:p>-1416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4" calcext:value-type="float">
            <text:p>-1404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78" calcext:value-type="float">
            <text:p>-1378</text:p>
          </table:table-cell>
          <table:table-cell office:value-type="float" office:value="-1379" calcext:value-type="float">
            <text:p>-1379</text:p>
          </table:table-cell>
          <table:table-cell table:number-columns-repeated="2" office:value-type="float" office:value="-1383" calcext:value-type="float">
            <text:p>-1383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94" calcext:value-type="float">
            <text:p>-1394</text:p>
          </table:table-cell>
          <table:table-cell office:value-type="float" office:value="-1413" calcext:value-type="float">
            <text:p>-1413</text:p>
          </table:table-cell>
          <table:table-cell office:value-type="float" office:value="-1431" calcext:value-type="float">
            <text:p>-1431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0" calcext:value-type="float">
            <text:p>-1450</text:p>
          </table:table-cell>
          <table:table-cell table:number-columns-repeated="2" office:value-type="float" office:value="-1452" calcext:value-type="float">
            <text:p>-1452</text:p>
          </table:table-cell>
          <table:table-cell office:value-type="float" office:value="-1455" calcext:value-type="float">
            <text:p>-1455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8" calcext:value-type="float">
            <text:p>-1478</text:p>
          </table:table-cell>
          <table:table-cell office:value-type="float" office:value="-1494" calcext:value-type="float">
            <text:p>-1494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1" calcext:value-type="float">
            <text:p>-1521</text:p>
          </table:table-cell>
          <table:table-cell office:value-type="float" office:value="-1528" calcext:value-type="float">
            <text:p>-1528</text:p>
          </table:table-cell>
          <table:table-cell office:value-type="float" office:value="-1539" calcext:value-type="float">
            <text:p>-1539</text:p>
          </table:table-cell>
          <table:table-cell office:value-type="float" office:value="-1556" calcext:value-type="float">
            <text:p>-1556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91" calcext:value-type="float">
            <text:p>-1591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1" calcext:value-type="float">
            <text:p>-1601</text:p>
          </table:table-cell>
          <table:table-cell table:number-columns-repeated="2" office:value-type="float" office:value="-1602" calcext:value-type="float">
            <text:p>-1602</text:p>
          </table:table-cell>
          <table:table-cell office:value-type="float" office:value="-1597" calcext:value-type="float">
            <text:p>-1597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5" calcext:value-type="float">
            <text:p>-1535</text:p>
          </table:table-cell>
          <table:table-cell office:value-type="float" office:value="-1527" calcext:value-type="float">
            <text:p>-1527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6" calcext:value-type="float">
            <text:p>-1496</text:p>
          </table:table-cell>
          <table:table-cell office:value-type="float" office:value="-1480" calcext:value-type="float">
            <text:p>-1480</text:p>
          </table:table-cell>
          <table:table-cell office:value-type="float" office:value="-1466" calcext:value-type="float">
            <text:p>-1466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5" calcext:value-type="float">
            <text:p>-1455</text:p>
          </table:table-cell>
          <table:table-cell office:value-type="float" office:value="-1448" calcext:value-type="float">
            <text:p>-1448</text:p>
          </table:table-cell>
          <table:table-cell office:value-type="float" office:value="-1437" calcext:value-type="float">
            <text:p>-1437</text:p>
          </table:table-cell>
          <table:table-cell office:value-type="float" office:value="-1424" calcext:value-type="float">
            <text:p>-1424</text:p>
          </table:table-cell>
          <table:table-cell office:value-type="float" office:value="-1412" calcext:value-type="float">
            <text:p>-1412</text:p>
          </table:table-cell>
          <table:table-cell office:value-type="float" office:value="-1405" calcext:value-type="float">
            <text:p>-1405</text:p>
          </table:table-cell>
          <table:table-cell office:value-type="float" office:value="-1403" calcext:value-type="float">
            <text:p>-1403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6" calcext:value-type="float">
            <text:p>-1406</text:p>
          </table:table-cell>
          <table:table-cell office:value-type="float" office:value="-1398" calcext:value-type="float">
            <text:p>-1398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7" calcext:value-type="float">
            <text:p>-1377</text:p>
          </table:table-cell>
          <table:table-cell office:value-type="float" office:value="-1376" calcext:value-type="float">
            <text:p>-1376</text:p>
          </table:table-cell>
          <table:table-cell office:value-type="float" office:value="-1378" calcext:value-type="float">
            <text:p>-1378</text:p>
          </table:table-cell>
          <table:table-cell office:value-type="float" office:value="-1382" calcext:value-type="float">
            <text:p>-1382</text:p>
          </table:table-cell>
          <table:table-cell office:value-type="float" office:value="-1385" calcext:value-type="float">
            <text:p>-1385</text:p>
          </table:table-cell>
          <table:table-cell office:value-type="float" office:value="-1393" calcext:value-type="float">
            <text:p>-1393</text:p>
          </table:table-cell>
          <table:table-cell office:value-type="float" office:value="-1405" calcext:value-type="float">
            <text:p>-1405</text:p>
          </table:table-cell>
          <table:table-cell office:value-type="float" office:value="-1421" calcext:value-type="float">
            <text:p>-1421</text:p>
          </table:table-cell>
          <table:table-cell office:value-type="float" office:value="-1437" calcext:value-type="float">
            <text:p>-1437</text:p>
          </table:table-cell>
          <table:table-cell office:value-type="float" office:value="-1447" calcext:value-type="float">
            <text:p>-1447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2" calcext:value-type="float">
            <text:p>-145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3" calcext:value-type="float">
            <text:p>-1483</text:p>
          </table:table-cell>
          <table:table-cell office:value-type="float" office:value="-1500" calcext:value-type="float">
            <text:p>-1500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1" calcext:value-type="float">
            <text:p>-1521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6" calcext:value-type="float">
            <text:p>-1536</text:p>
          </table:table-cell>
          <table:table-cell office:value-type="float" office:value="-1548" calcext:value-type="float">
            <text:p>-1548</text:p>
          </table:table-cell>
          <table:table-cell office:value-type="float" office:value="-1560" calcext:value-type="float">
            <text:p>-1560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1" calcext:value-type="float">
            <text:p>-1561</text:p>
          </table:table-cell>
          <table:table-cell office:value-type="float" office:value="-1547" calcext:value-type="float">
            <text:p>-1547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5" calcext:value-type="float">
            <text:p>-1535</text:p>
          </table:table-cell>
          <table:table-cell office:value-type="float" office:value="-1530" calcext:value-type="float">
            <text:p>-1530</text:p>
          </table:table-cell>
          <table:table-cell office:value-type="float" office:value="-1521" calcext:value-type="float">
            <text:p>-1521</text:p>
          </table:table-cell>
          <table:table-cell office:value-type="float" office:value="-1505" calcext:value-type="float">
            <text:p>-1505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7" calcext:value-type="float">
            <text:p>-1457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2" calcext:value-type="float">
            <text:p>-1442</text:p>
          </table:table-cell>
          <table:table-cell office:value-type="float" office:value="-1430" calcext:value-type="float">
            <text:p>-1430</text:p>
          </table:table-cell>
          <table:table-cell office:value-type="float" office:value="-1419" calcext:value-type="float">
            <text:p>-1419</text:p>
          </table:table-cell>
          <table:table-cell office:value-type="float" office:value="-1410" calcext:value-type="float">
            <text:p>-1410</text:p>
          </table:table-cell>
          <table:table-cell table:number-columns-repeated="3" office:value-type="float" office:value="-1407" calcext:value-type="float">
            <text:p>-1407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2" calcext:value-type="float">
            <text:p>-1392</text:p>
          </table:table-cell>
          <table:table-cell office:value-type="float" office:value="-1384" calcext:value-type="float">
            <text:p>-1384</text:p>
          </table:table-cell>
          <table:table-cell office:value-type="float" office:value="-1379" calcext:value-type="float">
            <text:p>-1379</text:p>
          </table:table-cell>
          <table:table-cell office:value-type="float" office:value="-1380" calcext:value-type="float">
            <text:p>-1380</text:p>
          </table:table-cell>
          <table:table-cell table:number-columns-repeated="3" office:value-type="float" office:value="-1382" calcext:value-type="float">
            <text:p>-1382</text:p>
          </table:table-cell>
          <table:table-cell office:value-type="float" office:value="-1387" calcext:value-type="float">
            <text:p>-1387</text:p>
          </table:table-cell>
          <table:table-cell office:value-type="float" office:value="-1399" calcext:value-type="float">
            <text:p>-1399</text:p>
          </table:table-cell>
          <table:table-cell office:value-type="float" office:value="-1415" calcext:value-type="float">
            <text:p>-1415</text:p>
          </table:table-cell>
          <table:table-cell office:value-type="float" office:value="-1432" calcext:value-type="float">
            <text:p>-1432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0" calcext:value-type="float">
            <text:p>-1450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3" calcext:value-type="float">
            <text:p>-1453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2" calcext:value-type="float">
            <text:p>-1482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7" calcext:value-type="float">
            <text:p>-150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22" calcext:value-type="float">
            <text:p>-1522</text:p>
          </table:table-cell>
          <table:table-cell office:value-type="float" office:value="-1530" calcext:value-type="float">
            <text:p>-1530</text:p>
          </table:table-cell>
          <table:table-cell office:value-type="float" office:value="-1542" calcext:value-type="float">
            <text:p>-1542</text:p>
          </table:table-cell>
          <table:table-cell office:value-type="float" office:value="-1557" calcext:value-type="float">
            <text:p>-155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1" calcext:value-type="float">
            <text:p>-1601</text:p>
          </table:table-cell>
          <table:table-cell table:number-columns-repeated="2" office:value-type="float" office:value="-1600" calcext:value-type="float">
            <text:p>-1600</text:p>
          </table:table-cell>
          <table:table-cell office:value-type="float" office:value="-1597" calcext:value-type="float">
            <text:p>-1597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3" calcext:value-type="float">
            <text:p>-1573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1" calcext:value-type="float">
            <text:p>-1531</text:p>
          </table:table-cell>
          <table:table-cell office:value-type="float" office:value="-1518" calcext:value-type="float">
            <text:p>-1518</text:p>
          </table:table-cell>
          <table:table-cell office:value-type="float" office:value="-1499" calcext:value-type="float">
            <text:p>-1499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0" calcext:value-type="float">
            <text:p>-1440</text:p>
          </table:table-cell>
          <table:table-cell office:value-type="float" office:value="-1427" calcext:value-type="float">
            <text:p>-1427</text:p>
          </table:table-cell>
          <table:table-cell office:value-type="float" office:value="-1417" calcext:value-type="float">
            <text:p>-1417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9" calcext:value-type="float">
            <text:p>-1409</text:p>
          </table:table-cell>
          <table:table-cell table:number-columns-repeated="2" office:value-type="float" office:value="-1411" calcext:value-type="float">
            <text:p>-1411</text:p>
          </table:table-cell>
          <table:table-cell office:value-type="float" office:value="-1407" calcext:value-type="float">
            <text:p>-1407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93" calcext:value-type="float">
            <text:p>-1393</text:p>
          </table:table-cell>
          <table:table-cell office:value-type="float" office:value="-1406" calcext:value-type="float">
            <text:p>-1406</text:p>
          </table:table-cell>
          <table:table-cell office:value-type="float" office:value="-1425" calcext:value-type="float">
            <text:p>-1425</text:p>
          </table:table-cell>
          <table:table-cell office:value-type="float" office:value="-1442" calcext:value-type="float">
            <text:p>-1442</text:p>
          </table:table-cell>
          <table:table-cell office:value-type="float" office:value="-1451" calcext:value-type="float">
            <text:p>-1451</text:p>
          </table:table-cell>
          <table:table-cell table:number-columns-repeated="2" office:value-type="float" office:value="-1453" calcext:value-type="float">
            <text:p>-1453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6" calcext:value-type="float">
            <text:p>-1476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3" calcext:value-type="float">
            <text:p>-1503</text:p>
          </table:table-cell>
          <table:table-cell office:value-type="float" office:value="-1515" calcext:value-type="float">
            <text:p>-1515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8" calcext:value-type="float">
            <text:p>-1538</text:p>
          </table:table-cell>
          <table:table-cell office:value-type="float" office:value="-1552" calcext:value-type="float">
            <text:p>-1552</text:p>
          </table:table-cell>
          <table:table-cell office:value-type="float" office:value="-1563" calcext:value-type="float">
            <text:p>-1563</text:p>
          </table:table-cell>
          <table:table-cell office:value-type="float" office:value="-1572" calcext:value-type="float">
            <text:p>-1572</text:p>
          </table:table-cell>
          <table:table-cell table:number-columns-repeated="2"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2" calcext:value-type="float">
            <text:p>-1602</text:p>
          </table:table-cell>
          <table:table-cell table:number-columns-repeated="4" office:value-type="float" office:value="-1603" calcext:value-type="float">
            <text:p>-1603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6" calcext:value-type="float">
            <text:p>-159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8" calcext:value-type="float">
            <text:p>-1548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5" calcext:value-type="float">
            <text:p>-1525</text:p>
          </table:table-cell>
          <table:table-cell office:value-type="float" office:value="-1510" calcext:value-type="float">
            <text:p>-1510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5" calcext:value-type="float">
            <text:p>-145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34" calcext:value-type="float">
            <text:p>-1434</text:p>
          </table:table-cell>
          <table:table-cell office:value-type="float" office:value="-1421" calcext:value-type="float">
            <text:p>-1421</text:p>
          </table:table-cell>
          <table:table-cell office:value-type="float" office:value="-1412" calcext:value-type="float">
            <text:p>-1412</text:p>
          </table:table-cell>
          <table:table-cell table:number-columns-repeated="2" office:value-type="float" office:value="-1408" calcext:value-type="float">
            <text:p>-1408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2" calcext:value-type="float">
            <text:p>-1402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7" calcext:value-type="float">
            <text:p>-1387</text:p>
          </table:table-cell>
          <table:table-cell table:number-columns-repeated="2" office:value-type="float" office:value="-1381" calcext:value-type="float">
            <text:p>-1381</text:p>
          </table:table-cell>
          <table:table-cell office:value-type="float" office:value="-1383" calcext:value-type="float">
            <text:p>-1383</text:p>
          </table:table-cell>
          <table:table-cell table:number-columns-repeated="2" office:value-type="float" office:value="-1384" calcext:value-type="float">
            <text:p>-1384</text:p>
          </table:table-cell>
          <table:table-cell office:value-type="float" office:value="-1387" calcext:value-type="float">
            <text:p>-1387</text:p>
          </table:table-cell>
          <table:table-cell office:value-type="float" office:value="-1399" calcext:value-type="float">
            <text:p>-1399</text:p>
          </table:table-cell>
          <table:table-cell office:value-type="float" office:value="-1416" calcext:value-type="float">
            <text:p>-1416</text:p>
          </table:table-cell>
          <table:table-cell office:value-type="float" office:value="-1433" calcext:value-type="float">
            <text:p>-143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3" calcext:value-type="float">
            <text:p>-1453</text:p>
          </table:table-cell>
          <table:table-cell office:value-type="float" office:value="-1454" calcext:value-type="float">
            <text:p>-1454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1" calcext:value-type="float">
            <text:p>-1481</text:p>
          </table:table-cell>
          <table:table-cell office:value-type="float" office:value="-1496" calcext:value-type="float">
            <text:p>-1496</text:p>
          </table:table-cell>
          <table:table-cell office:value-type="float" office:value="-1509" calcext:value-type="float">
            <text:p>-1509</text:p>
          </table:table-cell>
          <table:table-cell office:value-type="float" office:value="-1518" calcext:value-type="float">
            <text:p>-1518</text:p>
          </table:table-cell>
          <table:table-cell office:value-type="float" office:value="-1524" calcext:value-type="float">
            <text:p>-1524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3" calcext:value-type="float">
            <text:p>-1543</text:p>
          </table:table-cell>
          <table:table-cell office:value-type="float" office:value="-1557" calcext:value-type="float">
            <text:p>-1557</text:p>
          </table:table-cell>
          <table:table-cell office:value-type="float" office:value="-1571" calcext:value-type="float">
            <text:p>-1571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5" calcext:value-type="float">
            <text:p>-1575</text:p>
          </table:table-cell>
          <table:table-cell office:value-type="float" office:value="-1557" calcext:value-type="float">
            <text:p>-1557</text:p>
          </table:table-cell>
          <table:table-cell office:value-type="float" office:value="-1545" calcext:value-type="float">
            <text:p>-1545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0" calcext:value-type="float">
            <text:p>-1530</text:p>
          </table:table-cell>
          <table:table-cell office:value-type="float" office:value="-1518" calcext:value-type="float">
            <text:p>-1518</text:p>
          </table:table-cell>
          <table:table-cell office:value-type="float" office:value="-1502" calcext:value-type="float">
            <text:p>-1502</text:p>
          </table:table-cell>
          <table:table-cell office:value-type="float" office:value="-1484" calcext:value-type="float">
            <text:p>-1484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4" calcext:value-type="float">
            <text:p>-1464</text:p>
          </table:table-cell>
          <table:table-cell office:value-type="float" office:value="-1460" calcext:value-type="float">
            <text:p>-1460</text:p>
          </table:table-cell>
          <table:table-cell office:value-type="float" office:value="-1453" calcext:value-type="float">
            <text:p>-1453</text:p>
          </table:table-cell>
          <table:table-cell office:value-type="float" office:value="-1441" calcext:value-type="float">
            <text:p>-1441</text:p>
          </table:table-cell>
          <table:table-cell office:value-type="float" office:value="-1427" calcext:value-type="float">
            <text:p>-1427</text:p>
          </table:table-cell>
          <table:table-cell office:value-type="float" office:value="-1416" calcext:value-type="float">
            <text:p>-1416</text:p>
          </table:table-cell>
          <table:table-cell office:value-type="float" office:value="-1411" calcext:value-type="float">
            <text:p>-1411</text:p>
          </table:table-cell>
          <table:table-cell table:number-columns-repeated="2" office:value-type="float" office:value="-1410" calcext:value-type="float">
            <text:p>-1410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5" calcext:value-type="float">
            <text:p>-1405</text:p>
          </table:table-cell>
          <table:table-cell office:value-type="float" office:value="-1398" calcext:value-type="float">
            <text:p>-1398</text:p>
          </table:table-cell>
          <table:table-cell office:value-type="float" office:value="-1389" calcext:value-type="float">
            <text:p>-1389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2" calcext:value-type="float">
            <text:p>-1382</text:p>
          </table:table-cell>
          <table:table-cell table:number-columns-repeated="3" office:value-type="float" office:value="-1383" calcext:value-type="float">
            <text:p>-1383</text:p>
          </table:table-cell>
          <table:table-cell office:value-type="float" office:value="-1385" calcext:value-type="float">
            <text:p>-1385</text:p>
          </table:table-cell>
          <table:table-cell office:value-type="float" office:value="-1393" calcext:value-type="float">
            <text:p>-1393</text:p>
          </table:table-cell>
          <table:table-cell office:value-type="float" office:value="-1407" calcext:value-type="float">
            <text:p>-1407</text:p>
          </table:table-cell>
          <table:table-cell office:value-type="float" office:value="-1425" calcext:value-type="float">
            <text:p>-1425</text:p>
          </table:table-cell>
          <table:table-cell office:value-type="float" office:value="-1441" calcext:value-type="float">
            <text:p>-1441</text:p>
          </table:table-cell>
          <table:table-cell office:value-type="float" office:value="-1450" calcext:value-type="float">
            <text:p>-1450</text:p>
          </table:table-cell>
          <table:table-cell table:number-columns-repeated="2" office:value-type="float" office:value="-1451" calcext:value-type="float">
            <text:p>-1451</text:p>
          </table:table-cell>
          <table:table-cell office:value-type="float" office:value="-1454" calcext:value-type="float">
            <text:p>-1454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5" calcext:value-type="float">
            <text:p>-1475</text:p>
          </table:table-cell>
          <table:table-cell office:value-type="float" office:value="-1489" calcext:value-type="float">
            <text:p>-1489</text:p>
          </table:table-cell>
          <table:table-cell office:value-type="float" office:value="-1504" calcext:value-type="float">
            <text:p>-1504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7" calcext:value-type="float">
            <text:p>-1537</text:p>
          </table:table-cell>
          <table:table-cell office:value-type="float" office:value="-1553" calcext:value-type="float">
            <text:p>-1553</text:p>
          </table:table-cell>
          <table:table-cell office:value-type="float" office:value="-1566" calcext:value-type="float">
            <text:p>-156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8" calcext:value-type="float">
            <text:p>-1598</text:p>
          </table:table-cell>
          <table:table-cell table:number-columns-repeated="6" office:value-type="float" office:value="-1603" calcext:value-type="float">
            <text:p>-1603</text:p>
          </table:table-cell>
          <table:table-cell office:value-type="float" office:value="-1597" calcext:value-type="float">
            <text:p>-1597</text:p>
          </table:table-cell>
          <table:table-cell office:value-type="float" office:value="-1583" calcext:value-type="float">
            <text:p>-1583</text:p>
          </table:table-cell>
          <table:table-cell office:value-type="float" office:value="-1565" calcext:value-type="float">
            <text:p>-1565</text:p>
          </table:table-cell>
          <table:table-cell office:value-type="float" office:value="-1548" calcext:value-type="float">
            <text:p>-1548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8" calcext:value-type="float">
            <text:p>-1538</text:p>
          </table:table-cell>
          <table:table-cell office:value-type="float" office:value="-1537" calcext:value-type="float">
            <text:p>-1537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6" calcext:value-type="float">
            <text:p>-1526</text:p>
          </table:table-cell>
          <table:table-cell office:value-type="float" office:value="-1511" calcext:value-type="float">
            <text:p>-1511</text:p>
          </table:table-cell>
          <table:table-cell office:value-type="float" office:value="-1492" calcext:value-type="float">
            <text:p>-1492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1" calcext:value-type="float">
            <text:p>-1461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7" calcext:value-type="float">
            <text:p>-1447</text:p>
          </table:table-cell>
          <table:table-cell office:value-type="float" office:value="-1434" calcext:value-type="float">
            <text:p>-1434</text:p>
          </table:table-cell>
          <table:table-cell office:value-type="float" office:value="-1422" calcext:value-type="float">
            <text:p>-1422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7" calcext:value-type="float">
            <text:p>-1407</text:p>
          </table:table-cell>
          <table:table-cell office:value-type="float" office:value="-1408" calcext:value-type="float">
            <text:p>-1408</text:p>
          </table:table-cell>
          <table:table-cell office:value-type="float" office:value="-1410" calcext:value-type="float">
            <text:p>-1410</text:p>
          </table:table-cell>
          <table:table-cell office:value-type="float" office:value="-1409" calcext:value-type="float">
            <text:p>-1409</text:p>
          </table:table-cell>
          <table:table-cell office:value-type="float" office:value="-1403" calcext:value-type="float">
            <text:p>-1403</text:p>
          </table:table-cell>
          <table:table-cell office:value-type="float" office:value="-1394" calcext:value-type="float">
            <text:p>-139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0" calcext:value-type="float">
            <text:p>-1380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4" calcext:value-type="float">
            <text:p>-1384</text:p>
          </table:table-cell>
          <table:table-cell office:value-type="float" office:value="-1386" calcext:value-type="float">
            <text:p>-1386</text:p>
          </table:table-cell>
          <table:table-cell office:value-type="float" office:value="-1396" calcext:value-type="float">
            <text:p>-1396</text:p>
          </table:table-cell>
          <table:table-cell office:value-type="float" office:value="-1413" calcext:value-type="float">
            <text:p>-1413</text:p>
          </table:table-cell>
          <table:table-cell office:value-type="float" office:value="-1431" calcext:value-type="float">
            <text:p>-1431</text:p>
          </table:table-cell>
          <table:table-cell office:value-type="float" office:value="-1444" calcext:value-type="float">
            <text:p>-1444</text:p>
          </table:table-cell>
          <table:table-cell office:value-type="float" office:value="-1452" calcext:value-type="float">
            <text:p>-1452</text:p>
          </table:table-cell>
          <table:table-cell table:number-columns-repeated="2" office:value-type="float" office:value="-1453" calcext:value-type="float">
            <text:p>-1453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6" calcext:value-type="float">
            <text:p>-1466</text:p>
          </table:table-cell>
          <table:table-cell office:value-type="float" office:value="-1480" calcext:value-type="float">
            <text:p>-1480</text:p>
          </table:table-cell>
          <table:table-cell office:value-type="float" office:value="-1495" calcext:value-type="float">
            <text:p>-1495</text:p>
          </table:table-cell>
          <table:table-cell office:value-type="float" office:value="-1508" calcext:value-type="float">
            <text:p>-1508</text:p>
          </table:table-cell>
          <table:table-cell office:value-type="float" office:value="-1517" calcext:value-type="float">
            <text:p>-1517</text:p>
          </table:table-cell>
          <table:table-cell office:value-type="float" office:value="-1523" calcext:value-type="float">
            <text:p>-1523</text:p>
          </table:table-cell>
          <table:table-cell office:value-type="float" office:value="-1530" calcext:value-type="float">
            <text:p>-1530</text:p>
          </table:table-cell>
          <table:table-cell office:value-type="float" office:value="-1541" calcext:value-type="float">
            <text:p>-1541</text:p>
          </table:table-cell>
          <table:table-cell office:value-type="float" office:value="-1556" calcext:value-type="float">
            <text:p>-1556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1" calcext:value-type="float">
            <text:p>-1591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-1604" calcext:value-type="float">
            <text:p>-1604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1" calcext:value-type="float">
            <text:p>-1601</text:p>
          </table:table-cell>
          <table:table-cell office:value-type="float" office:value="-1599" calcext:value-type="float">
            <text:p>-1599</text:p>
          </table:table-cell>
          <table:table-cell office:value-type="float" office:value="-1589" calcext:value-type="float">
            <text:p>-1589</text:p>
          </table:table-cell>
          <table:table-cell office:value-type="float" office:value="-1573" calcext:value-type="float">
            <text:p>-1573</text:p>
          </table:table-cell>
          <table:table-cell office:value-type="float" office:value="-1555" calcext:value-type="float">
            <text:p>-1555</text:p>
          </table:table-cell>
          <table:table-cell office:value-type="float" office:value="-1542" calcext:value-type="float">
            <text:p>-1542</text:p>
          </table:table-cell>
          <table:table-cell office:value-type="float" office:value="-1537" calcext:value-type="float">
            <text:p>-1537</text:p>
          </table:table-cell>
          <table:table-cell table:number-columns-repeated="2" office:value-type="float" office:value="-1538" calcext:value-type="float">
            <text:p>-1538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0" calcext:value-type="float">
            <text:p>-1520</text:p>
          </table:table-cell>
          <table:table-cell office:value-type="float" office:value="-1503" calcext:value-type="float">
            <text:p>-1503</text:p>
          </table:table-cell>
          <table:table-cell office:value-type="float" office:value="-1483" calcext:value-type="float">
            <text:p>-1483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9" calcext:value-type="float">
            <text:p>-145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41" calcext:value-type="float">
            <text:p>-1441</text:p>
          </table:table-cell>
          <table:table-cell office:value-type="float" office:value="-1428" calcext:value-type="float">
            <text:p>-1428</text:p>
          </table:table-cell>
          <table:table-cell office:value-type="float" office:value="-1417" calcext:value-type="float">
            <text:p>-1417</text:p>
          </table:table-cell>
          <table:table-cell office:value-type="float" office:value="-1410" calcext:value-type="float">
            <text:p>-1410</text:p>
          </table:table-cell>
          <table:table-cell office:value-type="float" office:value="-1408" calcext:value-type="float">
            <text:p>-1408</text:p>
          </table:table-cell>
          <table:table-cell table:number-columns-repeated="2" office:value-type="float" office:value="-1409" calcext:value-type="float">
            <text:p>-1409</text:p>
          </table:table-cell>
          <table:table-cell office:value-type="float" office:value="-1406" calcext:value-type="float">
            <text:p>-1406</text:p>
          </table:table-cell>
          <table:table-cell office:value-type="float" office:value="-1400" calcext:value-type="float">
            <text:p>-1400</text:p>
          </table:table-cell>
          <table:table-cell office:value-type="float" office:value="-1391" calcext:value-type="float">
            <text:p>-139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1" calcext:value-type="float">
            <text:p>-1381</text:p>
          </table:table-cell>
          <table:table-cell office:value-type="float" office:value="-1383" calcext:value-type="float">
            <text:p>-1383</text:p>
          </table:table-cell>
          <table:table-cell office:value-type="float" office:value="-1385" calcext:value-type="float">
            <text:p>-1385</text:p>
          </table:table-cell>
          <table:table-cell table:number-columns-repeated="2" office:value-type="float" office:value="-1384" calcext:value-type="float">
            <text:p>-1384</text:p>
          </table:table-cell>
          <table:table-cell office:value-type="float" office:value="-1390" calcext:value-type="float">
            <text:p>-1390</text:p>
          </table:table-cell>
          <table:table-cell office:value-type="float" office:value="-1404" calcext:value-type="float">
            <text:p>-1404</text:p>
          </table:table-cell>
          <table:table-cell office:value-type="float" office:value="-1422" calcext:value-type="float">
            <text:p>-1422</text:p>
          </table:table-cell>
          <table:table-cell office:value-type="float" office:value="-1438" calcext:value-type="float">
            <text:p>-1438</text:p>
          </table:table-cell>
          <table:table-cell office:value-type="float" office:value="-1448" calcext:value-type="float">
            <text:p>-1448</text:p>
          </table:table-cell>
          <table:table-cell office:value-type="float" office:value="-1451" calcext:value-type="float">
            <text:p>-1451</text:p>
          </table:table-cell>
          <table:table-cell office:value-type="float" office:value="-1453" calcext:value-type="float">
            <text:p>-1453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5" calcext:value-type="float">
            <text:p>-1475</text:p>
          </table:table-cell>
          <table:table-cell office:value-type="float" office:value="-1488" calcext:value-type="float">
            <text:p>-1488</text:p>
          </table:table-cell>
          <table:table-cell office:value-type="float" office:value="-1502" calcext:value-type="float">
            <text:p>-1502</text:p>
          </table:table-cell>
          <table:table-cell office:value-type="float" office:value="-1514" calcext:value-type="float">
            <text:p>-1514</text:p>
          </table:table-cell>
          <table:table-cell office:value-type="float" office:value="-1520" calcext:value-type="float">
            <text:p>-1520</text:p>
          </table:table-cell>
          <table:table-cell office:value-type="float" office:value="-1527" calcext:value-type="float">
            <text:p>-1527</text:p>
          </table:table-cell>
          <table:table-cell office:value-type="float" office:value="-1537" calcext:value-type="float">
            <text:p>-1537</text:p>
          </table:table-cell>
          <table:table-cell office:value-type="float" office:value="-1551" calcext:value-type="float">
            <text:p>-1551</text:p>
          </table:table-cell>
          <table:table-cell office:value-type="float" office:value="-1565" calcext:value-type="float">
            <text:p>-1565</text:p>
          </table:table-cell>
          <table:table-cell office:value-type="float" office:value="-1576" calcext:value-type="float">
            <text:p>-1576</text:p>
          </table:table-cell>
          <table:table-cell table:number-columns-repeated="2" office:value-type="float" office:value="-1580" calcext:value-type="float">
            <text:p>-158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4" calcext:value-type="float">
            <text:p>-1604</text:p>
          </table:table-cell>
          <table:table-cell table:number-columns-repeated="2" office:value-type="float" office:value="-1606" calcext:value-type="float">
            <text:p>-1606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5" calcext:value-type="float">
            <text:p>-1605</text:p>
          </table:table-cell>
          <table:table-cell office:value-type="float" office:value="-1599" calcext:value-type="float">
            <text:p>-159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67" calcext:value-type="float">
            <text:p>-1567</text:p>
          </table:table-cell>
          <table:table-cell office:value-type="float" office:value="-1551" calcext:value-type="float">
            <text:p>-1551</text:p>
          </table:table-cell>
          <table:table-cell table:number-columns-repeated="3" office:value-type="float" office:value="-1542" calcext:value-type="float">
            <text:p>-1542</text:p>
          </table:table-cell>
          <table:table-cell office:value-type="float" office:value="-1538" calcext:value-type="float">
            <text:p>-1538</text:p>
          </table:table-cell>
          <table:table-cell office:value-type="float" office:value="-1528" calcext:value-type="float">
            <text:p>-1528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5" calcext:value-type="float">
            <text:p>-1495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8" calcext:value-type="float">
            <text:p>-1458</text:p>
          </table:table-cell>
          <table:table-cell office:value-type="float" office:value="-1449" calcext:value-type="float">
            <text:p>-1449</text:p>
          </table:table-cell>
          <table:table-cell office:value-type="float" office:value="-1438" calcext:value-type="float">
            <text:p>-1438</text:p>
          </table:table-cell>
          <table:table-cell office:value-type="float" office:value="-1426" calcext:value-type="float">
            <text:p>-1426</text:p>
          </table:table-cell>
          <table:table-cell office:value-type="float" office:value="-1416" calcext:value-type="float">
            <text:p>-1416</text:p>
          </table:table-cell>
          <table:table-cell table:number-columns-repeated="2" office:value-type="float" office:value="-1411" calcext:value-type="float">
            <text:p>-1411</text:p>
          </table:table-cell>
          <table:table-cell office:value-type="float" office:value="-1413" calcext:value-type="float">
            <text:p>-1413</text:p>
          </table:table-cell>
          <table:table-cell office:value-type="float" office:value="-1412" calcext:value-type="float">
            <text:p>-1412</text:p>
          </table:table-cell>
          <table:table-cell office:value-type="float" office:value="-1406" calcext:value-type="float">
            <text:p>-1406</text:p>
          </table:table-cell>
          <table:table-cell office:value-type="float" office:value="-1398" calcext:value-type="float">
            <text:p>-1398</text:p>
          </table:table-cell>
          <table:table-cell office:value-type="float" office:value="-1390" calcext:value-type="float">
            <text:p>-1390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8" calcext:value-type="float">
            <text:p>-1388</text:p>
          </table:table-cell>
          <table:table-cell office:value-type="float" office:value="-1386" calcext:value-type="float">
            <text:p>-1386</text:p>
          </table:table-cell>
          <table:table-cell office:value-type="float" office:value="-1385" calcext:value-type="float">
            <text:p>-1385</text:p>
          </table:table-cell>
          <table:table-cell office:value-type="float" office:value="-1389" calcext:value-type="float">
            <text:p>-1389</text:p>
          </table:table-cell>
          <table:table-cell office:value-type="float" office:value="-1401" calcext:value-type="float">
            <text:p>-1401</text:p>
          </table:table-cell>
          <table:table-cell office:value-type="float" office:value="-1417" calcext:value-type="float">
            <text:p>-1417</text:p>
          </table:table-cell>
          <table:table-cell office:value-type="float" office:value="-1433" calcext:value-type="float">
            <text:p>-1433</text:p>
          </table:table-cell>
          <table:table-cell office:value-type="float" office:value="-1445" calcext:value-type="float">
            <text:p>-1445</text:p>
          </table:table-cell>
          <table:table-cell office:value-type="float" office:value="-1452" calcext:value-type="float">
            <text:p>-1452</text:p>
          </table:table-cell>
          <table:table-cell table:number-columns-repeated="2" office:value-type="float" office:value="-1455" calcext:value-type="float">
            <text:p>-1455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0" calcext:value-type="float">
            <text:p>-1470</text:p>
          </table:table-cell>
          <table:table-cell office:value-type="float" office:value="-1483" calcext:value-type="float">
            <text:p>-1483</text:p>
          </table:table-cell>
          <table:table-cell office:value-type="float" office:value="-1496" calcext:value-type="float">
            <text:p>-1496</text:p>
          </table:table-cell>
          <table:table-cell office:value-type="float" office:value="-1510" calcext:value-type="float">
            <text:p>-1510</text:p>
          </table:table-cell>
          <table:table-cell office:value-type="float" office:value="-1519" calcext:value-type="float">
            <text:p>-1519</text:p>
          </table:table-cell>
          <table:table-cell office:value-type="float" office:value="-1526" calcext:value-type="float">
            <text:p>-1526</text:p>
          </table:table-cell>
          <table:table-cell office:value-type="float" office:value="-1533" calcext:value-type="float">
            <text:p>-1533</text:p>
          </table:table-cell>
          <table:table-cell office:value-type="float" office:value="-1544" calcext:value-type="float">
            <text:p>-1544</text:p>
          </table:table-cell>
          <table:table-cell office:value-type="float" office:value="-1560" calcext:value-type="float">
            <text:p>-1560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7" calcext:value-type="float">
            <text:p>-1607</text:p>
          </table:table-cell>
          <table:table-cell table:number-columns-repeated="3" office:value-type="float" office:value="-1606" calcext:value-type="float">
            <text:p>-1606</text:p>
          </table:table-cell>
          <table:table-cell office:value-type="float" office:value="-1604" calcext:value-type="float">
            <text:p>-1604</text:p>
          </table:table-cell>
          <table:table-cell office:value-type="float" office:value="-1594" calcext:value-type="float">
            <text:p>-1594</text:p>
          </table:table-cell>
          <table:table-cell office:value-type="float" office:value="-1578" calcext:value-type="float">
            <text:p>-1578</text:p>
          </table:table-cell>
          <table:table-cell office:value-type="float" office:value="-1560" calcext:value-type="float">
            <text:p>-1560</text:p>
          </table:table-cell>
          <table:table-cell office:value-type="float" office:value="-1546" calcext:value-type="float">
            <text:p>-1546</text:p>
          </table:table-cell>
          <table:table-cell office:value-type="float" office:value="-1542" calcext:value-type="float">
            <text:p>-1542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9" calcext:value-type="float">
            <text:p>-1539</text:p>
          </table:table-cell>
          <table:table-cell office:value-type="float" office:value="-1534" calcext:value-type="float">
            <text:p>-1534</text:p>
          </table:table-cell>
          <table:table-cell office:value-type="float" office:value="-1523" calcext:value-type="float">
            <text:p>-1523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8" calcext:value-type="float">
            <text:p>-1488</text:p>
          </table:table-cell>
          <table:table-cell office:value-type="float" office:value="-1474" calcext:value-type="float">
            <text:p>-1474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6" calcext:value-type="float">
            <text:p>-1456</text:p>
          </table:table-cell>
          <table:table-cell office:value-type="float" office:value="-1445" calcext:value-type="float">
            <text:p>-1445</text:p>
          </table:table-cell>
          <table:table-cell office:value-type="float" office:value="-1432" calcext:value-type="float">
            <text:p>-1432</text:p>
          </table:table-cell>
          <table:table-cell office:value-type="float" office:value="-1420" calcext:value-type="float">
            <text:p>-1420</text:p>
          </table:table-cell>
          <table:table-cell office:value-type="float" office:value="-1413" calcext:value-type="float">
            <text:p>-1413</text:p>
          </table:table-cell>
          <table:table-cell office:value-type="float" office:value="-1411" calcext:value-type="float">
            <text:p>-1411</text:p>
          </table:table-cell>
          <table:table-cell table:number-columns-repeated="2" office:value-type="float" office:value="-1413" calcext:value-type="float">
            <text:p>-1413</text:p>
          </table:table-cell>
          <table:table-cell office:value-type="float" office:value="-1411" calcext:value-type="float">
            <text:p>-1411</text:p>
          </table:table-cell>
          <table:table-cell office:value-type="float" office:value="-1404" calcext:value-type="float">
            <text:p>-1404</text:p>
          </table:table-cell>
          <table:table-cell office:value-type="float" office:value="-1396" calcext:value-type="float">
            <text:p>-1396</text:p>
          </table:table-cell>
          <table:table-cell office:value-type="float" office:value="-1389" calcext:value-type="float">
            <text:p>-1389</text:p>
          </table:table-cell>
          <table:table-cell table:number-columns-repeated="2" office:value-type="float" office:value="-1386" calcext:value-type="float">
            <text:p>-1386</text:p>
          </table:table-cell>
          <table:table-cell table:number-columns-repeated="2" office:value-type="float" office:value="-1387" calcext:value-type="float">
            <text:p>-1387</text:p>
          </table:table-cell>
          <table:table-cell office:value-type="float" office:value="-1388" calcext:value-type="float">
            <text:p>-1388</text:p>
          </table:table-cell>
          <table:table-cell office:value-type="float" office:value="-1394" calcext:value-type="float">
            <text:p>-1394</text:p>
          </table:table-cell>
          <table:table-cell office:value-type="float" office:value="-1407" calcext:value-type="float">
            <text:p>-1407</text:p>
          </table:table-cell>
          <table:table-cell office:value-type="float" office:value="-1425" calcext:value-type="float">
            <text:p>-1425</text:p>
          </table:table-cell>
          <table:table-cell office:value-type="float" office:value="-1441" calcext:value-type="float">
            <text:p>-1441</text:p>
          </table:table-cell>
          <table:table-cell office:value-type="float" office:value="-1452" calcext:value-type="float">
            <text:p>-1452</text:p>
          </table:table-cell>
          <table:table-cell table:number-columns-repeated="2" office:value-type="float" office:value="-1457" calcext:value-type="float">
            <text:p>-1457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59" calcext:value-type="float">
            <text:p>-1459</text:p>
          </table:table-cell>
          <table:table-cell office:value-type="float" office:value="0" calcext:value-type="float">
            <text:p>0</text:p>
          </table:table-cell>
          <table:table-cell office:value-type="float" office:value="-477006" calcext:value-type="float">
            <text:p>-477006</text:p>
          </table:table-cell>
          <table:table-cell office:value-type="float" office:value="0" calcext:value-type="float">
            <text:p>0</text:p>
          </table:table-cell>
          <table:table-cell office:value-type="float" office:value="477006" calcext:value-type="float">
            <text:p>477006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66" calcext:value-type="float">
            <text:p>-1466</text:p>
          </table:table-cell>
          <table:table-cell office:value-type="float" office:value="100" calcext:value-type="float">
            <text:p>100</text:p>
          </table:table-cell>
          <table:table-cell office:value-type="float" office:value="-2531.54394" calcext:value-type="float">
            <text:p>-2531.54394</text:p>
          </table:table-cell>
          <table:table-cell office:value-type="float" office:value="937.28082" calcext:value-type="float">
            <text:p>937.28082</text:p>
          </table:table-cell>
          <table:table-cell office:value-type="float" office:value="2699.48339" calcext:value-type="float">
            <text:p>2699.48339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76" calcext:value-type="float">
            <text:p>-1476</text:p>
          </table:table-cell>
          <table:table-cell office:value-type="float" office:value="200" calcext:value-type="float">
            <text:p>200</text:p>
          </table:table-cell>
          <table:table-cell office:value-type="float" office:value="519.02954" calcext:value-type="float">
            <text:p>519.02954</text:p>
          </table:table-cell>
          <table:table-cell office:value-type="float" office:value="1851.9458" calcext:value-type="float">
            <text:p>1851.9458</text:p>
          </table:table-cell>
          <table:table-cell office:value-type="float" office:value="1923.30297" calcext:value-type="float">
            <text:p>1923.30297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90" calcext:value-type="float">
            <text:p>-1490</text:p>
          </table:table-cell>
          <table:table-cell office:value-type="float" office:value="300" calcext:value-type="float">
            <text:p>300</text:p>
          </table:table-cell>
          <table:table-cell office:value-type="float" office:value="-2251.79907" calcext:value-type="float">
            <text:p>-2251.79907</text:p>
          </table:table-cell>
          <table:table-cell office:value-type="float" office:value="-563.34277" calcext:value-type="float">
            <text:p>-563.34277</text:p>
          </table:table-cell>
          <table:table-cell office:value-type="float" office:value="2321.19653" calcext:value-type="float">
            <text:p>2321.19653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04" calcext:value-type="float">
            <text:p>-1504</text:p>
          </table:table-cell>
          <table:table-cell office:value-type="float" office:value="400" calcext:value-type="float">
            <text:p>400</text:p>
          </table:table-cell>
          <table:table-cell office:value-type="float" office:value="-2763.98535" calcext:value-type="float">
            <text:p>-2763.98535</text:p>
          </table:table-cell>
          <table:table-cell office:value-type="float" office:value="7180.625" calcext:value-type="float">
            <text:p>7180.625</text:p>
          </table:table-cell>
          <table:table-cell office:value-type="float" office:value="7694.21826" calcext:value-type="float">
            <text:p>7694.21826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16" calcext:value-type="float">
            <text:p>-1516</text:p>
          </table:table-cell>
          <table:table-cell office:value-type="float" office:value="500" calcext:value-type="float">
            <text:p>500</text:p>
          </table:table-cell>
          <table:table-cell office:value-type="float" office:value="-7579.33203" calcext:value-type="float">
            <text:p>-7579.33203</text:p>
          </table:table-cell>
          <table:table-cell office:value-type="float" office:value="7731.08886" calcext:value-type="float">
            <text:p>7731.08886</text:p>
          </table:table-cell>
          <table:table-cell office:value-type="float" office:value="10826.63378" calcext:value-type="float">
            <text:p>10826.63378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24" calcext:value-type="float">
            <text:p>-1524</text:p>
          </table:table-cell>
          <table:table-cell office:value-type="float" office:value="600" calcext:value-type="float">
            <text:p>600</text:p>
          </table:table-cell>
          <table:table-cell office:value-type="float" office:value="5730.60742" calcext:value-type="float">
            <text:p>5730.60742</text:p>
          </table:table-cell>
          <table:table-cell office:value-type="float" office:value="-6082.47558" calcext:value-type="float">
            <text:p>-6082.47558</text:p>
          </table:table-cell>
          <table:table-cell office:value-type="float" office:value="8356.81542" calcext:value-type="float">
            <text:p>8356.81542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30" calcext:value-type="float">
            <text:p>-1530</text:p>
          </table:table-cell>
          <table:table-cell office:value-type="float" office:value="700" calcext:value-type="float">
            <text:p>700</text:p>
          </table:table-cell>
          <table:table-cell office:value-type="float" office:value="-720.41503" calcext:value-type="float">
            <text:p>-720.41503</text:p>
          </table:table-cell>
          <table:table-cell office:value-type="float" office:value="-1870.33557" calcext:value-type="float">
            <text:p>-1870.33557</text:p>
          </table:table-cell>
          <table:table-cell office:value-type="float" office:value="2004.28369" calcext:value-type="float">
            <text:p>2004.28369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40" calcext:value-type="float">
            <text:p>-154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52" calcext:value-type="float">
            <text:p>-1552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565" calcext:value-type="float">
            <text:p>-1565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76" calcext:value-type="float">
            <text:p>-1576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83" calcext:value-type="float">
            <text:p>-1583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84" calcext:value-type="float">
            <text:p>-1584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82" calcext:value-type="float">
            <text:p>-1582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81" calcext:value-type="float">
            <text:p>-1581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84" calcext:value-type="float">
            <text:p>-158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90" calcext:value-type="float">
            <text:p>-1590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99" calcext:value-type="float">
            <text:p>-1599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05" calcext:value-type="float">
            <text:p>-1605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08" calcext:value-type="float">
            <text:p>-160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08" calcext:value-type="float">
            <text:p>-1608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08" calcext:value-type="float">
            <text:p>-1608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09" calcext:value-type="float">
            <text:p>-1609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07" calcext:value-type="float">
            <text:p>-1607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01" calcext:value-type="float">
            <text:p>-1601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87" calcext:value-type="float">
            <text:p>-1587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70" calcext:value-type="float">
            <text:p>-1570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54" calcext:value-type="float">
            <text:p>-1554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547" calcext:value-type="float">
            <text:p>-1547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45" calcext:value-type="float">
            <text:p>-1545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44" calcext:value-type="float">
            <text:p>-1544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540" calcext:value-type="float">
            <text:p>-154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29" calcext:value-type="float">
            <text:p>-1529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16" calcext:value-type="float">
            <text:p>-1516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00" calcext:value-type="float">
            <text:p>-1500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483" calcext:value-type="float">
            <text:p>-1483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471" calcext:value-type="float">
            <text:p>-1471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467" calcext:value-type="float">
            <text:p>-1467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63" calcext:value-type="float">
            <text:p>-1463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454" calcext:value-type="float">
            <text:p>-1454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441" calcext:value-type="float">
            <text:p>-1441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429" calcext:value-type="float">
            <text:p>-1429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19" calcext:value-type="float">
            <text:p>-1419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15" calcext:value-type="float">
            <text:p>-1415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16" calcext:value-type="float">
            <text:p>-1416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417" calcext:value-type="float">
            <text:p>-1417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415" calcext:value-type="float">
            <text:p>-1415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10" calcext:value-type="float">
            <text:p>-141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01" calcext:value-type="float">
            <text:p>-1401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393" calcext:value-type="float">
            <text:p>-1393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388" calcext:value-type="float">
            <text:p>-1388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388" calcext:value-type="float">
            <text:p>-1388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390" calcext:value-type="float">
            <text:p>-1390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392" calcext:value-type="float">
            <text:p>-1392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391" calcext:value-type="float">
            <text:p>-1391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393" calcext:value-type="float">
            <text:p>-1393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01" calcext:value-type="float">
            <text:p>-140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417" calcext:value-type="float">
            <text:p>-1417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435" calcext:value-type="float">
            <text:p>-1435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49" calcext:value-type="float">
            <text:p>-1449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56" calcext:value-type="float">
            <text:p>-1456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458" calcext:value-type="float">
            <text:p>-1458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59" calcext:value-type="float">
            <text:p>-1459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63" calcext:value-type="float">
            <text:p>-1463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472" calcext:value-type="float">
            <text:p>-1472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486" calcext:value-type="float">
            <text:p>-1486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00" calcext:value-type="float">
            <text:p>-1500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14" calcext:value-type="float">
            <text:p>-1514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23" calcext:value-type="float">
            <text:p>-1523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28" calcext:value-type="float">
            <text:p>-152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35" calcext:value-type="float">
            <text:p>-1535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47" calcext:value-type="float">
            <text:p>-154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61" calcext:value-type="float">
            <text:p>-1561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74" calcext:value-type="float">
            <text:p>-1574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84" calcext:value-type="float">
            <text:p>-1584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87" calcext:value-type="float">
            <text:p>-1587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584" calcext:value-type="float">
            <text:p>-1584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582" calcext:value-type="float">
            <text:p>-1582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584" calcext:value-type="float">
            <text:p>-1584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590" calcext:value-type="float">
            <text:p>-159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599" calcext:value-type="float">
            <text:p>-1599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607" calcext:value-type="float">
            <text:p>-1607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10" calcext:value-type="float">
            <text:p>-161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10" calcext:value-type="float">
            <text:p>-161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11" calcext:value-type="float">
            <text:p>-1611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611" calcext:value-type="float">
            <text:p>-1611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10" calcext:value-type="float">
            <text:p>-1610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607" calcext:value-type="float">
            <text:p>-1607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598" calcext:value-type="float">
            <text:p>-1598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582" calcext:value-type="float">
            <text:p>-1582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566" calcext:value-type="float">
            <text:p>-1566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553" calcext:value-type="float">
            <text:p>-1553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547" calcext:value-type="float">
            <text:p>-1547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547" calcext:value-type="float">
            <text:p>-1547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45" calcext:value-type="float">
            <text:p>-1545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539" calcext:value-type="float">
            <text:p>-1539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528" calcext:value-type="float">
            <text:p>-1528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512" calcext:value-type="float">
            <text:p>-1512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95" calcext:value-type="float">
            <text:p>-1495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79" calcext:value-type="float">
            <text:p>-1479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71" calcext:value-type="float">
            <text:p>-1471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67" calcext:value-type="float">
            <text:p>-1467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460" calcext:value-type="float">
            <text:p>-1460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449" calcext:value-type="float">
            <text:p>-1449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436" calcext:value-type="float">
            <text:p>-1436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424" calcext:value-type="float">
            <text:p>-1424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416" calcext:value-type="float">
            <text:p>-1416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415" calcext:value-type="float">
            <text:p>-1415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418" calcext:value-type="float">
            <text:p>-1418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419" calcext:value-type="float">
            <text:p>-1419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416" calcext:value-type="float">
            <text:p>-1416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408" calcext:value-type="float">
            <text:p>-1408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400" calcext:value-type="float">
            <text:p>-1400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392" calcext:value-type="float">
            <text:p>-1392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388" calcext:value-type="float">
            <text:p>-1388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389" calcext:value-type="float">
            <text:p>-1389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392" calcext:value-type="float">
            <text:p>-1392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393" calcext:value-type="float">
            <text:p>-1393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393" calcext:value-type="float">
            <text:p>-1393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398" calcext:value-type="float">
            <text:p>-1398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411" calcext:value-type="float">
            <text:p>-1411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427" calcext:value-type="float">
            <text:p>-1427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443" calcext:value-type="float">
            <text:p>-1443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454" calcext:value-type="float">
            <text:p>-1454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459" calcext:value-type="float">
            <text:p>-1459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460" calcext:value-type="float">
            <text:p>-1460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61" calcext:value-type="float">
            <text:p>-1461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468" calcext:value-type="float">
            <text:p>-1468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479" calcext:value-type="float">
            <text:p>-1479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493" calcext:value-type="float">
            <text:p>-1493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509" calcext:value-type="float">
            <text:p>-1509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521" calcext:value-type="float">
            <text:p>-1521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29" calcext:value-type="float">
            <text:p>-1529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533" calcext:value-type="float">
            <text:p>-1533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41" calcext:value-type="float">
            <text:p>-1541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554" calcext:value-type="float">
            <text:p>-1554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70" calcext:value-type="float">
            <text:p>-1570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583" calcext:value-type="float">
            <text:p>-1583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88" calcext:value-type="float">
            <text:p>-1588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586" calcext:value-type="float">
            <text:p>-1586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83" calcext:value-type="float">
            <text:p>-1583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583" calcext:value-type="float">
            <text:p>-1583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22" calcext:value-type="float">
            <text:p>-1522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509" calcext:value-type="float">
            <text:p>-1509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493" calcext:value-type="float">
            <text:p>-1493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476" calcext:value-type="float">
            <text:p>-1476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463" calcext:value-type="float">
            <text:p>-1463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456" calcext:value-type="float">
            <text:p>-1456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452" calcext:value-type="float">
            <text:p>-1452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445" calcext:value-type="float">
            <text:p>-1445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435" calcext:value-type="float">
            <text:p>-1435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21" calcext:value-type="float">
            <text:p>-142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08" calcext:value-type="float">
            <text:p>-1408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01" calcext:value-type="float">
            <text:p>-1401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99" calcext:value-type="float">
            <text:p>-1399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00" calcext:value-type="float">
            <text:p>-1400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400" calcext:value-type="float">
            <text:p>-1400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96" calcext:value-type="float">
            <text:p>-1396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90" calcext:value-type="float">
            <text:p>-1390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382" calcext:value-type="float">
            <text:p>-1382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375" calcext:value-type="float">
            <text:p>-1375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372" calcext:value-type="float">
            <text:p>-1372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373" calcext:value-type="float">
            <text:p>-1373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374" calcext:value-type="float">
            <text:p>-1374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373" calcext:value-type="float">
            <text:p>-1373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373" calcext:value-type="float">
            <text:p>-1373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378" calcext:value-type="float">
            <text:p>-1378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391" calcext:value-type="float">
            <text:p>-1391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408" calcext:value-type="float">
            <text:p>-1408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424" calcext:value-type="float">
            <text:p>-1424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36" calcext:value-type="float">
            <text:p>-1436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442" calcext:value-type="float">
            <text:p>-1442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43" calcext:value-type="float">
            <text:p>-1443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444" calcext:value-type="float">
            <text:p>-1444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50" calcext:value-type="float">
            <text:p>-1450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461" calcext:value-type="float">
            <text:p>-1461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74" calcext:value-type="float">
            <text:p>-1474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489" calcext:value-type="float">
            <text:p>-1489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02" calcext:value-type="float">
            <text:p>-1502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10" calcext:value-type="float">
            <text:p>-151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16" calcext:value-type="float">
            <text:p>-1516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525" calcext:value-type="float">
            <text:p>-1525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36" calcext:value-type="float">
            <text:p>-1536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51" calcext:value-type="float">
            <text:p>-1551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63" calcext:value-type="float">
            <text:p>-1563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69" calcext:value-type="float">
            <text:p>-1569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72" calcext:value-type="float">
            <text:p>-1572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570" calcext:value-type="float">
            <text:p>-1570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67" calcext:value-type="float">
            <text:p>-1567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69" calcext:value-type="float">
            <text:p>-1569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77" calcext:value-type="float">
            <text:p>-1577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587" calcext:value-type="float">
            <text:p>-1587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94" calcext:value-type="float">
            <text:p>-1594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596" calcext:value-type="float">
            <text:p>-1596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96" calcext:value-type="float">
            <text:p>-1596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95" calcext:value-type="float">
            <text:p>-1595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95" calcext:value-type="float">
            <text:p>-1595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95" calcext:value-type="float">
            <text:p>-1595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91" calcext:value-type="float">
            <text:p>-1591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80" calcext:value-type="float">
            <text:p>-158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565" calcext:value-type="float">
            <text:p>-1565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548" calcext:value-type="float">
            <text:p>-1548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536" calcext:value-type="float">
            <text:p>-1536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532" calcext:value-type="float">
            <text:p>-1532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532" calcext:value-type="float">
            <text:p>-1532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529" calcext:value-type="float">
            <text:p>-1529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520" calcext:value-type="float">
            <text:p>-1520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506" calcext:value-type="float">
            <text:p>-1506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89" calcext:value-type="float">
            <text:p>-1489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72" calcext:value-type="float">
            <text:p>-1472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461" calcext:value-type="float">
            <text:p>-1461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456" calcext:value-type="float">
            <text:p>-1456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51" calcext:value-type="float">
            <text:p>-1451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445" calcext:value-type="float">
            <text:p>-1445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33" calcext:value-type="float">
            <text:p>-1433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420" calcext:value-type="float">
            <text:p>-1420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09" calcext:value-type="float">
            <text:p>-1409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403" calcext:value-type="float">
            <text:p>-1403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401" calcext:value-type="float">
            <text:p>-1401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02" calcext:value-type="float">
            <text:p>-1402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03" calcext:value-type="float">
            <text:p>-1403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398" calcext:value-type="float">
            <text:p>-1398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390" calcext:value-type="float">
            <text:p>-1390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383" calcext:value-type="float">
            <text:p>-1383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377" calcext:value-type="float">
            <text:p>-1377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375" calcext:value-type="float">
            <text:p>-1375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376" calcext:value-type="float">
            <text:p>-1376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377" calcext:value-type="float">
            <text:p>-1377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377" calcext:value-type="float">
            <text:p>-1377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379" calcext:value-type="float">
            <text:p>-1379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386" calcext:value-type="float">
            <text:p>-1386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402" calcext:value-type="float">
            <text:p>-1402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420" calcext:value-type="float">
            <text:p>-1420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434" calcext:value-type="float">
            <text:p>-1434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443" calcext:value-type="float">
            <text:p>-1443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446" calcext:value-type="float">
            <text:p>-1446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448" calcext:value-type="float">
            <text:p>-1448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451" calcext:value-type="float">
            <text:p>-1451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459" calcext:value-type="float">
            <text:p>-1459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470" calcext:value-type="float">
            <text:p>-1470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484" calcext:value-type="float">
            <text:p>-1484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499" calcext:value-type="float">
            <text:p>-1499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09" calcext:value-type="float">
            <text:p>-1509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16" calcext:value-type="float">
            <text:p>-1516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22" calcext:value-type="float">
            <text:p>-1522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32" calcext:value-type="float">
            <text:p>-1532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47" calcext:value-type="float">
            <text:p>-1547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60" calcext:value-type="float">
            <text:p>-1560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70" calcext:value-type="float">
            <text:p>-1570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576" calcext:value-type="float">
            <text:p>-1576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75" calcext:value-type="float">
            <text:p>-1575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570" calcext:value-type="float">
            <text:p>-1570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569" calcext:value-type="float">
            <text:p>-1569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574" calcext:value-type="float">
            <text:p>-1574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83" calcext:value-type="float">
            <text:p>-1583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593" calcext:value-type="float">
            <text:p>-1593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99" calcext:value-type="float">
            <text:p>-1599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600" calcext:value-type="float">
            <text:p>-1600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98" calcext:value-type="float">
            <text:p>-1598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597" calcext:value-type="float">
            <text:p>-1597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96" calcext:value-type="float">
            <text:p>-1596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595" calcext:value-type="float">
            <text:p>-1595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88" calcext:value-type="float">
            <text:p>-1588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574" calcext:value-type="float">
            <text:p>-1574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57" calcext:value-type="float">
            <text:p>-1557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542" calcext:value-type="float">
            <text:p>-1542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534" calcext:value-type="float">
            <text:p>-1534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533" calcext:value-type="float">
            <text:p>-1533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533" calcext:value-type="float">
            <text:p>-1533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528" calcext:value-type="float">
            <text:p>-1528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518" calcext:value-type="float">
            <text:p>-1518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501" calcext:value-type="float">
            <text:p>-1501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82" calcext:value-type="float">
            <text:p>-1482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67" calcext:value-type="float">
            <text:p>-1467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460" calcext:value-type="float">
            <text:p>-1460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455" calcext:value-type="float">
            <text:p>-1455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449" calcext:value-type="float">
            <text:p>-1449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440" calcext:value-type="float">
            <text:p>-1440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429" calcext:value-type="float">
            <text:p>-1429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15" calcext:value-type="float">
            <text:p>-1415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5" calcext:value-type="float">
            <text:p>-1405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02" calcext:value-type="float">
            <text:p>-1402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04" calcext:value-type="float">
            <text:p>-1404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05" calcext:value-type="float">
            <text:p>-1405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03" calcext:value-type="float">
            <text:p>-1403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397" calcext:value-type="float">
            <text:p>-1397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389" calcext:value-type="float">
            <text:p>-1389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381" calcext:value-type="float">
            <text:p>-1381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375" calcext:value-type="float">
            <text:p>-1375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375" calcext:value-type="float">
            <text:p>-1375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377" calcext:value-type="float">
            <text:p>-1377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380" calcext:value-type="float">
            <text:p>-1380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381" calcext:value-type="float">
            <text:p>-1381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384" calcext:value-type="float">
            <text:p>-1384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395" calcext:value-type="float">
            <text:p>-1395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10" calcext:value-type="float">
            <text:p>-141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28" calcext:value-type="float">
            <text:p>-1428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40" calcext:value-type="float">
            <text:p>-1440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5" calcext:value-type="float">
            <text:p>-1445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447" calcext:value-type="float">
            <text:p>-1447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450" calcext:value-type="float">
            <text:p>-1450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454" calcext:value-type="float">
            <text:p>-1454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463" calcext:value-type="float">
            <text:p>-1463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477" calcext:value-type="float">
            <text:p>-1477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491" calcext:value-type="float">
            <text:p>-1491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04" calcext:value-type="float">
            <text:p>-1504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14" calcext:value-type="float">
            <text:p>-1514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21" calcext:value-type="float">
            <text:p>-1521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29" calcext:value-type="float">
            <text:p>-1529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39" calcext:value-type="float">
            <text:p>-1539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2" calcext:value-type="float">
            <text:p>-1552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4" calcext:value-type="float">
            <text:p>-1564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72" calcext:value-type="float">
            <text:p>-1572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5" calcext:value-type="float">
            <text:p>-1575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2" calcext:value-type="float">
            <text:p>-1572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70" calcext:value-type="float">
            <text:p>-1570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72" calcext:value-type="float">
            <text:p>-1572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79" calcext:value-type="float">
            <text:p>-1579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89" calcext:value-type="float">
            <text:p>-1589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Serialized FFT Output Start</text:p>
          </table:table-cell>
          <table:table-cell table:number-columns-repeated="999"/>
        </table:table-row>
        <table:table-row table:style-name="ro1">
          <table:table-cell office:value-type="float" office:value="477006" calcext:value-type="float">
            <text:p>477006</text:p>
          </table:table-cell>
          <table:table-cell office:value-type="float" office:value="2699.48339" calcext:value-type="float">
            <text:p>2699.48339</text:p>
          </table:table-cell>
          <table:table-cell office:value-type="float" office:value="1923.30297" calcext:value-type="float">
            <text:p>1923.30297</text:p>
          </table:table-cell>
          <table:table-cell office:value-type="float" office:value="2321.19653" calcext:value-type="float">
            <text:p>2321.19653</text:p>
          </table:table-cell>
          <table:table-cell office:value-type="float" office:value="7694.21826" calcext:value-type="float">
            <text:p>7694.21826</text:p>
          </table:table-cell>
          <table:table-cell office:value-type="float" office:value="10826.63378" calcext:value-type="float">
            <text:p>10826.63378</text:p>
          </table:table-cell>
          <table:table-cell office:value-type="float" office:value="8356.81542" calcext:value-type="float">
            <text:p>8356.81542</text:p>
          </table:table-cell>
          <table:table-cell office:value-type="float" office:value="2004.28369" calcext:value-type="float">
            <text:p>2004.2836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rialized FFT Output End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Recording starting in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<text:s/>0Sleep 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ycle 3 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8:37:21.632328872</dc:date>
    <meta:editing-duration>PT5M24S</meta:editing-duration>
    <meta:editing-cycles>1</meta:editing-cycles>
    <meta:document-statistic meta:table-count="1" meta:cell-count="14867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legend chart:legend-position="end" svg:x="13.151cm" svg:y="4.203cm" style:legend-expansion="high" chart:style-name="ch2"/>
        <chart:plot-area chart:style-name="ch3" table:cell-range-address="660hz__DFT_output_record1s_all_ftRange800hz_step100.A1022:660hz__DFT_output_record1s_all_ftRange800hz_step100.B1341" svg:x="0.32cm" svg:y="0.18cm" svg:width="12.511cm" svg:height="8.645cm">
          <chartooo:coordinate-region svg:x="1.418cm" svg:y="0.379cm" svg:width="11.13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_DFT_output_record1s_all_ftRange800hz_step100.B1022:660hz__DFT_output_record1s_all_ftRange800hz_step100.B1341" chart:class="chart:scatter">
            <chart:domain table:cell-range-address="660hz__DFT_output_record1s_all_ftRange800hz_step100.A1022:660hz__DFT_output_record1s_all_ftRange800hz_step100.A1341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_DFT_output_record1s_all_ftRange800hz_step100.A1022:660hz__DFT_output_record1s_all_ftRange800hz_step100.A1341</svg:desc>
                </draw:g>
              </table:table-cell>
              <table:table-cell office:value-type="float" office:value="-1599">
                <text:p>-1599</text:p>
                <draw:g>
                  <svg:desc>660hz__DFT_output_record1s_all_ftRange800hz_step100.B1022:660hz__DFT_output_record1s_all_ftRange800hz_step100.B1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447">
                <text:p>-1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379">
                <text:p>-1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89">
                <text:p>-1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409">
                <text:p>-14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413">
                <text:p>-1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432">
                <text:p>-14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389">
                <text:p>-13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369">
                <text:p>-1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379">
                <text:p>-13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414">
                <text:p>-14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435">
                <text:p>-1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3.176cm" svg:y="4.203cm" style:legend-expansion="high" chart:style-name="ch2"/>
        <chart:plot-area chart:style-name="ch3" table:cell-range-address="660hz__DFT_output_record1s_all_ftRange800hz_step100.C1022:660hz__DFT_output_record1s_all_ftRange800hz_step100.C1029 660hz__DFT_output_record1s_all_ftRange800hz_step100.F1022:660hz__DFT_output_record1s_all_ftRange800hz_step100.F1029" svg:x="0.32cm" svg:y="0.18cm" svg:width="12.536cm" svg:height="8.645cm">
          <chartooo:coordinate-region svg:x="1.312cm" svg:y="0.38cm" svg:width="11.07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_DFT_output_record1s_all_ftRange800hz_step100.F1022:660hz__DFT_output_record1s_all_ftRange800hz_step100.F1029" chart:class="chart:scatter">
            <chart:domain table:cell-range-address="660hz__DFT_output_record1s_all_ftRange800hz_step100.C1022:660hz__DFT_output_record1s_all_ftRange800hz_step100.C102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_DFT_output_record1s_all_ftRange800hz_step100.C1022:660hz__DFT_output_record1s_all_ftRange800hz_step100.C1029</svg:desc>
                </draw:g>
              </table:table-cell>
              <table:table-cell office:value-type="float" office:value="0">
                <text:p>0</text:p>
                <draw:g>
                  <svg:desc>660hz__DFT_output_record1s_all_ftRange800hz_step100.F1022:660hz__DFT_output_record1s_all_ftRange800hz_step100.F10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5.23254">
                <text:p>985.23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766.54199">
                <text:p>2766.54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703.48461">
                <text:p>703.48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814.55908">
                <text:p>7814.5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346.59277">
                <text:p>10346.59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722.76855">
                <text:p>8722.76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955.02386">
                <text:p>955.02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legend chart:legend-position="end" svg:x="13.151cm" svg:y="4.204cm" style:legend-expansion="high" chart:style-name="ch2"/>
        <chart:plot-area chart:style-name="ch3" table:cell-range-address="660hz__DFT_output_record1s_all_ftRange800hz_step100.A2364:660hz__DFT_output_record1s_all_ftRange800hz_step100.B2683" svg:x="0.32cm" svg:y="0.18cm" svg:width="12.511cm" svg:height="8.646cm">
          <chartooo:coordinate-region svg:x="1.418cm" svg:y="0.379cm" svg:width="11.13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_DFT_output_record1s_all_ftRange800hz_step100.B2364:660hz__DFT_output_record1s_all_ftRange800hz_step100.B2683" chart:class="chart:scatter">
            <chart:domain table:cell-range-address="660hz__DFT_output_record1s_all_ftRange800hz_step100.A2364:660hz__DFT_output_record1s_all_ftRange800hz_step100.A2683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_DFT_output_record1s_all_ftRange800hz_step100.A2364:660hz__DFT_output_record1s_all_ftRange800hz_step100.A2683</svg:desc>
                </draw:g>
              </table:table-cell>
              <table:table-cell office:value-type="float" office:value="-1578">
                <text:p>-1578</text:p>
                <draw:g>
                  <svg:desc>660hz__DFT_output_record1s_all_ftRange800hz_step100.B2364:660hz__DFT_output_record1s_all_ftRange800hz_step100.B26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433">
                <text:p>-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412">
                <text:p>-1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09">
                <text:p>-1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391">
                <text:p>-1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412">
                <text:p>-1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413">
                <text:p>-1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413">
                <text:p>-1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385">
                <text:p>-1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389">
                <text:p>-1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412">
                <text:p>-14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369">
                <text:p>-13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371">
                <text:p>-13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396">
                <text:p>-13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47">
                <text:p>-14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417">
                <text:p>-14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407">
                <text:p>-14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401">
                <text:p>-14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401">
                <text:p>-14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89">
                <text:p>-13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33">
                <text:p>-1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legend chart:legend-position="end" svg:x="13.177cm" svg:y="4.204cm" style:legend-expansion="high" chart:style-name="ch2"/>
        <chart:plot-area chart:style-name="ch3" table:cell-range-address="660hz__DFT_output_record1s_all_ftRange800hz_step100.C2364:660hz__DFT_output_record1s_all_ftRange800hz_step100.C2371 660hz__DFT_output_record1s_all_ftRange800hz_step100.F2364:660hz__DFT_output_record1s_all_ftRange800hz_step100.F2371" svg:x="0.32cm" svg:y="0.18cm" svg:width="12.537cm" svg:height="8.646cm">
          <chartooo:coordinate-region svg:x="1.312cm" svg:y="0.379cm" svg:width="11.0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_DFT_output_record1s_all_ftRange800hz_step100.F2364:660hz__DFT_output_record1s_all_ftRange800hz_step100.F2371" chart:class="chart:scatter">
            <chart:domain table:cell-range-address="660hz__DFT_output_record1s_all_ftRange800hz_step100.C2364:660hz__DFT_output_record1s_all_ftRange800hz_step100.C237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_DFT_output_record1s_all_ftRange800hz_step100.C2364:660hz__DFT_output_record1s_all_ftRange800hz_step100.C2371</svg:desc>
                </draw:g>
              </table:table-cell>
              <table:table-cell office:value-type="float" office:value="0">
                <text:p>0</text:p>
                <draw:g>
                  <svg:desc>660hz__DFT_output_record1s_all_ftRange800hz_step100.F2364:660hz__DFT_output_record1s_all_ftRange800hz_step100.F2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51.24218">
                <text:p>2051.24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13.07568">
                <text:p>2313.07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837.67907">
                <text:p>1837.67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684.56445">
                <text:p>7684.56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1934.53613">
                <text:p>11934.53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582.49023">
                <text:p>8582.49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333.75268">
                <text:p>1333.75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